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6.813cm" svg:height="21.488cm" svg:x="22.589cm" svg:y="0.518cm">
            <draw:object draw:notify-on-update-of-ranges="Feuille1.A2:Feuille1.A301 Feuille1.F1:Feuille1.F1 Feuille1.F2:Feuille1.F301 Feuille1.G1:Feuille1.G1 Feuille1.G2:Feuille1.G301 Feuille1.H1:Feuille1.H1 Feuille1.H2:Feuille1.H301 Feuille1.I1:Feuille1.I1 Feuille1.I2:Feuille1.I3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  <table:table-cell table:number-columns-repeated="2" office:value-type="string" calcext:value-type="string">
            <text:p>val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4" calcext:value-type="float">
            <text:p>-184</text:p>
          </table:table-cell>
          <table:table-cell office:value-type="float" office:value="-1122" calcext:value-type="float">
            <text:p>-1122</text:p>
          </table:table-cell>
          <table:table-cell office:value-type="float" office:value="-597" calcext:value-type="float">
            <text:p>-597</text:p>
          </table:table-cell>
          <table:table-cell office:value-type="float" office:value="-622" calcext:value-type="float">
            <text:p>-622</text:p>
          </table:table-cell>
          <table:table-cell office:value-type="float" office:value="-583" calcext:value-type="float">
            <text:p>-583</text:p>
          </table:table-cell>
          <table:table-cell table:style-name="ce2" office:value-type="float" office:value="-294" calcext:value-type="float">
            <text:p>-294</text:p>
          </table:table-cell>
          <table:table-cell table:style-name="ce2" table:formula="of:=INT([.G2]*0.01)" office:value-type="float" office:value="-3" calcext:value-type="float">
            <text:p>-3</text:p>
          </table:table-cell>
          <table:table-cell table:formula="of:=SUM([.F2:.F6])/5" office:value-type="float" office:value="-602.4" calcext:value-type="float">
            <text:p>-602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6" calcext:value-type="float">
            <text:p>-156</text:p>
          </table:table-cell>
          <table:table-cell office:value-type="float" office:value="-1126" calcext:value-type="float">
            <text:p>-1126</text:p>
          </table:table-cell>
          <table:table-cell office:value-type="float" office:value="-810" calcext:value-type="float">
            <text:p>-810</text:p>
          </table:table-cell>
          <table:table-cell office:value-type="float" office:value="-583" calcext:value-type="float">
            <text:p>-583</text:p>
          </table:table-cell>
          <table:table-cell office:value-type="float" office:value="-703" calcext:value-type="float">
            <text:p>-703</text:p>
          </table:table-cell>
          <table:table-cell table:style-name="ce2" office:value-type="float" office:value="-430" calcext:value-type="float">
            <text:p>-430</text:p>
          </table:table-cell>
          <table:table-cell table:style-name="ce2" table:formula="of:=INT([.G3]*0.01)" office:value-type="float" office:value="-5" calcext:value-type="float">
            <text:p>-5</text:p>
          </table:table-cell>
          <table:table-cell table:formula="of:=SUM([.F3:.F7])/5" office:value-type="float" office:value="-573.8" calcext:value-type="float">
            <text:p>-573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1" calcext:value-type="float">
            <text:p>-171</text:p>
          </table:table-cell>
          <table:table-cell office:value-type="float" office:value="-1489" calcext:value-type="float">
            <text:p>-1489</text:p>
          </table:table-cell>
          <table:table-cell office:value-type="float" office:value="-939" calcext:value-type="float">
            <text:p>-939</text:p>
          </table:table-cell>
          <table:table-cell office:value-type="float" office:value="-650" calcext:value-type="float">
            <text:p>-650</text:p>
          </table:table-cell>
          <table:table-cell office:value-type="float" office:value="-440" calcext:value-type="float">
            <text:p>-440</text:p>
          </table:table-cell>
          <table:table-cell table:style-name="ce2" office:value-type="float" office:value="-432" calcext:value-type="float">
            <text:p>-432</text:p>
          </table:table-cell>
          <table:table-cell table:style-name="ce2" table:formula="of:=INT([.G4]*0.01)" office:value-type="float" office:value="-5" calcext:value-type="float">
            <text:p>-5</text:p>
          </table:table-cell>
          <table:table-cell table:formula="of:=SUM([.F4:.F8])/5" office:value-type="float" office:value="-549.8" calcext:value-type="float">
            <text:p>-549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7" calcext:value-type="float">
            <text:p>-127</text:p>
          </table:table-cell>
          <table:table-cell office:value-type="float" office:value="-1165" calcext:value-type="float">
            <text:p>-1165</text:p>
          </table:table-cell>
          <table:table-cell office:value-type="float" office:value="-597" calcext:value-type="float">
            <text:p>-597</text:p>
          </table:table-cell>
          <table:table-cell office:value-type="float" office:value="-622" calcext:value-type="float">
            <text:p>-622</text:p>
          </table:table-cell>
          <table:table-cell office:value-type="float" office:value="-583" calcext:value-type="float">
            <text:p>-583</text:p>
          </table:table-cell>
          <table:table-cell table:style-name="ce2" office:value-type="float" office:value="-462" calcext:value-type="float">
            <text:p>-462</text:p>
          </table:table-cell>
          <table:table-cell table:style-name="ce2" table:formula="of:=INT([.G5]*0.01)" office:value-type="float" office:value="-5" calcext:value-type="float">
            <text:p>-5</text:p>
          </table:table-cell>
          <table:table-cell table:formula="of:=SUM([.F5:.F9])/5" office:value-type="float" office:value="-581.4" calcext:value-type="float">
            <text:p>-581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45" calcext:value-type="float">
            <text:p>-145</text:p>
          </table:table-cell>
          <table:table-cell office:value-type="float" office:value="-1305" calcext:value-type="float">
            <text:p>-1305</text:p>
          </table:table-cell>
          <table:table-cell office:value-type="float" office:value="-810" calcext:value-type="float">
            <text:p>-810</text:p>
          </table:table-cell>
          <table:table-cell office:value-type="float" office:value="-583" calcext:value-type="float">
            <text:p>-583</text:p>
          </table:table-cell>
          <table:table-cell office:value-type="float" office:value="-703" calcext:value-type="float">
            <text:p>-703</text:p>
          </table:table-cell>
          <table:table-cell table:style-name="ce2" office:value-type="float" office:value="-602" calcext:value-type="float">
            <text:p>-602</text:p>
          </table:table-cell>
          <table:table-cell table:style-name="ce2" table:formula="of:=INT([.G6]*0.01)" office:value-type="float" office:value="-7" calcext:value-type="float">
            <text:p>-7</text:p>
          </table:table-cell>
          <table:table-cell table:formula="of:=SUM([.F6:.F10])/5" office:value-type="float" office:value="-505" calcext:value-type="float">
            <text:p>-5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8" calcext:value-type="float">
            <text:p>-178</text:p>
          </table:table-cell>
          <table:table-cell office:value-type="float" office:value="-1191" calcext:value-type="float">
            <text:p>-1191</text:p>
          </table:table-cell>
          <table:table-cell office:value-type="float" office:value="-1173" calcext:value-type="float">
            <text:p>-1173</text:p>
          </table:table-cell>
          <table:table-cell office:value-type="float" office:value="-650" calcext:value-type="float">
            <text:p>-650</text:p>
          </table:table-cell>
          <table:table-cell office:value-type="float" office:value="-440" calcext:value-type="float">
            <text:p>-440</text:p>
          </table:table-cell>
          <table:table-cell table:style-name="ce2" office:value-type="float" office:value="-573" calcext:value-type="float">
            <text:p>-573</text:p>
          </table:table-cell>
          <table:table-cell table:style-name="ce2" table:formula="of:=INT([.G7]*0.01)" office:value-type="float" office:value="-6" calcext:value-type="float">
            <text:p>-6</text:p>
          </table:table-cell>
          <table:table-cell table:formula="of:=SUM([.F7:.F11])/5" office:value-type="float" office:value="-406" calcext:value-type="float">
            <text:p>-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3" calcext:value-type="float">
            <text:p>-163</text:p>
          </table:table-cell>
          <table:table-cell office:value-type="float" office:value="-1801" calcext:value-type="float">
            <text:p>-1801</text:p>
          </table:table-cell>
          <table:table-cell office:value-type="float" office:value="-858" calcext:value-type="float">
            <text:p>-858</text:p>
          </table:table-cell>
          <table:table-cell office:value-type="float" office:value="-630" calcext:value-type="float">
            <text:p>-630</text:p>
          </table:table-cell>
          <table:table-cell office:value-type="float" office:value="-583" calcext:value-type="float">
            <text:p>-583</text:p>
          </table:table-cell>
          <table:table-cell table:style-name="ce2" office:value-type="float" office:value="-549" calcext:value-type="float">
            <text:p>-549</text:p>
          </table:table-cell>
          <table:table-cell table:style-name="ce2" table:formula="of:=INT([.G8]*0.01)" office:value-type="float" office:value="-6" calcext:value-type="float">
            <text:p>-6</text:p>
          </table:table-cell>
          <table:table-cell table:formula="of:=SUM([.F8:.F12])/5" office:value-type="float" office:value="-420.2" calcext:value-type="float">
            <text:p>-420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42" calcext:value-type="float">
            <text:p>-142</text:p>
          </table:table-cell>
          <table:table-cell office:value-type="float" office:value="-1234" calcext:value-type="float">
            <text:p>-1234</text:p>
          </table:table-cell>
          <table:table-cell office:value-type="float" office:value="-911" calcext:value-type="float">
            <text:p>-911</text:p>
          </table:table-cell>
          <table:table-cell office:value-type="float" office:value="-607" calcext:value-type="float">
            <text:p>-607</text:p>
          </table:table-cell>
          <table:table-cell office:value-type="float" office:value="-598" calcext:value-type="float">
            <text:p>-598</text:p>
          </table:table-cell>
          <table:table-cell table:style-name="ce2" office:value-type="float" office:value="-581" calcext:value-type="float">
            <text:p>-581</text:p>
          </table:table-cell>
          <table:table-cell table:style-name="ce2" table:formula="of:=INT([.G9]*0.01)" office:value-type="float" office:value="-6" calcext:value-type="float">
            <text:p>-6</text:p>
          </table:table-cell>
          <table:table-cell table:formula="of:=SUM([.F9:.F13])/5" office:value-type="float" office:value="-385.2" calcext:value-type="float">
            <text:p>-385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-1089" calcext:value-type="float">
            <text:p>-1089</text:p>
          </table:table-cell>
          <table:table-cell office:value-type="float" office:value="-1029" calcext:value-type="float">
            <text:p>-1029</text:p>
          </table:table-cell>
          <table:table-cell office:value-type="float" office:value="-627" calcext:value-type="float">
            <text:p>-627</text:p>
          </table:table-cell>
          <table:table-cell office:value-type="float" office:value="-201" calcext:value-type="float">
            <text:p>-201</text:p>
          </table:table-cell>
          <table:table-cell table:style-name="ce2" office:value-type="float" office:value="-505" calcext:value-type="float">
            <text:p>-505</text:p>
          </table:table-cell>
          <table:table-cell table:style-name="ce2" table:formula="of:=INT([.G10]*0.01)" office:value-type="float" office:value="-6" calcext:value-type="float">
            <text:p>-6</text:p>
          </table:table-cell>
          <table:table-cell table:formula="of:=SUM([.F10:.F14])/5" office:value-type="float" office:value="-346.8" calcext:value-type="float">
            <text:p>-346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7" calcext:value-type="float">
            <text:p>-177</text:p>
          </table:table-cell>
          <table:table-cell office:value-type="float" office:value="-1347" calcext:value-type="float">
            <text:p>-1347</text:p>
          </table:table-cell>
          <table:table-cell office:value-type="float" office:value="-1171" calcext:value-type="float">
            <text:p>-1171</text:p>
          </table:table-cell>
          <table:table-cell office:value-type="float" office:value="-610" calcext:value-type="float">
            <text:p>-610</text:p>
          </table:table-cell>
          <table:table-cell office:value-type="float" office:value="-208" calcext:value-type="float">
            <text:p>-208</text:p>
          </table:table-cell>
          <table:table-cell table:style-name="ce2" office:value-type="float" office:value="-406" calcext:value-type="float">
            <text:p>-406</text:p>
          </table:table-cell>
          <table:table-cell table:style-name="ce2" table:formula="of:=INT([.G11]*0.01)" office:value-type="float" office:value="-5" calcext:value-type="float">
            <text:p>-5</text:p>
          </table:table-cell>
          <table:table-cell table:formula="of:=SUM([.F11:.F15])/5" office:value-type="float" office:value="-426.2" calcext:value-type="float">
            <text:p>-426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8" calcext:value-type="float">
            <text:p>-168</text:p>
          </table:table-cell>
          <table:table-cell office:value-type="float" office:value="-1154" calcext:value-type="float">
            <text:p>-1154</text:p>
          </table:table-cell>
          <table:table-cell office:value-type="float" office:value="-915" calcext:value-type="float">
            <text:p>-915</text:p>
          </table:table-cell>
          <table:table-cell office:value-type="float" office:value="-595" calcext:value-type="float">
            <text:p>-595</text:p>
          </table:table-cell>
          <table:table-cell office:value-type="float" office:value="-511" calcext:value-type="float">
            <text:p>-511</text:p>
          </table:table-cell>
          <table:table-cell table:style-name="ce2" office:value-type="float" office:value="-420" calcext:value-type="float">
            <text:p>-420</text:p>
          </table:table-cell>
          <table:table-cell table:style-name="ce2" office:value-type="string" calcext:value-type="string">
            <text:p>-420.2</text:p>
          </table:table-cell>
          <table:table-cell table:formula="of:=SUM([.F12:.F16])/5" office:value-type="float" office:value="-441.2" calcext:value-type="float">
            <text:p>-441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3" calcext:value-type="float">
            <text:p>1023</text:p>
          </table:table-cell>
          <table:table-cell office:value-type="float" office:value="-1260" calcext:value-type="float">
            <text:p>-1260</text:p>
          </table:table-cell>
          <table:table-cell office:value-type="float" office:value="-763" calcext:value-type="float">
            <text:p>-763</text:p>
          </table:table-cell>
          <table:table-cell office:value-type="float" office:value="-596" calcext:value-type="float">
            <text:p>-596</text:p>
          </table:table-cell>
          <table:table-cell office:value-type="float" office:value="-408" calcext:value-type="float">
            <text:p>-408</text:p>
          </table:table-cell>
          <table:table-cell table:style-name="ce2" office:value-type="float" office:value="-385" calcext:value-type="float">
            <text:p>-385</text:p>
          </table:table-cell>
          <table:table-cell table:style-name="ce2" office:value-type="string" calcext:value-type="string">
            <text:p>-385.2</text:p>
          </table:table-cell>
          <table:table-cell table:formula="of:=SUM([.F13:.F17])/5" office:value-type="float" office:value="-411.4" calcext:value-type="float">
            <text:p>-411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" calcext:value-type="float">
            <text:p>181</text:p>
          </table:table-cell>
          <table:table-cell office:value-type="float" office:value="-1205" calcext:value-type="float">
            <text:p>-1205</text:p>
          </table:table-cell>
          <table:table-cell office:value-type="float" office:value="-799" calcext:value-type="float">
            <text:p>-799</text:p>
          </table:table-cell>
          <table:table-cell office:value-type="float" office:value="-609" calcext:value-type="float">
            <text:p>-609</text:p>
          </table:table-cell>
          <table:table-cell office:value-type="float" office:value="-406" calcext:value-type="float">
            <text:p>-406</text:p>
          </table:table-cell>
          <table:table-cell table:style-name="ce2" office:value-type="float" office:value="-346" calcext:value-type="float">
            <text:p>-346</text:p>
          </table:table-cell>
          <table:table-cell table:style-name="ce2" office:value-type="string" calcext:value-type="string">
            <text:p>-346.8</text:p>
          </table:table-cell>
          <table:table-cell table:formula="of:=SUM([.F14:.F18])/5" office:value-type="float" office:value="-388.6" calcext:value-type="float">
            <text:p>-388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7" calcext:value-type="float">
            <text:p>-97</text:p>
          </table:table-cell>
          <table:table-cell office:value-type="float" office:value="-1208" calcext:value-type="float">
            <text:p>-1208</text:p>
          </table:table-cell>
          <table:table-cell office:value-type="float" office:value="-721" calcext:value-type="float">
            <text:p>-721</text:p>
          </table:table-cell>
          <table:table-cell office:value-type="float" office:value="-625" calcext:value-type="float">
            <text:p>-625</text:p>
          </table:table-cell>
          <table:table-cell office:value-type="float" office:value="-598" calcext:value-type="float">
            <text:p>-598</text:p>
          </table:table-cell>
          <table:table-cell table:style-name="ce2" office:value-type="float" office:value="-426" calcext:value-type="float">
            <text:p>-426</text:p>
          </table:table-cell>
          <table:table-cell table:style-name="ce2" office:value-type="string" calcext:value-type="string">
            <text:p>-426.2</text:p>
          </table:table-cell>
          <table:table-cell table:formula="of:=SUM([.F15:.F19])/5" office:value-type="float" office:value="-331.6" calcext:value-type="float">
            <text:p>-331,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07" calcext:value-type="float">
            <text:p>-307</text:p>
          </table:table-cell>
          <table:table-cell office:value-type="float" office:value="-1368" calcext:value-type="float">
            <text:p>-1368</text:p>
          </table:table-cell>
          <table:table-cell office:value-type="float" office:value="-620" calcext:value-type="float">
            <text:p>-620</text:p>
          </table:table-cell>
          <table:table-cell office:value-type="float" office:value="-636" calcext:value-type="float">
            <text:p>-636</text:p>
          </table:table-cell>
          <table:table-cell office:value-type="float" office:value="-283" calcext:value-type="float">
            <text:p>-283</text:p>
          </table:table-cell>
          <table:table-cell table:style-name="ce2" office:value-type="float" office:value="-441" calcext:value-type="float">
            <text:p>-441</text:p>
          </table:table-cell>
          <table:table-cell table:style-name="ce2" office:value-type="string" calcext:value-type="string">
            <text:p>-441.2</text:p>
          </table:table-cell>
          <table:table-cell table:formula="of:=SUM([.F16:.F20])/5" office:value-type="float" office:value="-265.4" calcext:value-type="float">
            <text:p>-265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6" calcext:value-type="float">
            <text:p>-76</text:p>
          </table:table-cell>
          <table:table-cell office:value-type="float" office:value="-1401" calcext:value-type="float">
            <text:p>-1401</text:p>
          </table:table-cell>
          <table:table-cell office:value-type="float" office:value="-810" calcext:value-type="float">
            <text:p>-810</text:p>
          </table:table-cell>
          <table:table-cell office:value-type="float" office:value="-604" calcext:value-type="float">
            <text:p>-604</text:p>
          </table:table-cell>
          <table:table-cell office:value-type="float" office:value="-362" calcext:value-type="float">
            <text:p>-362</text:p>
          </table:table-cell>
          <table:table-cell table:style-name="ce2" office:value-type="float" office:value="-411" calcext:value-type="float">
            <text:p>-411</text:p>
          </table:table-cell>
          <table:table-cell table:style-name="ce2" office:value-type="string" calcext:value-type="string">
            <text:p>-411.4</text:p>
          </table:table-cell>
          <table:table-cell table:formula="of:=SUM([.F17:.F21])/5" office:value-type="float" office:value="-207.6" calcext:value-type="float">
            <text:p>-207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437" calcext:value-type="float">
            <text:p>-1437</text:p>
          </table:table-cell>
          <table:table-cell office:value-type="float" office:value="-1173" calcext:value-type="float">
            <text:p>-1173</text:p>
          </table:table-cell>
          <table:table-cell office:value-type="float" office:value="-883" calcext:value-type="float">
            <text:p>-883</text:p>
          </table:table-cell>
          <table:table-cell office:value-type="float" office:value="-583" calcext:value-type="float">
            <text:p>-583</text:p>
          </table:table-cell>
          <table:table-cell office:value-type="float" office:value="-294" calcext:value-type="float">
            <text:p>-294</text:p>
          </table:table-cell>
          <table:table-cell table:style-name="ce2" office:value-type="float" office:value="-388" calcext:value-type="float">
            <text:p>-388</text:p>
          </table:table-cell>
          <table:table-cell table:style-name="ce2" office:value-type="string" calcext:value-type="string">
            <text:p>-388.6</text:p>
          </table:table-cell>
          <table:table-cell table:formula="of:=SUM([.F18:.F22])/5" office:value-type="float" office:value="-195.4" calcext:value-type="float">
            <text:p>-195,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225" calcext:value-type="float">
            <text:p>-2225</text:p>
          </table:table-cell>
          <table:table-cell office:value-type="float" office:value="-1343" calcext:value-type="float">
            <text:p>-1343</text:p>
          </table:table-cell>
          <table:table-cell office:value-type="float" office:value="-888" calcext:value-type="float">
            <text:p>-888</text:p>
          </table:table-cell>
          <table:table-cell office:value-type="float" office:value="-631" calcext:value-type="float">
            <text:p>-631</text:p>
          </table:table-cell>
          <table:table-cell office:value-type="float" office:value="-121" calcext:value-type="float">
            <text:p>-121</text:p>
          </table:table-cell>
          <table:table-cell table:style-name="ce2" office:value-type="float" office:value="-331" calcext:value-type="float">
            <text:p>-331</text:p>
          </table:table-cell>
          <table:table-cell table:style-name="ce2" office:value-type="string" calcext:value-type="string">
            <text:p>-331.6</text:p>
          </table:table-cell>
          <table:table-cell table:formula="of:=SUM([.F19:.F23])/5" office:value-type="float" office:value="-187.8" calcext:value-type="float">
            <text:p>-187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68" calcext:value-type="float">
            <text:p>-2268</text:p>
          </table:table-cell>
          <table:table-cell office:value-type="float" office:value="-1202" calcext:value-type="float">
            <text:p>-1202</text:p>
          </table:table-cell>
          <table:table-cell office:value-type="float" office:value="-596" calcext:value-type="float">
            <text:p>-596</text:p>
          </table:table-cell>
          <table:table-cell office:value-type="float" office:value="-599" calcext:value-type="float">
            <text:p>-599</text:p>
          </table:table-cell>
          <table:table-cell office:value-type="float" office:value="-267" calcext:value-type="float">
            <text:p>-267</text:p>
          </table:table-cell>
          <table:table-cell table:style-name="ce2" office:value-type="float" office:value="-265" calcext:value-type="float">
            <text:p>-265</text:p>
          </table:table-cell>
          <table:table-cell table:style-name="ce2" office:value-type="string" calcext:value-type="string">
            <text:p>-265.4</text:p>
          </table:table-cell>
          <table:table-cell table:formula="of:=SUM([.F20:.F24])/5" office:value-type="float" office:value="-187.8" calcext:value-type="float">
            <text:p>-187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843" calcext:value-type="float">
            <text:p>-3843</text:p>
          </table:table-cell>
          <table:table-cell office:value-type="float" office:value="-1046" calcext:value-type="float">
            <text:p>-1046</text:p>
          </table:table-cell>
          <table:table-cell office:value-type="float" office:value="-828" calcext:value-type="float">
            <text:p>-828</text:p>
          </table:table-cell>
          <table:table-cell office:value-type="float" office:value="-584" calcext:value-type="float">
            <text:p>-58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-207" calcext:value-type="float">
            <text:p>-207</text:p>
          </table:table-cell>
          <table:table-cell table:style-name="ce2" office:value-type="string" calcext:value-type="string">
            <text:p>-207.6</text:p>
          </table:table-cell>
          <table:table-cell table:formula="of:=SUM([.F21:.F25])/5" office:value-type="float" office:value="-216" calcext:value-type="float">
            <text:p>-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870" calcext:value-type="float">
            <text:p>-2870</text:p>
          </table:table-cell>
          <table:table-cell office:value-type="float" office:value="-1366" calcext:value-type="float">
            <text:p>-1366</text:p>
          </table:table-cell>
          <table:table-cell office:value-type="float" office:value="-783" calcext:value-type="float">
            <text:p>-783</text:p>
          </table:table-cell>
          <table:table-cell office:value-type="float" office:value="-615" calcext:value-type="float">
            <text:p>-615</text:p>
          </table:table-cell>
          <table:table-cell office:value-type="float" office:value="-301" calcext:value-type="float">
            <text:p>-301</text:p>
          </table:table-cell>
          <table:table-cell table:style-name="ce2" office:value-type="float" office:value="-195" calcext:value-type="float">
            <text:p>-195</text:p>
          </table:table-cell>
          <table:table-cell table:style-name="ce2" office:value-type="string" calcext:value-type="string">
            <text:p>-195.4</text:p>
          </table:table-cell>
          <table:table-cell table:formula="of:=SUM([.F22:.F26])/5" office:value-type="float" office:value="-261.2" calcext:value-type="float">
            <text:p>-261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843" calcext:value-type="float">
            <text:p>-3843</text:p>
          </table:table-cell>
          <table:table-cell office:value-type="float" office:value="-1698" calcext:value-type="float">
            <text:p>-1698</text:p>
          </table:table-cell>
          <table:table-cell office:value-type="float" office:value="-814" calcext:value-type="float">
            <text:p>-814</text:p>
          </table:table-cell>
          <table:table-cell office:value-type="float" office:value="-643" calcext:value-type="float">
            <text:p>-643</text:p>
          </table:table-cell>
          <table:table-cell office:value-type="float" office:value="-256" calcext:value-type="float">
            <text:p>-256</text:p>
          </table:table-cell>
          <table:table-cell table:style-name="ce2" office:value-type="float" office:value="-187" calcext:value-type="float">
            <text:p>-187</text:p>
          </table:table-cell>
          <table:table-cell table:style-name="ce2" office:value-type="string" calcext:value-type="string">
            <text:p>-187.8</text:p>
          </table:table-cell>
          <table:table-cell table:formula="of:=SUM([.F23:.F27])/5" office:value-type="float" office:value="-324.8" calcext:value-type="float">
            <text:p>-324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968" calcext:value-type="float">
            <text:p>-3968</text:p>
          </table:table-cell>
          <table:table-cell office:value-type="float" office:value="-1560" calcext:value-type="float">
            <text:p>-1560</text:p>
          </table:table-cell>
          <table:table-cell office:value-type="float" office:value="-583" calcext:value-type="float">
            <text:p>-583</text:p>
          </table:table-cell>
          <table:table-cell office:value-type="float" office:value="-643" calcext:value-type="float">
            <text:p>-643</text:p>
          </table:table-cell>
          <table:table-cell office:value-type="float" office:value="-121" calcext:value-type="float">
            <text:p>-121</text:p>
          </table:table-cell>
          <table:table-cell table:style-name="ce2" office:value-type="float" office:value="-187" calcext:value-type="float">
            <text:p>-187</text:p>
          </table:table-cell>
          <table:table-cell table:style-name="ce2" office:value-type="string" calcext:value-type="string">
            <text:p>-187.8</text:p>
          </table:table-cell>
          <table:table-cell table:formula="of:=SUM([.F24:.F28])/5" office:value-type="float" office:value="-301.8" calcext:value-type="float">
            <text:p>-30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212" calcext:value-type="float">
            <text:p>-4212</text:p>
          </table:table-cell>
          <table:table-cell office:value-type="float" office:value="-1124" calcext:value-type="float">
            <text:p>-1124</text:p>
          </table:table-cell>
          <table:table-cell office:value-type="float" office:value="-550" calcext:value-type="float">
            <text:p>-550</text:p>
          </table:table-cell>
          <table:table-cell office:value-type="float" office:value="-675" calcext:value-type="float">
            <text:p>-675</text:p>
          </table:table-cell>
          <table:table-cell office:value-type="float" office:value="-408" calcext:value-type="float">
            <text:p>-408</text:p>
          </table:table-cell>
          <table:table-cell table:style-name="ce2" office:value-type="float" office:value="-216" calcext:value-type="float">
            <text:p>-216</text:p>
          </table:table-cell>
          <table:table-cell table:style-name="ce2" office:value-type="string" calcext:value-type="string">
            <text:p>-216.0</text:p>
          </table:table-cell>
          <table:table-cell table:formula="of:=SUM([.F25:.F29])/5" office:value-type="float" office:value="-278.8" calcext:value-type="float">
            <text:p>-278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150" calcext:value-type="float">
            <text:p>-2150</text:p>
          </table:table-cell>
          <table:table-cell office:value-type="float" office:value="-1236" calcext:value-type="float">
            <text:p>-1236</text:p>
          </table:table-cell>
          <table:table-cell office:value-type="float" office:value="-704" calcext:value-type="float">
            <text:p>-704</text:p>
          </table:table-cell>
          <table:table-cell office:value-type="float" office:value="-609" calcext:value-type="float">
            <text:p>-609</text:p>
          </table:table-cell>
          <table:table-cell office:value-type="float" office:value="-220" calcext:value-type="float">
            <text:p>-220</text:p>
          </table:table-cell>
          <table:table-cell table:style-name="ce2" office:value-type="float" office:value="-261" calcext:value-type="float">
            <text:p>-261</text:p>
          </table:table-cell>
          <table:table-cell table:style-name="ce2" office:value-type="string" calcext:value-type="string">
            <text:p>-261.2</text:p>
          </table:table-cell>
          <table:table-cell table:formula="of:=SUM([.F26:.F30])/5" office:value-type="float" office:value="-318.6" calcext:value-type="float">
            <text:p>-318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768" calcext:value-type="float">
            <text:p>-4768</text:p>
          </table:table-cell>
          <table:table-cell office:value-type="float" office:value="-1143" calcext:value-type="float">
            <text:p>-1143</text:p>
          </table:table-cell>
          <table:table-cell office:value-type="float" office:value="-639" calcext:value-type="float">
            <text:p>-639</text:p>
          </table:table-cell>
          <table:table-cell table:number-columns-repeated="2" office:value-type="float" office:value="-619" calcext:value-type="float">
            <text:p>-619</text:p>
          </table:table-cell>
          <table:table-cell table:style-name="ce2" office:value-type="float" office:value="-324" calcext:value-type="float">
            <text:p>-324</text:p>
          </table:table-cell>
          <table:table-cell table:style-name="ce2" office:value-type="string" calcext:value-type="string">
            <text:p>-324.8</text:p>
          </table:table-cell>
          <table:table-cell table:formula="of:=SUM([.F27:.F31])/5" office:value-type="float" office:value="-337" calcext:value-type="float">
            <text:p>-3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054" calcext:value-type="float">
            <text:p>-2054</text:p>
          </table:table-cell>
          <table:table-cell office:value-type="float" office:value="-1198" calcext:value-type="float">
            <text:p>-1198</text:p>
          </table:table-cell>
          <table:table-cell office:value-type="float" office:value="-491" calcext:value-type="float">
            <text:p>-491</text:p>
          </table:table-cell>
          <table:table-cell office:value-type="float" office:value="-622" calcext:value-type="float">
            <text:p>-622</text:p>
          </table:table-cell>
          <table:table-cell office:value-type="float" office:value="-141" calcext:value-type="float">
            <text:p>-141</text:p>
          </table:table-cell>
          <table:table-cell table:style-name="ce2" office:value-type="float" office:value="-301" calcext:value-type="float">
            <text:p>-301</text:p>
          </table:table-cell>
          <table:table-cell table:style-name="ce2" office:value-type="string" calcext:value-type="string">
            <text:p>-301.8</text:p>
          </table:table-cell>
          <table:table-cell table:formula="of:=SUM([.F28:.F32])/5" office:value-type="float" office:value="-288.8" calcext:value-type="float">
            <text:p>-288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686" calcext:value-type="float">
            <text:p>-2686</text:p>
          </table:table-cell>
          <table:table-cell office:value-type="float" office:value="-996" calcext:value-type="float">
            <text:p>-996</text:p>
          </table:table-cell>
          <table:table-cell office:value-type="float" office:value="-515" calcext:value-type="float">
            <text:p>-515</text:p>
          </table:table-cell>
          <table:table-cell office:value-type="float" office:value="-623" calcext:value-type="float">
            <text:p>-623</text:p>
          </table:table-cell>
          <table:table-cell office:value-type="float" office:value="-6" calcext:value-type="float">
            <text:p>-6</text:p>
          </table:table-cell>
          <table:table-cell table:style-name="ce2" office:value-type="float" office:value="-278" calcext:value-type="float">
            <text:p>-278</text:p>
          </table:table-cell>
          <table:table-cell table:style-name="ce2" office:value-type="string" calcext:value-type="string">
            <text:p>-278.8</text:p>
          </table:table-cell>
          <table:table-cell table:formula="of:=SUM([.F29:.F33])/5" office:value-type="float" office:value="-332.4" calcext:value-type="float">
            <text:p>-332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777" calcext:value-type="float">
            <text:p>-1777</text:p>
          </table:table-cell>
          <table:table-cell office:value-type="float" office:value="-1463" calcext:value-type="float">
            <text:p>-1463</text:p>
          </table:table-cell>
          <table:table-cell office:value-type="float" office:value="-525" calcext:value-type="float">
            <text:p>-525</text:p>
          </table:table-cell>
          <table:table-cell office:value-type="float" office:value="-657" calcext:value-type="float">
            <text:p>-657</text:p>
          </table:table-cell>
          <table:table-cell office:value-type="float" office:value="-607" calcext:value-type="float">
            <text:p>-607</text:p>
          </table:table-cell>
          <table:table-cell table:style-name="ce2" office:value-type="float" office:value="-318" calcext:value-type="float">
            <text:p>-318</text:p>
          </table:table-cell>
          <table:table-cell table:style-name="ce2" office:value-type="string" calcext:value-type="string">
            <text:p>-318.6</text:p>
          </table:table-cell>
          <table:table-cell table:formula="of:=SUM([.F30:.F34])/5" office:value-type="float" office:value="-391.6" calcext:value-type="float">
            <text:p>-391,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18" calcext:value-type="float">
            <text:p>-1218</text:p>
          </table:table-cell>
          <table:table-cell office:value-type="float" office:value="-1188" calcext:value-type="float">
            <text:p>-1188</text:p>
          </table:table-cell>
          <table:table-cell office:value-type="float" office:value="-571" calcext:value-type="float">
            <text:p>-571</text:p>
          </table:table-cell>
          <table:table-cell office:value-type="float" office:value="-640" calcext:value-type="float">
            <text:p>-640</text:p>
          </table:table-cell>
          <table:table-cell office:value-type="float" office:value="-312" calcext:value-type="float">
            <text:p>-312</text:p>
          </table:table-cell>
          <table:table-cell table:style-name="ce2" office:value-type="float" office:value="-337" calcext:value-type="float">
            <text:p>-337</text:p>
          </table:table-cell>
          <table:table-cell table:style-name="ce2" office:value-type="string" calcext:value-type="string">
            <text:p>-337.0</text:p>
          </table:table-cell>
          <table:table-cell table:formula="of:=SUM([.F31:.F35])/5" office:value-type="float" office:value="-308.4" calcext:value-type="float">
            <text:p>-308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98" calcext:value-type="float">
            <text:p>-198</text:p>
          </table:table-cell>
          <table:table-cell office:value-type="float" office:value="-1444" calcext:value-type="float">
            <text:p>-1444</text:p>
          </table:table-cell>
          <table:table-cell office:value-type="float" office:value="-602" calcext:value-type="float">
            <text:p>-602</text:p>
          </table:table-cell>
          <table:table-cell office:value-type="float" office:value="-640" calcext:value-type="float">
            <text:p>-640</text:p>
          </table:table-cell>
          <table:table-cell office:value-type="float" office:value="-378" calcext:value-type="float">
            <text:p>-378</text:p>
          </table:table-cell>
          <table:table-cell table:style-name="ce2" office:value-type="float" office:value="-288" calcext:value-type="float">
            <text:p>-288</text:p>
          </table:table-cell>
          <table:table-cell table:style-name="ce2" office:value-type="string" calcext:value-type="string">
            <text:p>-288.8</text:p>
          </table:table-cell>
          <table:table-cell table:formula="of:=SUM([.F32:.F36])/5" office:value-type="float" office:value="-341.4" calcext:value-type="float">
            <text:p>-341,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01" calcext:value-type="float">
            <text:p>-301</text:p>
          </table:table-cell>
          <table:table-cell office:value-type="float" office:value="-1533" calcext:value-type="float">
            <text:p>-1533</text:p>
          </table:table-cell>
          <table:table-cell office:value-type="float" office:value="-318" calcext:value-type="float">
            <text:p>-318</text:p>
          </table:table-cell>
          <table:table-cell office:value-type="float" office:value="-638" calcext:value-type="float">
            <text:p>-638</text:p>
          </table:table-cell>
          <table:table-cell office:value-type="float" office:value="-359" calcext:value-type="float">
            <text:p>-359</text:p>
          </table:table-cell>
          <table:table-cell table:style-name="ce2" office:value-type="float" office:value="-332" calcext:value-type="float">
            <text:p>-332</text:p>
          </table:table-cell>
          <table:table-cell table:style-name="ce2" office:value-type="string" calcext:value-type="string">
            <text:p>-332.4</text:p>
          </table:table-cell>
          <table:table-cell table:formula="of:=SUM([.F33:.F37])/5" office:value-type="float" office:value="-369.2" calcext:value-type="float">
            <text:p>-369,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1" calcext:value-type="float">
            <text:p>-81</text:p>
          </table:table-cell>
          <table:table-cell office:value-type="float" office:value="-1273" calcext:value-type="float">
            <text:p>-1273</text:p>
          </table:table-cell>
          <table:table-cell office:value-type="float" office:value="-458" calcext:value-type="float">
            <text:p>-458</text:p>
          </table:table-cell>
          <table:table-cell office:value-type="float" office:value="-623" calcext:value-type="float">
            <text:p>-623</text:p>
          </table:table-cell>
          <table:table-cell office:value-type="float" office:value="-302" calcext:value-type="float">
            <text:p>-302</text:p>
          </table:table-cell>
          <table:table-cell table:style-name="ce2" office:value-type="float" office:value="-391" calcext:value-type="float">
            <text:p>-391</text:p>
          </table:table-cell>
          <table:table-cell table:style-name="ce2" office:value-type="string" calcext:value-type="string">
            <text:p>-391.6</text:p>
          </table:table-cell>
          <table:table-cell table:formula="of:=SUM([.F34:.F38])/5" office:value-type="float" office:value="-401.8" calcext:value-type="float">
            <text:p>-40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-1471" calcext:value-type="float">
            <text:p>-1471</text:p>
          </table:table-cell>
          <table:table-cell office:value-type="float" office:value="-706" calcext:value-type="float">
            <text:p>-706</text:p>
          </table:table-cell>
          <table:table-cell office:value-type="float" office:value="-649" calcext:value-type="float">
            <text:p>-649</text:p>
          </table:table-cell>
          <table:table-cell office:value-type="float" office:value="-191" calcext:value-type="float">
            <text:p>-191</text:p>
          </table:table-cell>
          <table:table-cell table:style-name="ce2" office:value-type="float" office:value="-308" calcext:value-type="float">
            <text:p>-308</text:p>
          </table:table-cell>
          <table:table-cell table:style-name="ce2" office:value-type="string" calcext:value-type="string">
            <text:p>-308.4</text:p>
          </table:table-cell>
          <table:table-cell table:formula="of:=SUM([.F35:.F39])/5" office:value-type="float" office:value="-411.8" calcext:value-type="float">
            <text:p>-41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8" calcext:value-type="float">
            <text:p>788</text:p>
          </table:table-cell>
          <table:table-cell office:value-type="float" office:value="-1225" calcext:value-type="float">
            <text:p>-1225</text:p>
          </table:table-cell>
          <table:table-cell office:value-type="float" office:value="-697" calcext:value-type="float">
            <text:p>-697</text:p>
          </table:table-cell>
          <table:table-cell office:value-type="float" office:value="-630" calcext:value-type="float">
            <text:p>-630</text:p>
          </table:table-cell>
          <table:table-cell office:value-type="float" office:value="-477" calcext:value-type="float">
            <text:p>-477</text:p>
          </table:table-cell>
          <table:table-cell table:style-name="ce2" office:value-type="float" office:value="-341" calcext:value-type="float">
            <text:p>-341</text:p>
          </table:table-cell>
          <table:table-cell table:style-name="ce2" office:value-type="string" calcext:value-type="string">
            <text:p>-341.4</text:p>
          </table:table-cell>
          <table:table-cell table:formula="of:=SUM([.F36:.F40])/5" office:value-type="float" office:value="-450.6" calcext:value-type="float">
            <text:p>-450,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8" calcext:value-type="float">
            <text:p>438</text:p>
          </table:table-cell>
          <table:table-cell office:value-type="float" office:value="-1135" calcext:value-type="float">
            <text:p>-1135</text:p>
          </table:table-cell>
          <table:table-cell office:value-type="float" office:value="-549" calcext:value-type="float">
            <text:p>-549</text:p>
          </table:table-cell>
          <table:table-cell office:value-type="float" office:value="5112" calcext:value-type="float">
            <text:p>5112</text:p>
          </table:table-cell>
          <table:table-cell office:value-type="float" office:value="-517" calcext:value-type="float">
            <text:p>-517</text:p>
          </table:table-cell>
          <table:table-cell table:style-name="ce2" office:value-type="float" office:value="-369" calcext:value-type="float">
            <text:p>-369</text:p>
          </table:table-cell>
          <table:table-cell table:style-name="ce2" office:value-type="string" calcext:value-type="string">
            <text:p>-369.2</text:p>
          </table:table-cell>
          <table:table-cell table:formula="of:=SUM([.F37:.F41])/5" office:value-type="float" office:value="-419.2" calcext:value-type="float">
            <text:p>-419,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 office:value-type="float" office:value="-1254" calcext:value-type="float">
            <text:p>-1254</text:p>
          </table:table-cell>
          <table:table-cell office:value-type="float" office:value="-575" calcext:value-type="float">
            <text:p>-575</text:p>
          </table:table-cell>
          <table:table-cell office:value-type="float" office:value="-5009" calcext:value-type="float">
            <text:p>-5009</text:p>
          </table:table-cell>
          <table:table-cell office:value-type="float" office:value="-522" calcext:value-type="float">
            <text:p>-522</text:p>
          </table:table-cell>
          <table:table-cell table:style-name="ce2" office:value-type="float" office:value="-401" calcext:value-type="float">
            <text:p>-401</text:p>
          </table:table-cell>
          <table:table-cell table:style-name="ce2" office:value-type="string" calcext:value-type="string">
            <text:p>-401.8</text:p>
          </table:table-cell>
          <table:table-cell table:formula="of:=SUM([.F38:.F42])/5" office:value-type="float" office:value="-466.6" calcext:value-type="float">
            <text:p>-466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4" calcext:value-type="float">
            <text:p>-24</text:p>
          </table:table-cell>
          <table:table-cell office:value-type="float" office:value="-1330" calcext:value-type="float">
            <text:p>-1330</text:p>
          </table:table-cell>
          <table:table-cell office:value-type="float" office:value="-700" calcext:value-type="float">
            <text:p>-700</text:p>
          </table:table-cell>
          <table:table-cell office:value-type="float" office:value="-3281" calcext:value-type="float">
            <text:p>-3281</text:p>
          </table:table-cell>
          <table:table-cell office:value-type="float" office:value="-352" calcext:value-type="float">
            <text:p>-352</text:p>
          </table:table-cell>
          <table:table-cell table:style-name="ce2" office:value-type="float" office:value="-411" calcext:value-type="float">
            <text:p>-411</text:p>
          </table:table-cell>
          <table:table-cell table:style-name="ce2" office:value-type="string" calcext:value-type="string">
            <text:p>-411.8</text:p>
          </table:table-cell>
          <table:table-cell table:formula="of:=SUM([.F39:.F43])/5" office:value-type="float" office:value="-488.4" calcext:value-type="float">
            <text:p>-488,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73" calcext:value-type="float">
            <text:p>-473</text:p>
          </table:table-cell>
          <table:table-cell office:value-type="float" office:value="-1503" calcext:value-type="float">
            <text:p>-1503</text:p>
          </table:table-cell>
          <table:table-cell office:value-type="float" office:value="-674" calcext:value-type="float">
            <text:p>-674</text:p>
          </table:table-cell>
          <table:table-cell office:value-type="float" office:value="-509" calcext:value-type="float">
            <text:p>-509</text:p>
          </table:table-cell>
          <table:table-cell office:value-type="float" office:value="-385" calcext:value-type="float">
            <text:p>-385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string" calcext:value-type="string">
            <text:p>-450.6</text:p>
          </table:table-cell>
          <table:table-cell table:formula="of:=SUM([.F40:.F44])/5" office:value-type="float" office:value="-519.2" calcext:value-type="float">
            <text:p>-519,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16" calcext:value-type="float">
            <text:p>4016</text:p>
          </table:table-cell>
          <table:table-cell office:value-type="float" office:value="-1289" calcext:value-type="float">
            <text:p>-1289</text:p>
          </table:table-cell>
          <table:table-cell office:value-type="float" office:value="-526" calcext:value-type="float">
            <text:p>-526</text:p>
          </table:table-cell>
          <table:table-cell office:value-type="float" office:value="-6244" calcext:value-type="float">
            <text:p>-6244</text:p>
          </table:table-cell>
          <table:table-cell office:value-type="float" office:value="-320" calcext:value-type="float">
            <text:p>-320</text:p>
          </table:table-cell>
          <table:table-cell table:style-name="ce2" office:value-type="float" office:value="-419" calcext:value-type="float">
            <text:p>-419</text:p>
          </table:table-cell>
          <table:table-cell table:style-name="ce2" office:value-type="string" calcext:value-type="string">
            <text:p>-419.2</text:p>
          </table:table-cell>
          <table:table-cell table:formula="of:=SUM([.F41:.F45])/5" office:value-type="float" office:value="-569.2" calcext:value-type="float">
            <text:p>-569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29" calcext:value-type="float">
            <text:p>-229</text:p>
          </table:table-cell>
          <table:table-cell office:value-type="float" office:value="-1271" calcext:value-type="float">
            <text:p>-1271</text:p>
          </table:table-cell>
          <table:table-cell office:value-type="float" office:value="-781" calcext:value-type="float">
            <text:p>-781</text:p>
          </table:table-cell>
          <table:table-cell office:value-type="float" office:value="-8935" calcext:value-type="float">
            <text:p>-8935</text:p>
          </table:table-cell>
          <table:table-cell office:value-type="float" office:value="-754" calcext:value-type="float">
            <text:p>-754</text:p>
          </table:table-cell>
          <table:table-cell table:style-name="ce2" office:value-type="float" office:value="-466" calcext:value-type="float">
            <text:p>-466</text:p>
          </table:table-cell>
          <table:table-cell table:style-name="ce2" office:value-type="string" calcext:value-type="string">
            <text:p>-466.6</text:p>
          </table:table-cell>
          <table:table-cell table:formula="of:=SUM([.F42:.F46])/5" office:value-type="float" office:value="-572.2" calcext:value-type="float">
            <text:p>-572,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-1323" calcext:value-type="float">
            <text:p>-1323</text:p>
          </table:table-cell>
          <table:table-cell office:value-type="float" office:value="-593" calcext:value-type="float">
            <text:p>-593</text:p>
          </table:table-cell>
          <table:table-cell office:value-type="float" office:value="-6244" calcext:value-type="float">
            <text:p>-6244</text:p>
          </table:table-cell>
          <table:table-cell office:value-type="float" office:value="-631" calcext:value-type="float">
            <text:p>-631</text:p>
          </table:table-cell>
          <table:table-cell table:style-name="ce2" office:value-type="float" office:value="-488" calcext:value-type="float">
            <text:p>-488</text:p>
          </table:table-cell>
          <table:table-cell table:style-name="ce2" office:value-type="string" calcext:value-type="string">
            <text:p>-488.4</text:p>
          </table:table-cell>
          <table:table-cell table:formula="of:=SUM([.F43:.F47])/5" office:value-type="float" office:value="-483.2" calcext:value-type="float">
            <text:p>-483,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2" calcext:value-type="float">
            <text:p>482</text:p>
          </table:table-cell>
          <table:table-cell office:value-type="float" office:value="-1514" calcext:value-type="float">
            <text:p>-1514</text:p>
          </table:table-cell>
          <table:table-cell office:value-type="float" office:value="-661" calcext:value-type="float">
            <text:p>-661</text:p>
          </table:table-cell>
          <table:table-cell office:value-type="float" office:value="-6243" calcext:value-type="float">
            <text:p>-6243</text:p>
          </table:table-cell>
          <table:table-cell office:value-type="float" office:value="-506" calcext:value-type="float">
            <text:p>-506</text:p>
          </table:table-cell>
          <table:table-cell table:style-name="ce2" office:value-type="float" office:value="-519" calcext:value-type="float">
            <text:p>-519</text:p>
          </table:table-cell>
          <table:table-cell table:style-name="ce2" office:value-type="string" calcext:value-type="string">
            <text:p>-519.2</text:p>
          </table:table-cell>
          <table:table-cell table:formula="of:=SUM([.F44:.F48])/5" office:value-type="float" office:value="-419" calcext:value-type="float">
            <text:p>-4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9" calcext:value-type="float">
            <text:p>489</text:p>
          </table:table-cell>
          <table:table-cell office:value-type="float" office:value="-1252" calcext:value-type="float">
            <text:p>-1252</text:p>
          </table:table-cell>
          <table:table-cell office:value-type="float" office:value="-472" calcext:value-type="float">
            <text:p>-472</text:p>
          </table:table-cell>
          <table:table-cell office:value-type="float" office:value="-2166" calcext:value-type="float">
            <text:p>-2166</text:p>
          </table:table-cell>
          <table:table-cell office:value-type="float" office:value="-635" calcext:value-type="float">
            <text:p>-635</text:p>
          </table:table-cell>
          <table:table-cell table:style-name="ce2" office:value-type="float" office:value="-569" calcext:value-type="float">
            <text:p>-569</text:p>
          </table:table-cell>
          <table:table-cell table:style-name="ce2" office:value-type="string" calcext:value-type="string">
            <text:p>-569.2</text:p>
          </table:table-cell>
          <table:table-cell table:formula="of:=SUM([.F45:.F49])/5" office:value-type="float" office:value="-357.4" calcext:value-type="float">
            <text:p>-357,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1" calcext:value-type="float">
            <text:p>341</text:p>
          </table:table-cell>
          <table:table-cell office:value-type="float" office:value="-1318" calcext:value-type="float">
            <text:p>-1318</text:p>
          </table:table-cell>
          <table:table-cell office:value-type="float" office:value="-796" calcext:value-type="float">
            <text:p>-796</text:p>
          </table:table-cell>
          <table:table-cell office:value-type="float" office:value="-1234" calcext:value-type="float">
            <text:p>-1234</text:p>
          </table:table-cell>
          <table:table-cell office:value-type="float" office:value="-335" calcext:value-type="float">
            <text:p>-335</text:p>
          </table:table-cell>
          <table:table-cell table:style-name="ce2" office:value-type="float" office:value="-572" calcext:value-type="float">
            <text:p>-572</text:p>
          </table:table-cell>
          <table:table-cell table:style-name="ce2" office:value-type="string" calcext:value-type="string">
            <text:p>-572.2</text:p>
          </table:table-cell>
          <table:table-cell table:formula="of:=SUM([.F46:.F50])/5" office:value-type="float" office:value="-267.6" calcext:value-type="float">
            <text:p>-267,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7" calcext:value-type="float">
            <text:p>307</text:p>
          </table:table-cell>
          <table:table-cell office:value-type="float" office:value="-1694" calcext:value-type="float">
            <text:p>-1694</text:p>
          </table:table-cell>
          <table:table-cell office:value-type="float" office:value="-768" calcext:value-type="float">
            <text:p>-768</text:p>
          </table:table-cell>
          <table:table-cell office:value-type="float" office:value="325" calcext:value-type="float">
            <text:p>325</text:p>
          </table:table-cell>
          <table:table-cell office:value-type="float" office:value="-309" calcext:value-type="float">
            <text:p>-309</text:p>
          </table:table-cell>
          <table:table-cell table:style-name="ce2" office:value-type="float" office:value="-483" calcext:value-type="float">
            <text:p>-483</text:p>
          </table:table-cell>
          <table:table-cell table:style-name="ce2" office:value-type="string" calcext:value-type="string">
            <text:p>-483.2</text:p>
          </table:table-cell>
          <table:table-cell table:formula="of:=SUM([.F47:.F51])/5" office:value-type="float" office:value="-271.2" calcext:value-type="float">
            <text:p>-271,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7" calcext:value-type="float">
            <text:p>367</text:p>
          </table:table-cell>
          <table:table-cell office:value-type="float" office:value="-1589" calcext:value-type="float">
            <text:p>-1589</text:p>
          </table:table-cell>
          <table:table-cell office:value-type="float" office:value="-635" calcext:value-type="float">
            <text:p>-635</text:p>
          </table:table-cell>
          <table:table-cell office:value-type="float" office:value="2985" calcext:value-type="float">
            <text:p>2985</text:p>
          </table:table-cell>
          <table:table-cell office:value-type="float" office:value="-310" calcext:value-type="float">
            <text:p>-310</text:p>
          </table:table-cell>
          <table:table-cell table:style-name="ce2" office:value-type="float" office:value="-419" calcext:value-type="float">
            <text:p>-419</text:p>
          </table:table-cell>
          <table:table-cell table:style-name="ce2" office:value-type="string" calcext:value-type="string">
            <text:p>-419.0</text:p>
          </table:table-cell>
          <table:table-cell table:formula="of:=SUM([.F48:.F52])/5" office:value-type="float" office:value="-294" calcext:value-type="float">
            <text:p>-2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9" calcext:value-type="float">
            <text:p>219</text:p>
          </table:table-cell>
          <table:table-cell office:value-type="float" office:value="-1491" calcext:value-type="float">
            <text:p>-1491</text:p>
          </table:table-cell>
          <table:table-cell office:value-type="float" office:value="-692" calcext:value-type="float">
            <text:p>-692</text:p>
          </table:table-cell>
          <table:table-cell office:value-type="float" office:value="2541" calcext:value-type="float">
            <text:p>2541</text:p>
          </table:table-cell>
          <table:table-cell office:value-type="float" office:value="-198" calcext:value-type="float">
            <text:p>-198</text:p>
          </table:table-cell>
          <table:table-cell table:style-name="ce2" office:value-type="float" office:value="-357" calcext:value-type="float">
            <text:p>-357</text:p>
          </table:table-cell>
          <table:table-cell table:style-name="ce2" office:value-type="string" calcext:value-type="string">
            <text:p>-357.4</text:p>
          </table:table-cell>
          <table:table-cell table:formula="of:=SUM([.F49:.F53])/5" office:value-type="float" office:value="-333" calcext:value-type="float">
            <text:p>-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53" calcext:value-type="float">
            <text:p>-253</text:p>
          </table:table-cell>
          <table:table-cell office:value-type="float" office:value="-1136" calcext:value-type="float">
            <text:p>-1136</text:p>
          </table:table-cell>
          <table:table-cell office:value-type="float" office:value="-664" calcext:value-type="float">
            <text:p>-664</text:p>
          </table:table-cell>
          <table:table-cell office:value-type="float" office:value="1271" calcext:value-type="float">
            <text:p>1271</text:p>
          </table:table-cell>
          <table:table-cell office:value-type="float" office:value="-186" calcext:value-type="float">
            <text:p>-186</text:p>
          </table:table-cell>
          <table:table-cell table:style-name="ce2" office:value-type="float" office:value="-267" calcext:value-type="float">
            <text:p>-267</text:p>
          </table:table-cell>
          <table:table-cell table:style-name="ce2" office:value-type="string" calcext:value-type="string">
            <text:p>-267.6</text:p>
          </table:table-cell>
          <table:table-cell table:formula="of:=SUM([.F50:.F54])/5" office:value-type="float" office:value="-390.2" calcext:value-type="float">
            <text:p>-390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397" calcext:value-type="float">
            <text:p>-1397</text:p>
          </table:table-cell>
          <table:table-cell office:value-type="float" office:value="-1669" calcext:value-type="float">
            <text:p>-1669</text:p>
          </table:table-cell>
          <table:table-cell office:value-type="float" office:value="-496" calcext:value-type="float">
            <text:p>-496</text:p>
          </table:table-cell>
          <table:table-cell office:value-type="float" office:value="1477" calcext:value-type="float">
            <text:p>1477</text:p>
          </table:table-cell>
          <table:table-cell office:value-type="float" office:value="-353" calcext:value-type="float">
            <text:p>-353</text:p>
          </table:table-cell>
          <table:table-cell table:style-name="ce2" office:value-type="float" office:value="-271" calcext:value-type="float">
            <text:p>-271</text:p>
          </table:table-cell>
          <table:table-cell table:style-name="ce2" office:value-type="string" calcext:value-type="string">
            <text:p>-271.2</text:p>
          </table:table-cell>
          <table:table-cell table:formula="of:=SUM([.F51:.F55])/5" office:value-type="float" office:value="-415.6" calcext:value-type="float">
            <text:p>-415,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12" calcext:value-type="float">
            <text:p>-312</text:p>
          </table:table-cell>
          <table:table-cell office:value-type="float" office:value="-1277" calcext:value-type="float">
            <text:p>-1277</text:p>
          </table:table-cell>
          <table:table-cell office:value-type="float" office:value="-485" calcext:value-type="float">
            <text:p>-485</text:p>
          </table:table-cell>
          <table:table-cell office:value-type="float" office:value="1360" calcext:value-type="float">
            <text:p>1360</text:p>
          </table:table-cell>
          <table:table-cell office:value-type="float" office:value="-423" calcext:value-type="float">
            <text:p>-423</text:p>
          </table:table-cell>
          <table:table-cell table:style-name="ce2" office:value-type="float" office:value="-294" calcext:value-type="float">
            <text:p>-294</text:p>
          </table:table-cell>
          <table:table-cell table:style-name="ce2" office:value-type="string" calcext:value-type="string">
            <text:p>-294.0</text:p>
          </table:table-cell>
          <table:table-cell table:formula="of:=SUM([.F52:.F56])/5" office:value-type="float" office:value="-405.2" calcext:value-type="float">
            <text:p>-405,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903" calcext:value-type="float">
            <text:p>-1903</text:p>
          </table:table-cell>
          <table:table-cell office:value-type="float" office:value="-1292" calcext:value-type="float">
            <text:p>-1292</text:p>
          </table:table-cell>
          <table:table-cell office:value-type="float" office:value="-806" calcext:value-type="float">
            <text:p>-806</text:p>
          </table:table-cell>
          <table:table-cell office:value-type="float" office:value="1750" calcext:value-type="float">
            <text:p>1750</text:p>
          </table:table-cell>
          <table:table-cell office:value-type="float" office:value="-505" calcext:value-type="float">
            <text:p>-505</text:p>
          </table:table-cell>
          <table:table-cell table:style-name="ce2" office:value-type="float" office:value="-333" calcext:value-type="float">
            <text:p>-333</text:p>
          </table:table-cell>
          <table:table-cell table:style-name="ce2" office:value-type="string" calcext:value-type="string">
            <text:p>-333.0</text:p>
          </table:table-cell>
          <table:table-cell table:formula="of:=SUM([.F53:.F57])/5" office:value-type="float" office:value="-434.6" calcext:value-type="float">
            <text:p>-434,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599" calcext:value-type="float">
            <text:p>-2599</text:p>
          </table:table-cell>
          <table:table-cell office:value-type="float" office:value="-1338" calcext:value-type="float">
            <text:p>-1338</text:p>
          </table:table-cell>
          <table:table-cell office:value-type="float" office:value="-685" calcext:value-type="float">
            <text:p>-685</text:p>
          </table:table-cell>
          <table:table-cell office:value-type="float" office:value="2324" calcext:value-type="float">
            <text:p>2324</text:p>
          </table:table-cell>
          <table:table-cell office:value-type="float" office:value="-484" calcext:value-type="float">
            <text:p>-484</text:p>
          </table:table-cell>
          <table:table-cell table:style-name="ce2" office:value-type="float" office:value="-390" calcext:value-type="float">
            <text:p>-390</text:p>
          </table:table-cell>
          <table:table-cell table:style-name="ce2" office:value-type="string" calcext:value-type="string">
            <text:p>-390.2</text:p>
          </table:table-cell>
          <table:table-cell table:formula="of:=SUM([.F54:.F58])/5" office:value-type="float" office:value="-451.4" calcext:value-type="float">
            <text:p>-451,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011" calcext:value-type="float">
            <text:p>-4011</text:p>
          </table:table-cell>
          <table:table-cell office:value-type="float" office:value="-1398" calcext:value-type="float">
            <text:p>-1398</text:p>
          </table:table-cell>
          <table:table-cell office:value-type="float" office:value="-636" calcext:value-type="float">
            <text:p>-636</text:p>
          </table:table-cell>
          <table:table-cell office:value-type="float" office:value="2758" calcext:value-type="float">
            <text:p>2758</text:p>
          </table:table-cell>
          <table:table-cell office:value-type="float" office:value="-313" calcext:value-type="float">
            <text:p>-313</text:p>
          </table:table-cell>
          <table:table-cell table:style-name="ce2" office:value-type="float" office:value="-415" calcext:value-type="float">
            <text:p>-415</text:p>
          </table:table-cell>
          <table:table-cell table:style-name="ce2" office:value-type="string" calcext:value-type="string">
            <text:p>-415.6</text:p>
          </table:table-cell>
          <table:table-cell table:formula="of:=SUM([.F55:.F59])/5" office:value-type="float" office:value="-407.4" calcext:value-type="float">
            <text:p>-407,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142" calcext:value-type="float">
            <text:p>-6142</text:p>
          </table:table-cell>
          <table:table-cell office:value-type="float" office:value="-1277" calcext:value-type="float">
            <text:p>-1277</text:p>
          </table:table-cell>
          <table:table-cell office:value-type="float" office:value="-602" calcext:value-type="float">
            <text:p>-602</text:p>
          </table:table-cell>
          <table:table-cell office:value-type="float" office:value="1029" calcext:value-type="float">
            <text:p>1029</text:p>
          </table:table-cell>
          <table:table-cell office:value-type="float" office:value="-301" calcext:value-type="float">
            <text:p>-301</text:p>
          </table:table-cell>
          <table:table-cell table:style-name="ce2" office:value-type="float" office:value="-405" calcext:value-type="float">
            <text:p>-405</text:p>
          </table:table-cell>
          <table:table-cell table:style-name="ce2" office:value-type="string" calcext:value-type="string">
            <text:p>-405.2</text:p>
          </table:table-cell>
          <table:table-cell table:formula="of:=SUM([.F56:.F60])/5" office:value-type="float" office:value="-407.8" calcext:value-type="float">
            <text:p>-407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187" calcext:value-type="float">
            <text:p>-5187</text:p>
          </table:table-cell>
          <table:table-cell office:value-type="float" office:value="-1437" calcext:value-type="float">
            <text:p>-1437</text:p>
          </table:table-cell>
          <table:table-cell office:value-type="float" office:value="-681" calcext:value-type="float">
            <text:p>-681</text:p>
          </table:table-cell>
          <table:table-cell office:value-type="float" office:value="1475" calcext:value-type="float">
            <text:p>1475</text:p>
          </table:table-cell>
          <table:table-cell office:value-type="float" office:value="-570" calcext:value-type="float">
            <text:p>-570</text:p>
          </table:table-cell>
          <table:table-cell table:style-name="ce2" office:value-type="float" office:value="-434" calcext:value-type="float">
            <text:p>-434</text:p>
          </table:table-cell>
          <table:table-cell table:style-name="ce2" office:value-type="string" calcext:value-type="string">
            <text:p>-434.6</text:p>
          </table:table-cell>
          <table:table-cell table:formula="of:=SUM([.F57:.F61])/5" office:value-type="float" office:value="-411.2" calcext:value-type="float">
            <text:p>-411,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026" calcext:value-type="float">
            <text:p>-5026</text:p>
          </table:table-cell>
          <table:table-cell office:value-type="float" office:value="-1354" calcext:value-type="float">
            <text:p>-1354</text:p>
          </table:table-cell>
          <table:table-cell office:value-type="float" office:value="-266" calcext:value-type="float">
            <text:p>-266</text:p>
          </table:table-cell>
          <table:table-cell office:value-type="float" office:value="7223" calcext:value-type="float">
            <text:p>7223</text:p>
          </table:table-cell>
          <table:table-cell office:value-type="float" office:value="-589" calcext:value-type="float">
            <text:p>-589</text:p>
          </table:table-cell>
          <table:table-cell table:style-name="ce2" office:value-type="float" office:value="-451" calcext:value-type="float">
            <text:p>-451</text:p>
          </table:table-cell>
          <table:table-cell table:style-name="ce2" office:value-type="string" calcext:value-type="string">
            <text:p>-451.4</text:p>
          </table:table-cell>
          <table:table-cell table:formula="of:=SUM([.F58:.F62])/5" office:value-type="float" office:value="-339.8" calcext:value-type="float">
            <text:p>-339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428" calcext:value-type="float">
            <text:p>-5428</text:p>
          </table:table-cell>
          <table:table-cell office:value-type="float" office:value="-1370" calcext:value-type="float">
            <text:p>-1370</text:p>
          </table:table-cell>
          <table:table-cell office:value-type="float" office:value="-1933" calcext:value-type="float">
            <text:p>-1933</text:p>
          </table:table-cell>
          <table:table-cell office:value-type="float" office:value="3845" calcext:value-type="float">
            <text:p>3845</text:p>
          </table:table-cell>
          <table:table-cell office:value-type="float" office:value="-264" calcext:value-type="float">
            <text:p>-264</text:p>
          </table:table-cell>
          <table:table-cell table:style-name="ce2" office:value-type="float" office:value="-407" calcext:value-type="float">
            <text:p>-407</text:p>
          </table:table-cell>
          <table:table-cell table:style-name="ce2" office:value-type="string" calcext:value-type="string">
            <text:p>-407.4</text:p>
          </table:table-cell>
          <table:table-cell table:formula="of:=SUM([.F59:.F63])/5" office:value-type="float" office:value="-313.2" calcext:value-type="float">
            <text:p>-313,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251" calcext:value-type="float">
            <text:p>-6251</text:p>
          </table:table-cell>
          <table:table-cell office:value-type="float" office:value="-1173" calcext:value-type="float">
            <text:p>-1173</text:p>
          </table:table-cell>
          <table:table-cell office:value-type="float" office:value="-1445" calcext:value-type="float">
            <text:p>-1445</text:p>
          </table:table-cell>
          <table:table-cell office:value-type="float" office:value="4576" calcext:value-type="float">
            <text:p>4576</text:p>
          </table:table-cell>
          <table:table-cell office:value-type="float" office:value="-315" calcext:value-type="float">
            <text:p>-315</text:p>
          </table:table-cell>
          <table:table-cell table:style-name="ce2" office:value-type="float" office:value="-407" calcext:value-type="float">
            <text:p>-407</text:p>
          </table:table-cell>
          <table:table-cell table:style-name="ce2" office:value-type="string" calcext:value-type="string">
            <text:p>-407.8</text:p>
          </table:table-cell>
          <table:table-cell table:formula="of:=SUM([.F60:.F64])/5" office:value-type="float" office:value="-328.4" calcext:value-type="float">
            <text:p>-328,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336" calcext:value-type="float">
            <text:p>-6336</text:p>
          </table:table-cell>
          <table:table-cell office:value-type="float" office:value="-1430" calcext:value-type="float">
            <text:p>-1430</text:p>
          </table:table-cell>
          <table:table-cell office:value-type="float" office:value="-1064" calcext:value-type="float">
            <text:p>-1064</text:p>
          </table:table-cell>
          <table:table-cell office:value-type="float" office:value="3026" calcext:value-type="float">
            <text:p>3026</text:p>
          </table:table-cell>
          <table:table-cell office:value-type="float" office:value="-318" calcext:value-type="float">
            <text:p>-318</text:p>
          </table:table-cell>
          <table:table-cell table:style-name="ce2" office:value-type="float" office:value="-411" calcext:value-type="float">
            <text:p>-411</text:p>
          </table:table-cell>
          <table:table-cell table:style-name="ce2" office:value-type="string" calcext:value-type="string">
            <text:p>-411.2</text:p>
          </table:table-cell>
          <table:table-cell table:formula="of:=SUM([.F61:.F65])/5" office:value-type="float" office:value="-322.2" calcext:value-type="float">
            <text:p>-322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764" calcext:value-type="float">
            <text:p>-4764</text:p>
          </table:table-cell>
          <table:table-cell office:value-type="float" office:value="-1101" calcext:value-type="float">
            <text:p>-1101</text:p>
          </table:table-cell>
          <table:table-cell office:value-type="float" office:value="-778" calcext:value-type="float">
            <text:p>-778</text:p>
          </table:table-cell>
          <table:table-cell office:value-type="float" office:value="520" calcext:value-type="float">
            <text:p>520</text:p>
          </table:table-cell>
          <table:table-cell office:value-type="float" office:value="-213" calcext:value-type="float">
            <text:p>-213</text:p>
          </table:table-cell>
          <table:table-cell table:style-name="ce2" office:value-type="float" office:value="-339" calcext:value-type="float">
            <text:p>-339</text:p>
          </table:table-cell>
          <table:table-cell table:style-name="ce2" office:value-type="string" calcext:value-type="string">
            <text:p>-339.8</text:p>
          </table:table-cell>
          <table:table-cell table:formula="of:=SUM([.F62:.F66])/5" office:value-type="float" office:value="-293" calcext:value-type="float">
            <text:p>-2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882" calcext:value-type="float">
            <text:p>-3882</text:p>
          </table:table-cell>
          <table:table-cell office:value-type="float" office:value="-805" calcext:value-type="float">
            <text:p>-805</text:p>
          </table:table-cell>
          <table:table-cell office:value-type="float" office:value="-548" calcext:value-type="float">
            <text:p>-548</text:p>
          </table:table-cell>
          <table:table-cell office:value-type="float" office:value="-5668" calcext:value-type="float">
            <text:p>-5668</text:p>
          </table:table-cell>
          <table:table-cell office:value-type="float" office:value="-456" calcext:value-type="float">
            <text:p>-456</text:p>
          </table:table-cell>
          <table:table-cell table:style-name="ce2" office:value-type="float" office:value="-313" calcext:value-type="float">
            <text:p>-313</text:p>
          </table:table-cell>
          <table:table-cell table:style-name="ce2" office:value-type="string" calcext:value-type="string">
            <text:p>-313.2</text:p>
          </table:table-cell>
          <table:table-cell table:formula="of:=SUM([.F63:.F67])/5" office:value-type="float" office:value="-193.4" calcext:value-type="float">
            <text:p>-193,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858" calcext:value-type="float">
            <text:p>-1858</text:p>
          </table:table-cell>
          <table:table-cell office:value-type="float" office:value="-1922" calcext:value-type="float">
            <text:p>-1922</text:p>
          </table:table-cell>
          <table:table-cell office:value-type="float" office:value="-545" calcext:value-type="float">
            <text:p>-545</text:p>
          </table:table-cell>
          <table:table-cell office:value-type="float" office:value="-5853" calcext:value-type="float">
            <text:p>-5853</text:p>
          </table:table-cell>
          <table:table-cell office:value-type="float" office:value="-340" calcext:value-type="float">
            <text:p>-340</text:p>
          </table:table-cell>
          <table:table-cell table:style-name="ce2" office:value-type="float" office:value="-328" calcext:value-type="float">
            <text:p>-328</text:p>
          </table:table-cell>
          <table:table-cell table:style-name="ce2" office:value-type="string" calcext:value-type="string">
            <text:p>-328.4</text:p>
          </table:table-cell>
          <table:table-cell table:formula="of:=SUM([.F64:.F68])/5" office:value-type="float" office:value="-177" calcext:value-type="float">
            <text:p>-1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856" calcext:value-type="float">
            <text:p>-2856</text:p>
          </table:table-cell>
          <table:table-cell office:value-type="float" office:value="-1222" calcext:value-type="float">
            <text:p>-1222</text:p>
          </table:table-cell>
          <table:table-cell office:value-type="float" office:value="-400" calcext:value-type="float">
            <text:p>-400</text:p>
          </table:table-cell>
          <table:table-cell office:value-type="float" office:value="736" calcext:value-type="float">
            <text:p>736</text:p>
          </table:table-cell>
          <table:table-cell office:value-type="float" office:value="-284" calcext:value-type="float">
            <text:p>-284</text:p>
          </table:table-cell>
          <table:table-cell table:style-name="ce2" office:value-type="float" office:value="-322" calcext:value-type="float">
            <text:p>-322</text:p>
          </table:table-cell>
          <table:table-cell table:style-name="ce2" office:value-type="string" calcext:value-type="string">
            <text:p>-322.2</text:p>
          </table:table-cell>
          <table:table-cell table:formula="of:=SUM([.F65:.F69])/5"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525" calcext:value-type="float">
            <text:p>-1525</text:p>
          </table:table-cell>
          <table:table-cell office:value-type="float" office:value="-1898" calcext:value-type="float">
            <text:p>-1898</text:p>
          </table:table-cell>
          <table:table-cell office:value-type="float" office:value="-520" calcext:value-type="float">
            <text:p>-520</text:p>
          </table:table-cell>
          <table:table-cell office:value-type="float" office:value="-44" calcext:value-type="float">
            <text:p>-44</text:p>
          </table:table-cell>
          <table:table-cell office:value-type="float" office:value="-172" calcext:value-type="float">
            <text:p>-172</text:p>
          </table:table-cell>
          <table:table-cell table:style-name="ce2" office:value-type="float" office:value="-293" calcext:value-type="float">
            <text:p>-293</text:p>
          </table:table-cell>
          <table:table-cell table:style-name="ce2" office:value-type="string" calcext:value-type="string">
            <text:p>-293.0</text:p>
          </table:table-cell>
          <table:table-cell table:formula="of:=SUM([.F66:.F70])/5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017" calcext:value-type="float">
            <text:p>-1017</text:p>
          </table:table-cell>
          <table:table-cell office:value-type="float" office:value="-2073" calcext:value-type="float">
            <text:p>-2073</text:p>
          </table:table-cell>
          <table:table-cell office:value-type="float" office:value="-1043" calcext:value-type="float">
            <text:p>-1043</text:p>
          </table:table-cell>
          <table:table-cell office:value-type="float" office:value="662" calcext:value-type="float">
            <text:p>662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-193" calcext:value-type="float">
            <text:p>-193</text:p>
          </table:table-cell>
          <table:table-cell table:style-name="ce2" office:value-type="string" calcext:value-type="string">
            <text:p>-193.4</text:p>
          </table:table-cell>
          <table:table-cell table:formula="of:=SUM([.F67:.F71])/5" office:value-type="float" office:value="97.2" calcext:value-type="float">
            <text:p>97,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27" calcext:value-type="float">
            <text:p>-727</text:p>
          </table:table-cell>
          <table:table-cell office:value-type="float" office:value="-2437" calcext:value-type="float">
            <text:p>-2437</text:p>
          </table:table-cell>
          <table:table-cell office:value-type="float" office:value="-432" calcext:value-type="float">
            <text:p>-432</text:p>
          </table:table-cell>
          <table:table-cell office:value-type="float" office:value="3884" calcext:value-type="float">
            <text:p>3884</text:p>
          </table:table-cell>
          <table:table-cell office:value-type="float" office:value="-374" calcext:value-type="float">
            <text:p>-374</text:p>
          </table:table-cell>
          <table:table-cell table:style-name="ce2" office:value-type="float" office:value="-177" calcext:value-type="float">
            <text:p>-177</text:p>
          </table:table-cell>
          <table:table-cell table:style-name="ce2" office:value-type="string" calcext:value-type="string">
            <text:p>-177.0</text:p>
          </table:table-cell>
          <table:table-cell table:formula="of:=SUM([.F68:.F72])/5" office:value-type="float" office:value="64.4" calcext:value-type="float">
            <text:p>64,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63" calcext:value-type="float">
            <text:p>-463</text:p>
          </table:table-cell>
          <table:table-cell office:value-type="float" office:value="-2725" calcext:value-type="float">
            <text:p>-2725</text:p>
          </table:table-cell>
          <table:table-cell office:value-type="float" office:value="-452" calcext:value-type="float">
            <text:p>-452</text:p>
          </table:table-cell>
          <table:table-cell office:value-type="float" office:value="-3069" calcext:value-type="float">
            <text:p>-3069</text:p>
          </table:table-cell>
          <table:table-cell office:value-type="float" office:value="728" calcext:value-type="float">
            <text:p>728</text:p>
          </table:table-cell>
          <table:table-cell table:style-name="ce2" office:value-type="float" office:value="-36" calcext:value-type="float">
            <text:p>-36</text:p>
          </table:table-cell>
          <table:table-cell table:style-name="ce2" office:value-type="string" calcext:value-type="string">
            <text:p>36.6</text:p>
          </table:table-cell>
          <table:table-cell table:formula="of:=SUM([.F69:.F73])/5" office:value-type="float" office:value="77.4" calcext:value-type="float">
            <text:p>77,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06" calcext:value-type="float">
            <text:p>-206</text:p>
          </table:table-cell>
          <table:table-cell office:value-type="float" office:value="-1915" calcext:value-type="float">
            <text:p>-1915</text:p>
          </table:table-cell>
          <table:table-cell office:value-type="float" office:value="-614" calcext:value-type="float">
            <text:p>-614</text:p>
          </table:table-cell>
          <table:table-cell office:value-type="float" office:value="-4035" calcext:value-type="float">
            <text:p>-4035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-96" calcext:value-type="float">
            <text:p>-96</text:p>
          </table:table-cell>
          <table:table-cell table:style-name="ce2" office:value-type="string" calcext:value-type="string">
            <text:p>96.0</text:p>
          </table:table-cell>
          <table:table-cell table:formula="of:=SUM([.F70:.F74])/5" office:value-type="float" office:value="-130.8" calcext:value-type="float">
            <text:p>-130,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170" calcext:value-type="float">
            <text:p>-2170</text:p>
          </table:table-cell>
          <table:table-cell office:value-type="float" office:value="-2005" calcext:value-type="float">
            <text:p>-2005</text:p>
          </table:table-cell>
          <table:table-cell office:value-type="float" office:value="-517" calcext:value-type="float">
            <text:p>-517</text:p>
          </table:table-cell>
          <table:table-cell office:value-type="float" office:value="-1152" calcext:value-type="float">
            <text:p>-1152</text:p>
          </table:table-cell>
          <table:table-cell office:value-type="float" office:value="-166" calcext:value-type="float">
            <text:p>-166</text:p>
          </table:table-cell>
          <table:table-cell table:style-name="ce2" office:value-type="float" office:value="-97" calcext:value-type="float">
            <text:p>-97</text:p>
          </table:table-cell>
          <table:table-cell table:style-name="ce2" office:value-type="string" calcext:value-type="string">
            <text:p>97.2</text:p>
          </table:table-cell>
          <table:table-cell table:formula="of:=SUM([.F71:.F75])/5" office:value-type="float" office:value="-272.8" calcext:value-type="float">
            <text:p>-272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14" calcext:value-type="float">
            <text:p>-514</text:p>
          </table:table-cell>
          <table:table-cell office:value-type="float" office:value="-1715" calcext:value-type="float">
            <text:p>-1715</text:p>
          </table:table-cell>
          <table:table-cell office:value-type="float" office:value="-643" calcext:value-type="float">
            <text:p>-643</text:p>
          </table:table-cell>
          <table:table-cell office:value-type="float" office:value="3117" calcext:value-type="float">
            <text:p>3117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-64" calcext:value-type="float">
            <text:p>-64</text:p>
          </table:table-cell>
          <table:table-cell table:style-name="ce2" office:value-type="string" calcext:value-type="string">
            <text:p>64.4</text:p>
          </table:table-cell>
          <table:table-cell table:formula="of:=SUM([.F72:.F76])/5" office:value-type="float" office:value="-361" calcext:value-type="float">
            <text:p>-3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079" calcext:value-type="float">
            <text:p>-1079</text:p>
          </table:table-cell>
          <table:table-cell office:value-type="float" office:value="-2000" calcext:value-type="float">
            <text:p>-2000</text:p>
          </table:table-cell>
          <table:table-cell office:value-type="float" office:value="-736" calcext:value-type="float">
            <text:p>-736</text:p>
          </table:table-cell>
          <table:table-cell office:value-type="float" office:value="4487" calcext:value-type="float">
            <text:p>4487</text:p>
          </table:table-cell>
          <table:table-cell office:value-type="float" office:value="-309" calcext:value-type="float">
            <text:p>-309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string" calcext:value-type="string">
            <text:p>77.4</text:p>
          </table:table-cell>
          <table:table-cell table:formula="of:=SUM([.F73:.F77])/5" office:value-type="float" office:value="-557.6" calcext:value-type="float">
            <text:p>-557,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87" calcext:value-type="float">
            <text:p>-787</text:p>
          </table:table-cell>
          <table:table-cell office:value-type="float" office:value="-1827" calcext:value-type="float">
            <text:p>-1827</text:p>
          </table:table-cell>
          <table:table-cell office:value-type="float" office:value="395" calcext:value-type="float">
            <text:p>395</text:p>
          </table:table-cell>
          <table:table-cell office:value-type="float" office:value="2759" calcext:value-type="float">
            <text:p>2759</text:p>
          </table:table-cell>
          <table:table-cell office:value-type="float" office:value="-313" calcext:value-type="float">
            <text:p>-313</text:p>
          </table:table-cell>
          <table:table-cell table:style-name="ce2" office:value-type="float" office:value="-130" calcext:value-type="float">
            <text:p>-130</text:p>
          </table:table-cell>
          <table:table-cell table:style-name="ce2" office:value-type="string" calcext:value-type="string">
            <text:p>-130.8</text:p>
          </table:table-cell>
          <table:table-cell table:formula="of:=SUM([.F74:.F78])/5" office:value-type="float" office:value="-622.6" calcext:value-type="float">
            <text:p>-622,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-1756" calcext:value-type="float">
            <text:p>-1756</text:p>
          </table:table-cell>
          <table:table-cell office:value-type="float" office:value="-962" calcext:value-type="float">
            <text:p>-962</text:p>
          </table:table-cell>
          <table:table-cell office:value-type="float" office:value="1794" calcext:value-type="float">
            <text:p>1794</text:p>
          </table:table-cell>
          <table:table-cell office:value-type="float" office:value="-697" calcext:value-type="float">
            <text:p>-697</text:p>
          </table:table-cell>
          <table:table-cell table:style-name="ce2" office:value-type="float" office:value="-272" calcext:value-type="float">
            <text:p>-272</text:p>
          </table:table-cell>
          <table:table-cell table:style-name="ce2" office:value-type="string" calcext:value-type="string">
            <text:p>-272.8</text:p>
          </table:table-cell>
          <table:table-cell table:formula="of:=SUM([.F75:.F79])/5" office:value-type="float" office:value="-628.6" calcext:value-type="float">
            <text:p>-628,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-2062" calcext:value-type="float">
            <text:p>-2062</text:p>
          </table:table-cell>
          <table:table-cell office:value-type="float" office:value="-99" calcext:value-type="float">
            <text:p>-99</text:p>
          </table:table-cell>
          <table:table-cell office:value-type="float" office:value="656" calcext:value-type="float">
            <text:p>656</text:p>
          </table:table-cell>
          <table:table-cell office:value-type="float" office:value="-607" calcext:value-type="float">
            <text:p>-607</text:p>
          </table:table-cell>
          <table:table-cell table:style-name="ce2" office:value-type="float" office:value="-361" calcext:value-type="float">
            <text:p>-361</text:p>
          </table:table-cell>
          <table:table-cell table:style-name="ce2" office:value-type="string" calcext:value-type="string">
            <text:p>-361.0</text:p>
          </table:table-cell>
          <table:table-cell table:formula="of:=SUM([.F76:.F80])/5" office:value-type="float" office:value="-609" calcext:value-type="float">
            <text:p>-6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-2034" calcext:value-type="float">
            <text:p>-2034</text:p>
          </table:table-cell>
          <table:table-cell office:value-type="float" office:value="-477" calcext:value-type="float">
            <text:p>-477</text:p>
          </table:table-cell>
          <table:table-cell office:value-type="float" office:value="1101" calcext:value-type="float">
            <text:p>1101</text:p>
          </table:table-cell>
          <table:table-cell office:value-type="float" office:value="-862" calcext:value-type="float">
            <text:p>-862</text:p>
          </table:table-cell>
          <table:table-cell table:style-name="ce2" office:value-type="float" office:value="-557" calcext:value-type="float">
            <text:p>-557</text:p>
          </table:table-cell>
          <table:table-cell table:style-name="ce2" office:value-type="string" calcext:value-type="string">
            <text:p>-557.6</text:p>
          </table:table-cell>
          <table:table-cell table:formula="of:=SUM([.F77:.F81])/5" office:value-type="float" office:value="-632.8" calcext:value-type="float">
            <text:p>-632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-2067" calcext:value-type="float">
            <text:p>-2067</text:p>
          </table:table-cell>
          <table:table-cell office:value-type="float" office:value="-154" calcext:value-type="float">
            <text:p>-154</text:p>
          </table:table-cell>
          <table:table-cell office:value-type="float" office:value="2922" calcext:value-type="float">
            <text:p>2922</text:p>
          </table:table-cell>
          <table:table-cell office:value-type="float" office:value="-634" calcext:value-type="float">
            <text:p>-634</text:p>
          </table:table-cell>
          <table:table-cell table:style-name="ce2" office:value-type="float" office:value="-622" calcext:value-type="float">
            <text:p>-622</text:p>
          </table:table-cell>
          <table:table-cell table:style-name="ce2" office:value-type="string" calcext:value-type="string">
            <text:p>-622.6</text:p>
          </table:table-cell>
          <table:table-cell table:formula="of:=SUM([.F78:.F82])/5" office:value-type="float" office:value="-551.8" calcext:value-type="float">
            <text:p>-551,8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-1955" calcext:value-type="float">
            <text:p>-1955</text:p>
          </table:table-cell>
          <table:table-cell office:value-type="float" office:value="-654" calcext:value-type="float">
            <text:p>-654</text:p>
          </table:table-cell>
          <table:table-cell office:value-type="float" office:value="246" calcext:value-type="float">
            <text:p>246</text:p>
          </table:table-cell>
          <table:table-cell office:value-type="float" office:value="-343" calcext:value-type="float">
            <text:p>-343</text:p>
          </table:table-cell>
          <table:table-cell table:style-name="ce2" office:value-type="float" office:value="-628" calcext:value-type="float">
            <text:p>-628</text:p>
          </table:table-cell>
          <table:table-cell table:style-name="ce2" office:value-type="string" calcext:value-type="string">
            <text:p>-628.6</text:p>
          </table:table-cell>
          <table:table-cell table:formula="of:=SUM([.F79:.F83])/5" office:value-type="float" office:value="-591.4" calcext:value-type="float">
            <text:p>-591,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-2013" calcext:value-type="float">
            <text:p>-2013</text:p>
          </table:table-cell>
          <table:table-cell office:value-type="float" office:value="-251" calcext:value-type="float">
            <text:p>-251</text:p>
          </table:table-cell>
          <table:table-cell office:value-type="float" office:value="754" calcext:value-type="float">
            <text:p>754</text:p>
          </table:table-cell>
          <table:table-cell office:value-type="float" office:value="-599" calcext:value-type="float">
            <text:p>-599</text:p>
          </table:table-cell>
          <table:table-cell table:style-name="ce2" office:value-type="float" office:value="-609" calcext:value-type="float">
            <text:p>-609</text:p>
          </table:table-cell>
          <table:table-cell table:style-name="ce2" office:value-type="string" calcext:value-type="string">
            <text:p>-609.0</text:p>
          </table:table-cell>
          <table:table-cell table:formula="of:=SUM([.F80:.F84])/5" office:value-type="float" office:value="-659.8" calcext:value-type="float">
            <text:p>-659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-2342" calcext:value-type="float">
            <text:p>-2342</text:p>
          </table:table-cell>
          <table:table-cell office:value-type="float" office:value="-663" calcext:value-type="float">
            <text:p>-663</text:p>
          </table:table-cell>
          <table:table-cell office:value-type="float" office:value="-2183" calcext:value-type="float">
            <text:p>-2183</text:p>
          </table:table-cell>
          <table:table-cell office:value-type="float" office:value="-726" calcext:value-type="float">
            <text:p>-726</text:p>
          </table:table-cell>
          <table:table-cell table:style-name="ce2" office:value-type="float" office:value="-632" calcext:value-type="float">
            <text:p>-632</text:p>
          </table:table-cell>
          <table:table-cell table:style-name="ce2" office:value-type="string" calcext:value-type="string">
            <text:p>-632.8</text:p>
          </table:table-cell>
          <table:table-cell table:formula="of:=SUM([.F81:.F85])/5" office:value-type="float" office:value="-727.6" calcext:value-type="float">
            <text:p>-727,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-1874" calcext:value-type="float">
            <text:p>-1874</text:p>
          </table:table-cell>
          <table:table-cell office:value-type="float" office:value="-167" calcext:value-type="float">
            <text:p>-167</text:p>
          </table:table-cell>
          <table:table-cell office:value-type="float" office:value="-128" calcext:value-type="float">
            <text:p>-128</text:p>
          </table:table-cell>
          <table:table-cell office:value-type="float" office:value="-457" calcext:value-type="float">
            <text:p>-457</text:p>
          </table:table-cell>
          <table:table-cell table:style-name="ce2" office:value-type="float" office:value="-551" calcext:value-type="float">
            <text:p>-551</text:p>
          </table:table-cell>
          <table:table-cell table:style-name="ce2" office:value-type="string" calcext:value-type="string">
            <text:p>-551.8</text:p>
          </table:table-cell>
          <table:table-cell table:formula="of:=SUM([.F82:.F86])/5" office:value-type="float" office:value="-715" calcext:value-type="float">
            <text:p>-7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1938" calcext:value-type="float">
            <text:p>-1938</text:p>
          </table:table-cell>
          <table:table-cell office:value-type="float" office:value="-184" calcext:value-type="float">
            <text:p>-184</text:p>
          </table:table-cell>
          <table:table-cell office:value-type="float" office:value="1914" calcext:value-type="float">
            <text:p>1914</text:p>
          </table:table-cell>
          <table:table-cell office:value-type="float" office:value="-832" calcext:value-type="float">
            <text:p>-832</text:p>
          </table:table-cell>
          <table:table-cell table:style-name="ce2" office:value-type="float" office:value="-591" calcext:value-type="float">
            <text:p>-591</text:p>
          </table:table-cell>
          <table:table-cell table:style-name="ce2" office:value-type="string" calcext:value-type="string">
            <text:p>-591.4</text:p>
          </table:table-cell>
          <table:table-cell table:formula="of:=SUM([.F83:.F87])/5" office:value-type="float" office:value="-746.2" calcext:value-type="float">
            <text:p>-746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-2143" calcext:value-type="float">
            <text:p>-2143</text:p>
          </table:table-cell>
          <table:table-cell office:value-type="float" office:value="-308" calcext:value-type="float">
            <text:p>-308</text:p>
          </table:table-cell>
          <table:table-cell office:value-type="float" office:value="-743" calcext:value-type="float">
            <text:p>-743</text:p>
          </table:table-cell>
          <table:table-cell office:value-type="float" office:value="-685" calcext:value-type="float">
            <text:p>-685</text:p>
          </table:table-cell>
          <table:table-cell table:style-name="ce2" office:value-type="float" office:value="-659" calcext:value-type="float">
            <text:p>-659</text:p>
          </table:table-cell>
          <table:table-cell table:style-name="ce2" office:value-type="string" calcext:value-type="string">
            <text:p>-659.8</text:p>
          </table:table-cell>
          <table:table-cell table:formula="of:=SUM([.F84:.F88])/5" office:value-type="float" office:value="-729.6" calcext:value-type="float">
            <text:p>-729,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2006" calcext:value-type="float">
            <text:p>-2006</text:p>
          </table:table-cell>
          <table:table-cell office:value-type="float" office:value="-718" calcext:value-type="float">
            <text:p>-718</text:p>
          </table:table-cell>
          <table:table-cell office:value-type="float" office:value="684" calcext:value-type="float">
            <text:p>684</text:p>
          </table:table-cell>
          <table:table-cell office:value-type="float" office:value="-938" calcext:value-type="float">
            <text:p>-938</text:p>
          </table:table-cell>
          <table:table-cell table:style-name="ce2" office:value-type="float" office:value="-727" calcext:value-type="float">
            <text:p>-727</text:p>
          </table:table-cell>
          <table:table-cell table:style-name="ce2" office:value-type="string" calcext:value-type="string">
            <text:p>-727.6</text:p>
          </table:table-cell>
          <table:table-cell table:formula="of:=SUM([.F85:.F89])/5" office:value-type="float" office:value="-962.8" calcext:value-type="float">
            <text:p>-962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-1952" calcext:value-type="float">
            <text:p>-1952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-663" calcext:value-type="float">
            <text:p>-663</text:p>
          </table:table-cell>
          <table:table-cell table:style-name="ce2" office:value-type="float" office:value="-715" calcext:value-type="float">
            <text:p>-715</text:p>
          </table:table-cell>
          <table:table-cell table:style-name="ce2" office:value-type="string" calcext:value-type="string">
            <text:p>-715.0</text:p>
          </table:table-cell>
          <table:table-cell table:formula="of:=SUM([.F86:.F90])/5" office:value-type="float" office:value="-1117.4" calcext:value-type="float">
            <text:p>-1117,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3" calcext:value-type="float">
            <text:p>-13</text:p>
          </table:table-cell>
          <table:table-cell office:value-type="float" office:value="-2185" calcext:value-type="float">
            <text:p>-2185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-613" calcext:value-type="float">
            <text:p>-613</text:p>
          </table:table-cell>
          <table:table-cell table:style-name="ce2" office:value-type="float" office:value="-746" calcext:value-type="float">
            <text:p>-746</text:p>
          </table:table-cell>
          <table:table-cell table:style-name="ce2" office:value-type="string" calcext:value-type="string">
            <text:p>-746.2</text:p>
          </table:table-cell>
          <table:table-cell table:formula="of:=SUM([.F87:.F91])/5" office:value-type="float" office:value="-1210.6" calcext:value-type="float">
            <text:p>-1210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-2176" calcext:value-type="float">
            <text:p>-217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-749" calcext:value-type="float">
            <text:p>-749</text:p>
          </table:table-cell>
          <table:table-cell table:style-name="ce2" office:value-type="float" office:value="-729" calcext:value-type="float">
            <text:p>-729</text:p>
          </table:table-cell>
          <table:table-cell table:style-name="ce2" office:value-type="string" calcext:value-type="string">
            <text:p>-729.6</text:p>
          </table:table-cell>
          <table:table-cell table:formula="of:=SUM([.F88:.F92])/5" office:value-type="float" office:value="-1067.2" calcext:value-type="float">
            <text:p>-1067,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8" calcext:value-type="float">
            <text:p>-38</text:p>
          </table:table-cell>
          <table:table-cell office:value-type="float" office:value="-2426" calcext:value-type="float">
            <text:p>-2426</text:p>
          </table:table-cell>
          <table:table-cell/>
          <table:table-cell office:value-type="float" office:value="4809" calcext:value-type="float">
            <text:p>4809</text:p>
          </table:table-cell>
          <table:table-cell office:value-type="float" office:value="-1851" calcext:value-type="float">
            <text:p>-1851</text:p>
          </table:table-cell>
          <table:table-cell table:style-name="ce2" office:value-type="float" office:value="-962" calcext:value-type="float">
            <text:p>-962</text:p>
          </table:table-cell>
          <table:table-cell table:style-name="ce2" office:value-type="string" calcext:value-type="string">
            <text:p>-962.8</text:p>
          </table:table-cell>
          <table:table-cell table:formula="of:=SUM([.F89:.F93])/5" office:value-type="float" office:value="-703.6" calcext:value-type="float">
            <text:p>-703,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-613" calcext:value-type="float">
            <text:p>-613</text:p>
          </table:table-cell>
          <table:table-cell office:value-type="float" office:value="-1711" calcext:value-type="float">
            <text:p>-1711</text:p>
          </table:table-cell>
          <table:table-cell table:style-name="ce2" office:value-type="float" office:value="-1117" calcext:value-type="float">
            <text:p>-1 117</text:p>
          </table:table-cell>
          <table:table-cell table:style-name="ce2" office:value-type="string" calcext:value-type="string">
            <text:p>-1117.4</text:p>
          </table:table-cell>
          <table:table-cell table:formula="of:=SUM([.F90:.F94])/5" office:value-type="float" office:value="-318" calcext:value-type="float">
            <text:p>-3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office:value-type="float" office:value="-1129" calcext:value-type="float">
            <text:p>-1129</text:p>
          </table:table-cell>
          <table:table-cell table:style-name="ce2" office:value-type="float" office:value="-1210" calcext:value-type="float">
            <text:p>-1 210</text:p>
          </table:table-cell>
          <table:table-cell table:style-name="ce2" office:value-type="string" calcext:value-type="string">
            <text:p>-1210.6</text:p>
          </table:table-cell>
          <table:table-cell table:formula="of:=SUM([.F91:.F95])/5" office:value-type="float" office:value="147.8" calcext:value-type="float">
            <text:p>147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752" calcext:value-type="float">
            <text:p>2752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-1067" calcext:value-type="float">
            <text:p>-1 067</text:p>
          </table:table-cell>
          <table:table-cell table:style-name="ce2" office:value-type="string" calcext:value-type="string">
            <text:p>-1067.2</text:p>
          </table:table-cell>
          <table:table-cell table:formula="of:=SUM([.F92:.F96])/5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226" calcext:value-type="float">
            <text:p>2226</text:p>
          </table:table-cell>
          <table:table-cell office:value-type="float" office:value="1069" calcext:value-type="float">
            <text:p>1069</text:p>
          </table:table-cell>
          <table:table-cell table:style-name="ce2" office:value-type="float" office:value="-703" calcext:value-type="float">
            <text:p>-703</text:p>
          </table:table-cell>
          <table:table-cell table:style-name="ce2" office:value-type="string" calcext:value-type="string">
            <text:p>-703.6</text:p>
          </table:table-cell>
          <table:table-cell table:formula="of:=SUM([.F93:.F97])/5" office:value-type="float" office:value="504.8" calcext:value-type="float">
            <text:p>504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95" calcext:value-type="float">
            <text:p>1495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-318" calcext:value-type="float">
            <text:p>-318</text:p>
          </table:table-cell>
          <table:table-cell table:style-name="ce2" office:value-type="string" calcext:value-type="string">
            <text:p>-318.0</text:p>
          </table:table-cell>
          <table:table-cell table:formula="of:=SUM([.F94:.F98])/5" office:value-type="float" office:value="378.6" calcext:value-type="float">
            <text:p>378,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438" calcext:value-type="float">
            <text:p>1438</text:p>
          </table:table-cell>
          <table:table-cell office:value-type="float" office:value="618" calcext:value-type="float">
            <text:p>618</text:p>
          </table:table-cell>
          <table:table-cell table:style-name="ce2" office:value-type="float" office:value="-147" calcext:value-type="float">
            <text:p>-147</text:p>
          </table:table-cell>
          <table:table-cell table:style-name="ce2" office:value-type="string" calcext:value-type="string">
            <text:p>147.8</text:p>
          </table:table-cell>
          <table:table-cell table:formula="of:=SUM([.F95:.F99])/5" office:value-type="float" office:value="473.2" calcext:value-type="float">
            <text:p>473,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45" calcext:value-type="float">
            <text:p>1445</text:p>
          </table:table-cell>
          <table:table-cell office:value-type="float" office:value="242" calcext:value-type="float">
            <text:p>242</text:p>
          </table:table-cell>
          <table:table-cell table:style-name="ce2" office:value-type="float" office:value="-422" calcext:value-type="float">
            <text:p>-422</text:p>
          </table:table-cell>
          <table:table-cell table:style-name="ce2" office:value-type="string" calcext:value-type="string">
            <text:p>422.0</text:p>
          </table:table-cell>
          <table:table-cell table:formula="of:=SUM([.F96:.F100])/5" office:value-type="float" office:value="449.8" calcext:value-type="float">
            <text:p>449,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office:value-type="float" office:value="518" calcext:value-type="float">
            <text:p>518</text:p>
          </table:table-cell>
          <table:table-cell table:style-name="ce2" office:value-type="float" office:value="-504" calcext:value-type="float">
            <text:p>-504</text:p>
          </table:table-cell>
          <table:table-cell table:style-name="ce2" office:value-type="string" calcext:value-type="string">
            <text:p>504.8</text:p>
          </table:table-cell>
          <table:table-cell table:formula="of:=SUM([.F97:.F101])/5" office:value-type="float" office:value="467.4" calcext:value-type="float">
            <text:p>467,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13" calcext:value-type="float">
            <text:p>1813</text:p>
          </table:table-cell>
          <table:table-cell office:value-type="float" office:value="438" calcext:value-type="float">
            <text:p>438</text:p>
          </table:table-cell>
          <table:table-cell table:style-name="ce2" office:value-type="float" office:value="-378" calcext:value-type="float">
            <text:p>-378</text:p>
          </table:table-cell>
          <table:table-cell table:style-name="ce2" office:value-type="string" calcext:value-type="string">
            <text:p>378.6</text:p>
          </table:table-cell>
          <table:table-cell table:formula="of:=SUM([.F98:.F102])/5" office:value-type="float" office:value="380.6" calcext:value-type="float">
            <text:p>380,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576" calcext:value-type="float">
            <text:p>1576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-473" calcext:value-type="float">
            <text:p>-473</text:p>
          </table:table-cell>
          <table:table-cell table:style-name="ce2" office:value-type="string" calcext:value-type="string">
            <text:p>473.2</text:p>
          </table:table-cell>
          <table:table-cell table:formula="of:=SUM([.F99:.F103])/5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431" calcext:value-type="float">
            <text:p>1431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-449" calcext:value-type="float">
            <text:p>-449</text:p>
          </table:table-cell>
          <table:table-cell table:style-name="ce2" office:value-type="string" calcext:value-type="string">
            <text:p>449.8</text:p>
          </table:table-cell>
          <table:table-cell table:formula="of:=SUM([.F100:.F104])/5" office:value-type="float" office:value="435.8" calcext:value-type="float">
            <text:p>435,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-467" calcext:value-type="float">
            <text:p>-467</text:p>
          </table:table-cell>
          <table:table-cell table:style-name="ce2" office:value-type="string" calcext:value-type="string">
            <text:p>467.4</text:p>
          </table:table-cell>
          <table:table-cell table:formula="of:=SUM([.F101:.F105])/5" office:value-type="float" office:value="536.6" calcext:value-type="float">
            <text:p>536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-380" calcext:value-type="float">
            <text:p>-380</text:p>
          </table:table-cell>
          <table:table-cell table:style-name="ce2" office:value-type="string" calcext:value-type="string">
            <text:p>380.6</text:p>
          </table:table-cell>
          <table:table-cell table:formula="of:=SUM([.F102:.F106])/5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2428" calcext:value-type="float">
            <text:p>2428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-393" calcext:value-type="float">
            <text:p>-393</text:p>
          </table:table-cell>
          <table:table-cell table:style-name="ce2" office:value-type="string" calcext:value-type="string">
            <text:p>393.0</text:p>
          </table:table-cell>
          <table:table-cell table:formula="of:=SUM([.F103:.F107])/5" office:value-type="float" office:value="489.8" calcext:value-type="float">
            <text:p>489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495" calcext:value-type="float">
            <text:p>1495</text:p>
          </table:table-cell>
          <table:table-cell office:value-type="float" office:value="764" calcext:value-type="float">
            <text:p>76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435.8</text:p>
          </table:table-cell>
          <table:table-cell table:formula="of:=SUM([.F104:.F108])/5" office:value-type="float" office:value="433.6" calcext:value-type="float">
            <text:p>433,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530" calcext:value-type="float">
            <text:p>1530</text:p>
          </table:table-cell>
          <table:table-cell office:value-type="float" office:value="1005" calcext:value-type="float">
            <text:p>1005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536.6</text:p>
          </table:table-cell>
          <table:table-cell table:formula="of:=SUM([.F105:.F109])/5" office:value-type="float" office:value="296.4" calcext:value-type="float">
            <text:p>296,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229" calcext:value-type="float">
            <text:p>1229</text:p>
          </table:table-cell>
          <table:table-cell office:value-type="float" office:value="-523" calcext:value-type="float">
            <text:p>-523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366.0</text:p>
          </table:table-cell>
          <table:table-cell table:formula="of:=SUM([.F106:.F110])/5" office:value-type="float" office:value="144.2" calcext:value-type="float">
            <text:p>144,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542" calcext:value-type="float">
            <text:p>1542</text:p>
          </table:table-cell>
          <table:table-cell office:value-type="float" office:value="703" calcext:value-type="float">
            <text:p>703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489.8</text:p>
          </table:table-cell>
          <table:table-cell table:formula="of:=SUM([.F107:.F111])/5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307" calcext:value-type="float">
            <text:p>1307</text:p>
          </table:table-cell>
          <table:table-cell office:value-type="float" office:value="219" calcext:value-type="float">
            <text:p>21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33.6</text:p>
          </table:table-cell>
          <table:table-cell table:formula="of:=SUM([.F108:.F112])/5" office:value-type="float" office:value="184.6" calcext:value-type="float">
            <text:p>184,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296.4</text:p>
          </table:table-cell>
          <table:table-cell table:formula="of:=SUM([.F109:.F113])/5" office:value-type="float" office:value="131.2" calcext:value-type="float">
            <text:p>131,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244" calcext:value-type="float">
            <text:p>244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144.2</text:p>
          </table:table-cell>
          <table:table-cell table:formula="of:=SUM([.F110:.F114])/5"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299.0</text:p>
          </table:table-cell>
          <table:table-cell table:formula="of:=SUM([.F111:.F115])/5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184.6</text:p>
          </table:table-cell>
          <table:table-cell table:formula="of:=SUM([.F112:.F116])/5" office:value-type="float" office:value="-181.4" calcext:value-type="float">
            <text:p>-181,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48" calcext:value-type="float">
            <text:p>-4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131.2</text:p>
          </table:table-cell>
          <table:table-cell table:formula="of:=SUM([.F113:.F117])/5" office:value-type="float" office:value="-338" calcext:value-type="float">
            <text:p>-3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-712" calcext:value-type="float">
            <text:p>-712</text:p>
          </table:table-cell>
          <table:table-cell office:value-type="float" office:value="-294" calcext:value-type="float">
            <text:p>-29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56.8</text:p>
          </table:table-cell>
          <table:table-cell table:formula="of:=SUM([.F114:.F118])/5" office:value-type="float" office:value="-636.8" calcext:value-type="float">
            <text:p>-636,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-280" calcext:value-type="float">
            <text:p>-280</text:p>
          </table:table-cell>
          <table:table-cell table:style-name="ce2" office:value-type="float" office:value="-48" calcext:value-type="float">
            <text:p>-48</text:p>
          </table:table-cell>
          <table:table-cell table:style-name="ce2" office:value-type="string" calcext:value-type="string">
            <text:p>-48.0</text:p>
          </table:table-cell>
          <table:table-cell table:formula="of:=SUM([.F115:.F119])/5" office:value-type="float" office:value="-625.6" calcext:value-type="float">
            <text:p>-625,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-416" calcext:value-type="float">
            <text:p>-416</text:p>
          </table:table-cell>
          <table:table-cell table:style-name="ce2" office:value-type="float" office:value="-181" calcext:value-type="float">
            <text:p>-181</text:p>
          </table:table-cell>
          <table:table-cell table:style-name="ce2" office:value-type="string" calcext:value-type="string">
            <text:p>-181.4</text:p>
          </table:table-cell>
          <table:table-cell table:formula="of:=SUM([.F116:.F120])/5" office:value-type="float" office:value="-678.6" calcext:value-type="float">
            <text:p>-678,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office:value-type="float" office:value="-652" calcext:value-type="float">
            <text:p>-652</text:p>
          </table:table-cell>
          <table:table-cell table:style-name="ce2" office:value-type="float" office:value="-338" calcext:value-type="float">
            <text:p>-338</text:p>
          </table:table-cell>
          <table:table-cell table:style-name="ce2" office:value-type="string" calcext:value-type="string">
            <text:p>-338.0</text:p>
          </table:table-cell>
          <table:table-cell table:formula="of:=SUM([.F117:.F121])/5" office:value-type="float" office:value="-511.6" calcext:value-type="float">
            <text:p>-511,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-1542" calcext:value-type="float">
            <text:p>-1542</text:p>
          </table:table-cell>
          <table:table-cell table:style-name="ce2" office:value-type="float" office:value="-636" calcext:value-type="float">
            <text:p>-636</text:p>
          </table:table-cell>
          <table:table-cell table:style-name="ce2" office:value-type="string" calcext:value-type="string">
            <text:p>-636.8</text:p>
          </table:table-cell>
          <table:table-cell table:formula="of:=SUM([.F118:.F122])/5" office:value-type="float" office:value="-429.6" calcext:value-type="float">
            <text:p>-429,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-238" calcext:value-type="float">
            <text:p>-238</text:p>
          </table:table-cell>
          <table:table-cell table:style-name="ce2" office:value-type="float" office:value="-625" calcext:value-type="float">
            <text:p>-625</text:p>
          </table:table-cell>
          <table:table-cell table:style-name="ce2" office:value-type="string" calcext:value-type="string">
            <text:p>-625.6</text:p>
          </table:table-cell>
          <table:table-cell table:formula="of:=SUM([.F119:.F123])/5" office:value-type="float" office:value="-158.6" calcext:value-type="float">
            <text:p>-158,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-57" calcext:value-type="float">
            <text:p>-57</text:p>
          </table:table-cell>
          <table:table-cell office:value-type="float" office:value="-545" calcext:value-type="float">
            <text:p>-545</text:p>
          </table:table-cell>
          <table:table-cell table:style-name="ce2" office:value-type="float" office:value="-678" calcext:value-type="float">
            <text:p>-678</text:p>
          </table:table-cell>
          <table:table-cell table:style-name="ce2" office:value-type="string" calcext:value-type="string">
            <text:p>-678.6</text:p>
          </table:table-cell>
          <table:table-cell table:formula="of:=SUM([.F120:.F124])/5" office:value-type="float" office:value="-129.4" calcext:value-type="float">
            <text:p>-129,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-511" calcext:value-type="float">
            <text:p>-511</text:p>
          </table:table-cell>
          <table:table-cell table:style-name="ce2" office:value-type="string" calcext:value-type="string">
            <text:p>-511.6</text:p>
          </table:table-cell>
          <table:table-cell table:formula="of:=SUM([.F121:.F125])/5"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-242" calcext:value-type="float">
            <text:p>-242</text:p>
          </table:table-cell>
          <table:table-cell table:style-name="ce2" office:value-type="float" office:value="-429" calcext:value-type="float">
            <text:p>-429</text:p>
          </table:table-cell>
          <table:table-cell table:style-name="ce2" office:value-type="string" calcext:value-type="string">
            <text:p>-429.6</text:p>
          </table:table-cell>
          <table:table-cell table:formula="of:=SUM([.F122:.F126])/5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187" calcext:value-type="float">
            <text:p>-187</text:p>
          </table:table-cell>
          <table:table-cell table:style-name="ce2" office:value-type="float" office:value="-158" calcext:value-type="float">
            <text:p>-158</text:p>
          </table:table-cell>
          <table:table-cell table:style-name="ce2" office:value-type="string" calcext:value-type="string">
            <text:p>-158.6</text:p>
          </table:table-cell>
          <table:table-cell table:formula="of:=SUM([.F123:.F127])/5" office:value-type="float" office:value="-51.6" calcext:value-type="float">
            <text:p>-51,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-92" calcext:value-type="float">
            <text:p>-92</text:p>
          </table:table-cell>
          <table:table-cell table:style-name="ce2" office:value-type="float" office:value="-129" calcext:value-type="float">
            <text:p>-129</text:p>
          </table:table-cell>
          <table:table-cell table:style-name="ce2" office:value-type="string" calcext:value-type="string">
            <text:p>-129.4</text:p>
          </table:table-cell>
          <table:table-cell table:formula="of:=SUM([.F124:.F128])/5" office:value-type="float" office:value="27.4" calcext:value-type="float">
            <text:p>27,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.4</text:p>
          </table:table-cell>
          <table:table-cell table:formula="of:=SUM([.F125:.F129])/5" office:value-type="float" office:value="95.4" calcext:value-type="float">
            <text:p>95,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-23" calcext:value-type="float">
            <text:p>-2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-74.0</text:p>
          </table:table-cell>
          <table:table-cell table:formula="of:=SUM([.F126:.F130])/5" office:value-type="float" office:value="148.6" calcext:value-type="float">
            <text:p>148,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51" calcext:value-type="float">
            <text:p>-51</text:p>
          </table:table-cell>
          <table:table-cell table:style-name="ce2" office:value-type="string" calcext:value-type="string">
            <text:p>-51.6</text:p>
          </table:table-cell>
          <table:table-cell table:formula="of:=SUM([.F127:.F131])/5" office:value-type="float" office:value="164.4" calcext:value-type="float">
            <text:p>164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27.4</text:p>
          </table:table-cell>
          <table:table-cell table:formula="of:=SUM([.F128:.F132])/5" office:value-type="float" office:value="200.6" calcext:value-type="float">
            <text:p>200,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95.4</text:p>
          </table:table-cell>
          <table:table-cell table:formula="of:=SUM([.F129:.F133])/5" office:value-type="float" office:value="190.4" calcext:value-type="float">
            <text:p>190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440" calcext:value-type="float">
            <text:p>44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148.6</text:p>
          </table:table-cell>
          <table:table-cell table:formula="of:=SUM([.F130:.F134])/5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164.4</text:p>
          </table:table-cell>
          <table:table-cell table:formula="of:=SUM([.F131:.F135])/5"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200.6</text:p>
          </table:table-cell>
          <table:table-cell table:formula="of:=SUM([.F132:.F136])/5" office:value-type="float" office:value="-24.8" calcext:value-type="float">
            <text:p>-24,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190.4</text:p>
          </table:table-cell>
          <table:table-cell table:formula="of:=SUM([.F133:.F137])/5" office:value-type="float" office:value="-52.6" calcext:value-type="float">
            <text:p>-52,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-114" calcext:value-type="float">
            <text:p>-1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118.0</text:p>
          </table:table-cell>
          <table:table-cell table:formula="of:=SUM([.F134:.F138])/5" office:value-type="float" office:value="-83.6" calcext:value-type="float">
            <text:p>-83,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37.4</text:p>
          </table:table-cell>
          <table:table-cell table:formula="of:=SUM([.F135:.F139])/5" office:value-type="float" office:value="-92.6" calcext:value-type="float">
            <text:p>-92,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-255" calcext:value-type="float">
            <text:p>-255</text:p>
          </table:table-cell>
          <table:table-cell table:style-name="ce2" office:value-type="float" office:value="-24" calcext:value-type="float">
            <text:p>-24</text:p>
          </table:table-cell>
          <table:table-cell table:style-name="ce2" office:value-type="string" calcext:value-type="string">
            <text:p>-24.8</text:p>
          </table:table-cell>
          <table:table-cell table:formula="of:=SUM([.F136:.F140])/5"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-88" calcext:value-type="float">
            <text:p>-88</text:p>
          </table:table-cell>
          <table:table-cell table:style-name="ce2" office:value-type="float" office:value="-52" calcext:value-type="float">
            <text:p>-52</text:p>
          </table:table-cell>
          <table:table-cell table:style-name="ce2" office:value-type="string" calcext:value-type="string">
            <text:p>-52.6</text:p>
          </table:table-cell>
          <table:table-cell table:formula="of:=SUM([.F137:.F141])/5" office:value-type="float" office:value="-125.8" calcext:value-type="float">
            <text:p>-125,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string" calcext:value-type="string">
            <text:p>-83.6</text:p>
          </table:table-cell>
          <table:table-cell table:formula="of:=SUM([.F138:.F142])/5" office:value-type="float" office:value="-134.6" calcext:value-type="float">
            <text:p>-134,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-159" calcext:value-type="float">
            <text:p>-159</text:p>
          </table:table-cell>
          <table:table-cell table:style-name="ce2" office:value-type="float" office:value="-92" calcext:value-type="float">
            <text:p>-92</text:p>
          </table:table-cell>
          <table:table-cell table:style-name="ce2" office:value-type="string" calcext:value-type="string">
            <text:p>-92.6</text:p>
          </table:table-cell>
          <table:table-cell table:formula="of:=SUM([.F139:.F143])/5"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129" calcext:value-type="float">
            <text:p>-129</text:p>
          </table:table-cell>
          <table:table-cell table:style-name="ce2" office:value-type="string" calcext:value-type="string">
            <text:p>-129.0</text:p>
          </table:table-cell>
          <table:table-cell table:formula="of:=SUM([.F140:.F144])/5"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-239" calcext:value-type="float">
            <text:p>-239</text:p>
          </table:table-cell>
          <table:table-cell table:style-name="ce2" office:value-type="float" office:value="-125" calcext:value-type="float">
            <text:p>-125</text:p>
          </table:table-cell>
          <table:table-cell table:style-name="ce2" office:value-type="string" calcext:value-type="string">
            <text:p>-125.8</text:p>
          </table:table-cell>
          <table:table-cell table:formula="of:=SUM([.F141:.F145])/5" office:value-type="float" office:value="-144.4" calcext:value-type="float">
            <text:p>-144,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-132" calcext:value-type="float">
            <text:p>-132</text:p>
          </table:table-cell>
          <table:table-cell table:style-name="ce2" office:value-type="float" office:value="-134" calcext:value-type="float">
            <text:p>-134</text:p>
          </table:table-cell>
          <table:table-cell table:style-name="ce2" office:value-type="string" calcext:value-type="string">
            <text:p>-134.6</text:p>
          </table:table-cell>
          <table:table-cell table:formula="of:=SUM([.F142:.F146])/5" office:value-type="float" office:value="-113.4" calcext:value-type="float">
            <text:p>-113,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-255" calcext:value-type="float">
            <text:p>-255</text:p>
          </table:table-cell>
          <table:table-cell table:style-name="ce2" office:value-type="float" office:value="-186" calcext:value-type="float">
            <text:p>-186</text:p>
          </table:table-cell>
          <table:table-cell table:style-name="ce2" office:value-type="string" calcext:value-type="string">
            <text:p>-186.0</text:p>
          </table:table-cell>
          <table:table-cell table:formula="of:=SUM([.F143:.F147])/5" office:value-type="float" office:value="-244.2" calcext:value-type="float">
            <text:p>-244,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-54" calcext:value-type="float">
            <text:p>-54</text:p>
          </table:table-cell>
          <table:table-cell table:style-name="ce2" office:value-type="float" office:value="-165" calcext:value-type="float">
            <text:p>-165</text:p>
          </table:table-cell>
          <table:table-cell table:style-name="ce2" office:value-type="string" calcext:value-type="string">
            <text:p>-165.0</text:p>
          </table:table-cell>
          <table:table-cell table:formula="of:=SUM([.F144:.F148])/5" office:value-type="float" office:value="-466.4" calcext:value-type="float">
            <text:p>-466,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float" office:value="-42" calcext:value-type="float">
            <text:p>-42</text:p>
          </table:table-cell>
          <table:table-cell table:style-name="ce2" office:value-type="float" office:value="-144" calcext:value-type="float">
            <text:p>-144</text:p>
          </table:table-cell>
          <table:table-cell table:style-name="ce2" office:value-type="string" calcext:value-type="string">
            <text:p>-144.4</text:p>
          </table:table-cell>
          <table:table-cell table:formula="of:=SUM([.F145:.F149])/5" office:value-type="float" office:value="-567.2" calcext:value-type="float">
            <text:p>-567,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-84" calcext:value-type="float">
            <text:p>-84</text:p>
          </table:table-cell>
          <table:table-cell table:style-name="ce2" office:value-type="float" office:value="-113" calcext:value-type="float">
            <text:p>-113</text:p>
          </table:table-cell>
          <table:table-cell table:style-name="ce2" office:value-type="string" calcext:value-type="string">
            <text:p>-113.4</text:p>
          </table:table-cell>
          <table:table-cell table:formula="of:=SUM([.F146:.F150])/5" office:value-type="float" office:value="-487.6" calcext:value-type="float">
            <text:p>-487,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-786" calcext:value-type="float">
            <text:p>-786</text:p>
          </table:table-cell>
          <table:table-cell table:style-name="ce2" office:value-type="float" office:value="-244" calcext:value-type="float">
            <text:p>-244</text:p>
          </table:table-cell>
          <table:table-cell table:style-name="ce2" office:value-type="string" calcext:value-type="string">
            <text:p>-244.2</text:p>
          </table:table-cell>
          <table:table-cell table:formula="of:=SUM([.F147:.F151])/5" office:value-type="float" office:value="-466.4" calcext:value-type="float">
            <text:p>-466,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-1366" calcext:value-type="float">
            <text:p>-1366</text:p>
          </table:table-cell>
          <table:table-cell table:style-name="ce2" office:value-type="float" office:value="-466" calcext:value-type="float">
            <text:p>-466</text:p>
          </table:table-cell>
          <table:table-cell table:style-name="ce2" office:value-type="string" calcext:value-type="string">
            <text:p>-466.4</text:p>
          </table:table-cell>
          <table:table-cell table:formula="of:=SUM([.F148:.F152])/5" office:value-type="float" office:value="-215" calcext:value-type="float">
            <text:p>-2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-558" calcext:value-type="float">
            <text:p>-558</text:p>
          </table:table-cell>
          <table:table-cell table:style-name="ce2" office:value-type="float" office:value="-567" calcext:value-type="float">
            <text:p>-567</text:p>
          </table:table-cell>
          <table:table-cell table:style-name="ce2" office:value-type="string" calcext:value-type="string">
            <text:p>-567.2</text:p>
          </table:table-cell>
          <table:table-cell table:formula="of:=SUM([.F149:.F153])/5"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-487" calcext:value-type="float">
            <text:p>-487</text:p>
          </table:table-cell>
          <table:table-cell table:style-name="ce2" office:value-type="string" calcext:value-type="string">
            <text:p>-487.6</text:p>
          </table:table-cell>
          <table:table-cell table:formula="of:=SUM([.F150:.F154])/5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-268" calcext:value-type="float">
            <text:p>-26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-466" calcext:value-type="float">
            <text:p>-466</text:p>
          </table:table-cell>
          <table:table-cell table:style-name="ce2" office:value-type="string" calcext:value-type="string">
            <text:p>-466.4</text:p>
          </table:table-cell>
          <table:table-cell table:formula="of:=SUM([.F151:.F155])/5"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-362" calcext:value-type="float">
            <text:p>-362</text:p>
          </table:table-cell>
          <table:table-cell office:value-type="float" office:value="471" calcext:value-type="float">
            <text:p>471</text:p>
          </table:table-cell>
          <table:table-cell table:style-name="ce2" office:value-type="float" office:value="-215" calcext:value-type="float">
            <text:p>-215</text:p>
          </table:table-cell>
          <table:table-cell table:style-name="ce2" office:value-type="string" calcext:value-type="string">
            <text:p>-215.0</text:p>
          </table:table-cell>
          <table:table-cell table:formula="of:=SUM([.F152:.F156])/5"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 office:value-type="float" office:value="-118" calcext:value-type="float">
            <text:p>-11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34.6</text:p>
          </table:table-cell>
          <table:table-cell table:formula="of:=SUM([.F153:.F157])/5"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148.0</text:p>
          </table:table-cell>
          <table:table-cell table:formula="of:=SUM([.F154:.F158])/5" office:value-type="float" office:value="-224" calcext:value-type="float">
            <text:p>-2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-201" calcext:value-type="float">
            <text:p>-201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52.8</text:p>
          </table:table-cell>
          <table:table-cell table:formula="of:=SUM([.F155:.F159])/5"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-38" calcext:value-type="float">
            <text:p>-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0.8</text:p>
          </table:table-cell>
          <table:table-cell table:formula="of:=SUM([.F156:.F160])/5" office:value-type="float" office:value="-377.6" calcext:value-type="float">
            <text:p>-377,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-423" calcext:value-type="float">
            <text:p>-423</text:p>
          </table:table-cell>
          <table:table-cell table:style-name="ce2" office:value-type="float" office:value="-138" calcext:value-type="float">
            <text:p>-138</text:p>
          </table:table-cell>
          <table:table-cell table:style-name="ce2" office:value-type="string" calcext:value-type="string">
            <text:p>-138.0</text:p>
          </table:table-cell>
          <table:table-cell table:formula="of:=SUM([.F157:.F161])/5" office:value-type="float" office:value="-411.4" calcext:value-type="float">
            <text:p>-411,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548" calcext:value-type="float">
            <text:p>-548</text:p>
          </table:table-cell>
          <table:table-cell table:style-name="ce2" office:value-type="float" office:value="-224" calcext:value-type="float">
            <text:p>-224</text:p>
          </table:table-cell>
          <table:table-cell table:style-name="ce2" office:value-type="string" calcext:value-type="string">
            <text:p>-224.0</text:p>
          </table:table-cell>
          <table:table-cell table:formula="of:=SUM([.F158:.F162])/5" office:value-type="float" office:value="-415" calcext:value-type="float">
            <text:p>-4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-261" calcext:value-type="float">
            <text:p>-261</text:p>
          </table:table-cell>
          <table:table-cell table:style-name="ce2" office:value-type="float" office:value="-278" calcext:value-type="float">
            <text:p>-278</text:p>
          </table:table-cell>
          <table:table-cell table:style-name="ce2" office:value-type="string" calcext:value-type="string">
            <text:p>-278.0</text:p>
          </table:table-cell>
          <table:table-cell table:formula="of:=SUM([.F159:.F163])/5" office:value-type="float" office:value="-422.2" calcext:value-type="float">
            <text:p>-422,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-618" calcext:value-type="float">
            <text:p>-618</text:p>
          </table:table-cell>
          <table:table-cell table:style-name="ce2" office:value-type="float" office:value="-377" calcext:value-type="float">
            <text:p>-377</text:p>
          </table:table-cell>
          <table:table-cell table:style-name="ce2" office:value-type="string" calcext:value-type="string">
            <text:p>-377.6</text:p>
          </table:table-cell>
          <table:table-cell table:formula="of:=SUM([.F160:.F164])/5" office:value-type="float" office:value="-435.8" calcext:value-type="float">
            <text:p>-435,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-207" calcext:value-type="float">
            <text:p>-207</text:p>
          </table:table-cell>
          <table:table-cell table:style-name="ce2" office:value-type="float" office:value="-411" calcext:value-type="float">
            <text:p>-411</text:p>
          </table:table-cell>
          <table:table-cell table:style-name="ce2" office:value-type="string" calcext:value-type="string">
            <text:p>-411.4</text:p>
          </table:table-cell>
          <table:table-cell table:formula="of:=SUM([.F161:.F165])/5"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-441" calcext:value-type="float">
            <text:p>-441</text:p>
          </table:table-cell>
          <table:table-cell table:style-name="ce2" office:value-type="float" office:value="-415" calcext:value-type="float">
            <text:p>-415</text:p>
          </table:table-cell>
          <table:table-cell table:style-name="ce2" office:value-type="string" calcext:value-type="string">
            <text:p>-415.0</text:p>
          </table:table-cell>
          <table:table-cell table:formula="of:=SUM([.F162:.F166])/5" office:value-type="float" office:value="-415.4" calcext:value-type="float">
            <text:p>-415,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-584" calcext:value-type="float">
            <text:p>-584</text:p>
          </table:table-cell>
          <table:table-cell table:style-name="ce2" office:value-type="float" office:value="-422" calcext:value-type="float">
            <text:p>-422</text:p>
          </table:table-cell>
          <table:table-cell table:style-name="ce2" office:value-type="string" calcext:value-type="string">
            <text:p>-422.2</text:p>
          </table:table-cell>
          <table:table-cell table:formula="of:=SUM([.F163:.F167])/5" office:value-type="float" office:value="-536.8" calcext:value-type="float">
            <text:p>-536,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329" calcext:value-type="float">
            <text:p>-329</text:p>
          </table:table-cell>
          <table:table-cell table:style-name="ce2" office:value-type="float" office:value="-435" calcext:value-type="float">
            <text:p>-435</text:p>
          </table:table-cell>
          <table:table-cell table:style-name="ce2" office:value-type="string" calcext:value-type="string">
            <text:p>-435.8</text:p>
          </table:table-cell>
          <table:table-cell table:formula="of:=SUM([.F164:.F168])/5" office:value-type="float" office:value="-1122" calcext:value-type="float">
            <text:p>-11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249" calcext:value-type="float">
            <text:p>-249</text:p>
          </table:table-cell>
          <table:table-cell table:style-name="ce2" office:value-type="float" office:value="-362" calcext:value-type="float">
            <text:p>-362</text:p>
          </table:table-cell>
          <table:table-cell table:style-name="ce2" office:value-type="string" calcext:value-type="string">
            <text:p>-362.0</text:p>
          </table:table-cell>
          <table:table-cell table:formula="of:=SUM([.F165:.F169])/5" office:value-type="float" office:value="-1171.6" calcext:value-type="float">
            <text:p>-1171,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-474" calcext:value-type="float">
            <text:p>-474</text:p>
          </table:table-cell>
          <table:table-cell table:style-name="ce2" office:value-type="float" office:value="-415" calcext:value-type="float">
            <text:p>-415</text:p>
          </table:table-cell>
          <table:table-cell table:style-name="ce2" office:value-type="string" calcext:value-type="string">
            <text:p>-415.4</text:p>
          </table:table-cell>
          <table:table-cell table:formula="of:=SUM([.F166:.F170])/5" office:value-type="float" office:value="-1350.6" calcext:value-type="float">
            <text:p>-1350,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-1048" calcext:value-type="float">
            <text:p>-1048</text:p>
          </table:table-cell>
          <table:table-cell table:style-name="ce2" office:value-type="float" office:value="-536" calcext:value-type="float">
            <text:p>-536</text:p>
          </table:table-cell>
          <table:table-cell table:style-name="ce2" office:value-type="string" calcext:value-type="string">
            <text:p>-536.8</text:p>
          </table:table-cell>
          <table:table-cell table:formula="of:=SUM([.F167:.F171])/5" office:value-type="float" office:value="-1566" calcext:value-type="float">
            <text:p>-15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-3510" calcext:value-type="float">
            <text:p>-3510</text:p>
          </table:table-cell>
          <table:table-cell table:style-name="ce2" office:value-type="float" office:value="-1122" calcext:value-type="float">
            <text:p>-1 122</text:p>
          </table:table-cell>
          <table:table-cell table:style-name="ce2" office:value-type="string" calcext:value-type="string">
            <text:p>-1122.0</text:p>
          </table:table-cell>
          <table:table-cell table:formula="of:=SUM([.F168:.F172])/5" office:value-type="float" office:value="-1562.4" calcext:value-type="float">
            <text:p>-1562,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-577" calcext:value-type="float">
            <text:p>-577</text:p>
          </table:table-cell>
          <table:table-cell table:style-name="ce2" office:value-type="float" office:value="-1171" calcext:value-type="float">
            <text:p>-1 171</text:p>
          </table:table-cell>
          <table:table-cell table:style-name="ce2" office:value-type="string" calcext:value-type="string">
            <text:p>-1171.6</text:p>
          </table:table-cell>
          <table:table-cell table:formula="of:=SUM([.F169:.F173])/5" office:value-type="float" office:value="-999.8" calcext:value-type="float">
            <text:p>-999,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-1144" calcext:value-type="float">
            <text:p>-1144</text:p>
          </table:table-cell>
          <table:table-cell table:style-name="ce2" office:value-type="float" office:value="-1350" calcext:value-type="float">
            <text:p>-1 350</text:p>
          </table:table-cell>
          <table:table-cell table:style-name="ce2" office:value-type="string" calcext:value-type="string">
            <text:p>-1350.6</text:p>
          </table:table-cell>
          <table:table-cell table:formula="of:=SUM([.F170:.F174])/5" office:value-type="float" office:value="-1159.8" calcext:value-type="float">
            <text:p>-1159,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-1551" calcext:value-type="float">
            <text:p>-1551</text:p>
          </table:table-cell>
          <table:table-cell table:style-name="ce2" office:value-type="float" office:value="-1566" calcext:value-type="float">
            <text:p>-1 566</text:p>
          </table:table-cell>
          <table:table-cell table:style-name="ce2" office:value-type="string" calcext:value-type="string">
            <text:p>-1566.0</text:p>
          </table:table-cell>
          <table:table-cell table:formula="of:=SUM([.F171:.F175])/5" office:value-type="float" office:value="-1089.2" calcext:value-type="float">
            <text:p>-1089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-1030" calcext:value-type="float">
            <text:p>-1030</text:p>
          </table:table-cell>
          <table:table-cell table:style-name="ce2" office:value-type="float" office:value="-1562" calcext:value-type="float">
            <text:p>-1 562</text:p>
          </table:table-cell>
          <table:table-cell table:style-name="ce2" office:value-type="string" calcext:value-type="string">
            <text:p>-1562.4</text:p>
          </table:table-cell>
          <table:table-cell table:formula="of:=SUM([.F172:.F176])/5" office:value-type="float" office:value="-948.8" calcext:value-type="float">
            <text:p>-948,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-697" calcext:value-type="float">
            <text:p>-697</text:p>
          </table:table-cell>
          <table:table-cell table:style-name="ce2" office:value-type="float" office:value="-999" calcext:value-type="float">
            <text:p>-999</text:p>
          </table:table-cell>
          <table:table-cell table:style-name="ce2" office:value-type="string" calcext:value-type="string">
            <text:p>-999.8</text:p>
          </table:table-cell>
          <table:table-cell table:formula="of:=SUM([.F173:.F177])/5" office:value-type="float" office:value="-959.8" calcext:value-type="float">
            <text:p>-959,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1654" calcext:value-type="float">
            <text:p>1654</text:p>
          </table:table-cell>
          <table:table-cell office:value-type="float" office:value="-1377" calcext:value-type="float">
            <text:p>-1377</text:p>
          </table:table-cell>
          <table:table-cell table:style-name="ce2" office:value-type="float" office:value="-1159" calcext:value-type="float">
            <text:p>-1 159</text:p>
          </table:table-cell>
          <table:table-cell table:style-name="ce2" office:value-type="string" calcext:value-type="string">
            <text:p>-1159.8</text:p>
          </table:table-cell>
          <table:table-cell table:formula="of:=SUM([.F174:.F178])/5" office:value-type="float" office:value="-1026.2" calcext:value-type="float">
            <text:p>-1026,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float" office:value="-791" calcext:value-type="float">
            <text:p>-791</text:p>
          </table:table-cell>
          <table:table-cell table:style-name="ce2" office:value-type="float" office:value="-1089" calcext:value-type="float">
            <text:p>-1 089</text:p>
          </table:table-cell>
          <table:table-cell table:style-name="ce2" office:value-type="string" calcext:value-type="string">
            <text:p>-1089.2</text:p>
          </table:table-cell>
          <table:table-cell table:formula="of:=SUM([.F175:.F179])/5" office:value-type="float" office:value="-880.6" calcext:value-type="float">
            <text:p>-880,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office:value-type="float" office:value="-849" calcext:value-type="float">
            <text:p>-849</text:p>
          </table:table-cell>
          <table:table-cell table:style-name="ce2" office:value-type="float" office:value="-948" calcext:value-type="float">
            <text:p>-948</text:p>
          </table:table-cell>
          <table:table-cell table:style-name="ce2" office:value-type="string" calcext:value-type="string">
            <text:p>-948.8</text:p>
          </table:table-cell>
          <table:table-cell table:formula="of:=SUM([.F176:.F180])/5" office:value-type="float" office:value="-859" calcext:value-type="float">
            <text:p>-8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-1085" calcext:value-type="float">
            <text:p>-1085</text:p>
          </table:table-cell>
          <table:table-cell table:style-name="ce2" office:value-type="float" office:value="-959" calcext:value-type="float">
            <text:p>-959</text:p>
          </table:table-cell>
          <table:table-cell table:style-name="ce2" office:value-type="string" calcext:value-type="string">
            <text:p>-959.8</text:p>
          </table:table-cell>
          <table:table-cell table:formula="of:=SUM([.F177:.F181])/5" office:value-type="float" office:value="-902.4" calcext:value-type="float">
            <text:p>-902,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office:value-type="float" office:value="-1029" calcext:value-type="float">
            <text:p>-1029</text:p>
          </table:table-cell>
          <table:table-cell table:style-name="ce2" office:value-type="float" office:value="-1026" calcext:value-type="float">
            <text:p>-1 026</text:p>
          </table:table-cell>
          <table:table-cell table:style-name="ce2" office:value-type="string" calcext:value-type="string">
            <text:p>-1026.2</text:p>
          </table:table-cell>
          <table:table-cell table:formula="of:=SUM([.F178:.F182])/5" office:value-type="float" office:value="-824.8" calcext:value-type="float">
            <text:p>-824,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 office:value-type="float" office:value="-649" calcext:value-type="float">
            <text:p>-649</text:p>
          </table:table-cell>
          <table:table-cell table:style-name="ce2" office:value-type="float" office:value="-880" calcext:value-type="float">
            <text:p>-880</text:p>
          </table:table-cell>
          <table:table-cell table:style-name="ce2" office:value-type="string" calcext:value-type="string">
            <text:p>-880.6</text:p>
          </table:table-cell>
          <table:table-cell table:formula="of:=SUM([.F179:.F183])/5" office:value-type="float" office:value="-787.8" calcext:value-type="float">
            <text:p>-787,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float" office:value="-683" calcext:value-type="float">
            <text:p>-683</text:p>
          </table:table-cell>
          <table:table-cell table:style-name="ce2" office:value-type="float" office:value="-859" calcext:value-type="float">
            <text:p>-859</text:p>
          </table:table-cell>
          <table:table-cell table:style-name="ce2" office:value-type="string" calcext:value-type="string">
            <text:p>-859.0</text:p>
          </table:table-cell>
          <table:table-cell table:formula="of:=SUM([.F180:.F184])/5" office:value-type="float" office:value="-813.4" calcext:value-type="float">
            <text:p>-813,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office:value-type="float" office:value="-1066" calcext:value-type="float">
            <text:p>-1066</text:p>
          </table:table-cell>
          <table:table-cell table:style-name="ce2" office:value-type="float" office:value="-902" calcext:value-type="float">
            <text:p>-902</text:p>
          </table:table-cell>
          <table:table-cell table:style-name="ce2" office:value-type="string" calcext:value-type="string">
            <text:p>-902.4</text:p>
          </table:table-cell>
          <table:table-cell table:formula="of:=SUM([.F181:.F185])/5" office:value-type="float" office:value="-750" calcext:value-type="float">
            <text:p>-7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office:value-type="float" office:value="-697" calcext:value-type="float">
            <text:p>-697</text:p>
          </table:table-cell>
          <table:table-cell table:style-name="ce2" office:value-type="float" office:value="-824" calcext:value-type="float">
            <text:p>-824</text:p>
          </table:table-cell>
          <table:table-cell table:style-name="ce2" office:value-type="string" calcext:value-type="string">
            <text:p>-824.8</text:p>
          </table:table-cell>
          <table:table-cell table:formula="of:=SUM([.F182:.F186])/5" office:value-type="float" office:value="-580" calcext:value-type="float">
            <text:p>-5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office:value-type="float" office:value="-844" calcext:value-type="float">
            <text:p>-844</text:p>
          </table:table-cell>
          <table:table-cell table:style-name="ce2" office:value-type="float" office:value="-787" calcext:value-type="float">
            <text:p>-787</text:p>
          </table:table-cell>
          <table:table-cell table:style-name="ce2" office:value-type="string" calcext:value-type="string">
            <text:p>-787.8</text:p>
          </table:table-cell>
          <table:table-cell table:formula="of:=SUM([.F183:.F187])/5"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82" calcext:value-type="float">
            <text:p>782</text:p>
          </table:table-cell>
          <table:table-cell office:value-type="float" office:value="-777" calcext:value-type="float">
            <text:p>-777</text:p>
          </table:table-cell>
          <table:table-cell table:style-name="ce2" office:value-type="float" office:value="-813" calcext:value-type="float">
            <text:p>-813</text:p>
          </table:table-cell>
          <table:table-cell table:style-name="ce2" office:value-type="string" calcext:value-type="string">
            <text:p>-813.4</text:p>
          </table:table-cell>
          <table:table-cell table:formula="of:=SUM([.F184:.F188])/5" office:value-type="float" office:value="-272.6" calcext:value-type="float">
            <text:p>-272,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772" calcext:value-type="float">
            <text:p>772</text:p>
          </table:table-cell>
          <table:table-cell office:value-type="float" office:value="-366" calcext:value-type="float">
            <text:p>-366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string" calcext:value-type="string">
            <text:p>-750.0</text:p>
          </table:table-cell>
          <table:table-cell table:formula="of:=SUM([.F185:.F189])/5" office:value-type="float" office:value="-312.8" calcext:value-type="float">
            <text:p>-312,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float" office:value="-216" calcext:value-type="float">
            <text:p>-216</text:p>
          </table:table-cell>
          <table:table-cell table:style-name="ce2" office:value-type="float" office:value="-580" calcext:value-type="float">
            <text:p>-580</text:p>
          </table:table-cell>
          <table:table-cell table:style-name="ce2" office:value-type="string" calcext:value-type="string">
            <text:p>-580.0</text:p>
          </table:table-cell>
          <table:table-cell table:formula="of:=SUM([.F186:.F190])/5" office:value-type="float" office:value="-100.8" calcext:value-type="float">
            <text:p>-100,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907" calcext:value-type="float">
            <text:p>907</text:p>
          </table:table-cell>
          <table:table-cell office:value-type="float" office:value="863" calcext:value-type="float">
            <text:p>863</text:p>
          </table:table-cell>
          <table:table-cell table:style-name="ce2" office:value-type="float" office:value="-268" calcext:value-type="float">
            <text:p>-268</text:p>
          </table:table-cell>
          <table:table-cell table:style-name="ce2" office:value-type="string" calcext:value-type="string">
            <text:p>-268.0</text:p>
          </table:table-cell>
          <table:table-cell table:formula="of:=SUM([.F187:.F191])/5" office:value-type="float" office:value="-66.8" calcext:value-type="float">
            <text:p>-66,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 office:value-type="float" office:value="-867" calcext:value-type="float">
            <text:p>-867</text:p>
          </table:table-cell>
          <table:table-cell table:style-name="ce2" office:value-type="float" office:value="-272" calcext:value-type="float">
            <text:p>-272</text:p>
          </table:table-cell>
          <table:table-cell table:style-name="ce2" office:value-type="string" calcext:value-type="string">
            <text:p>-272.6</text:p>
          </table:table-cell>
          <table:table-cell table:formula="of:=SUM([.F188:.F192])/5" office:value-type="float" office:value="-164.2" calcext:value-type="float">
            <text:p>-164,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086" calcext:value-type="float">
            <text:p>1086</text:p>
          </table:table-cell>
          <table:table-cell office:value-type="float" office:value="-978" calcext:value-type="float">
            <text:p>-978</text:p>
          </table:table-cell>
          <table:table-cell table:style-name="ce2" office:value-type="float" office:value="-312" calcext:value-type="float">
            <text:p>-312</text:p>
          </table:table-cell>
          <table:table-cell table:style-name="ce2" office:value-type="string" calcext:value-type="string">
            <text:p>-312.8</text:p>
          </table:table-cell>
          <table:table-cell table:formula="of:=SUM([.F189:.F193])/5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86" calcext:value-type="float">
            <text:p>786</text:p>
          </table:table-cell>
          <table:table-cell office:value-type="float" office:value="694" calcext:value-type="float">
            <text:p>694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-100.8</text:p>
          </table:table-cell>
          <table:table-cell table:formula="of:=SUM([.F190:.F194])/5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803" calcext:value-type="float">
            <text:p>803</text:p>
          </table:table-cell>
          <table:table-cell office:value-type="float" office:value="-46" calcext:value-type="float">
            <text:p>-46</text:p>
          </table:table-cell>
          <table:table-cell table:style-name="ce2" office:value-type="float" office:value="-66" calcext:value-type="float">
            <text:p>-66</text:p>
          </table:table-cell>
          <table:table-cell table:style-name="ce2" office:value-type="string" calcext:value-type="string">
            <text:p>-66.8</text:p>
          </table:table-cell>
          <table:table-cell table:formula="of:=SUM([.F191:.F195])/5"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float" office:value="376" calcext:value-type="float">
            <text:p>376</text:p>
          </table:table-cell>
          <table:table-cell table:style-name="ce2" office:value-type="float" office:value="-164" calcext:value-type="float">
            <text:p>-164</text:p>
          </table:table-cell>
          <table:table-cell table:style-name="ce2" office:value-type="string" calcext:value-type="string">
            <text:p>-164.2</text:p>
          </table:table-cell>
          <table:table-cell table:formula="of:=SUM([.F192:.F196])/5"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664" calcext:value-type="float">
            <text:p>664</text:p>
          </table:table-cell>
          <table:table-cell office:value-type="float" office:value="-96" calcext:value-type="float">
            <text:p>-96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-10.0</text:p>
          </table:table-cell>
          <table:table-cell table:formula="of:=SUM([.F193:.F197])/5" office:value-type="float" office:value="-86.2" calcext:value-type="float">
            <text:p>-86,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226.0</text:p>
          </table:table-cell>
          <table:table-cell table:formula="of:=SUM([.F194:.F198])/5" office:value-type="float" office:value="-111.8" calcext:value-type="float">
            <text:p>-111,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56.2</text:p>
          </table:table-cell>
          <table:table-cell table:formula="of:=SUM([.F195:.F199])/5" office:value-type="float" office:value="-205.4" calcext:value-type="float">
            <text:p>-205,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-646" calcext:value-type="float">
            <text:p>-646</text:p>
          </table:table-cell>
          <table:table-cell office:value-type="float" office:value="-48" calcext:value-type="float">
            <text:p>-4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8</text:p>
          </table:table-cell>
          <table:table-cell table:formula="of:=SUM([.F196:.F200])/5"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1866" calcext:value-type="float">
            <text:p>1866</text:p>
          </table:table-cell>
          <table:table-cell office:value-type="float" office:value="-334" calcext:value-type="float">
            <text:p>-334</text:p>
          </table:table-cell>
          <table:table-cell table:style-name="ce2" office:value-type="float" office:value="-86" calcext:value-type="float">
            <text:p>-86</text:p>
          </table:table-cell>
          <table:table-cell table:style-name="ce2" office:value-type="string" calcext:value-type="string">
            <text:p>-86.2</text:p>
          </table:table-cell>
          <table:table-cell table:formula="of:=SUM([.F197:.F201])/5" office:value-type="float" office:value="-333.8" calcext:value-type="float">
            <text:p>-333,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-1038" calcext:value-type="float">
            <text:p>-1038</text:p>
          </table:table-cell>
          <table:table-cell office:value-type="float" office:value="-224" calcext:value-type="float">
            <text:p>-224</text:p>
          </table:table-cell>
          <table:table-cell table:style-name="ce2" office:value-type="float" office:value="-111" calcext:value-type="float">
            <text:p>-111</text:p>
          </table:table-cell>
          <table:table-cell table:style-name="ce2" office:value-type="string" calcext:value-type="string">
            <text:p>-111.8</text:p>
          </table:table-cell>
          <table:table-cell table:formula="of:=SUM([.F198:.F202])/5" office:value-type="float" office:value="-326.8" calcext:value-type="float">
            <text:p>-326,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-1012" calcext:value-type="float">
            <text:p>-1012</text:p>
          </table:table-cell>
          <table:table-cell office:value-type="float" office:value="-266" calcext:value-type="float">
            <text:p>-266</text:p>
          </table:table-cell>
          <table:table-cell table:style-name="ce2" office:value-type="float" office:value="-205" calcext:value-type="float">
            <text:p>-205</text:p>
          </table:table-cell>
          <table:table-cell table:style-name="ce2" office:value-type="string" calcext:value-type="string">
            <text:p>-205.4</text:p>
          </table:table-cell>
          <table:table-cell table:formula="of:=SUM([.F199:.F203])/5" office:value-type="float" office:value="-376.8" calcext:value-type="float">
            <text:p>-376,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-939" calcext:value-type="float">
            <text:p>-939</text:p>
          </table:table-cell>
          <table:table-cell office:value-type="float" office:value="-578" calcext:value-type="float">
            <text:p>-578</text:p>
          </table:table-cell>
          <table:table-cell table:style-name="ce2" office:value-type="float" office:value="-290" calcext:value-type="float">
            <text:p>-290</text:p>
          </table:table-cell>
          <table:table-cell table:style-name="ce2" office:value-type="string" calcext:value-type="string">
            <text:p>-290.0</text:p>
          </table:table-cell>
          <table:table-cell table:formula="of:=SUM([.F200:.F204])/5" office:value-type="float" office:value="-643" calcext:value-type="float">
            <text:p>-6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-582" calcext:value-type="float">
            <text:p>-582</text:p>
          </table:table-cell>
          <table:table-cell office:value-type="float" office:value="-267" calcext:value-type="float">
            <text:p>-267</text:p>
          </table:table-cell>
          <table:table-cell table:style-name="ce2" office:value-type="float" office:value="-333" calcext:value-type="float">
            <text:p>-333</text:p>
          </table:table-cell>
          <table:table-cell table:style-name="ce2" office:value-type="string" calcext:value-type="string">
            <text:p>-333.8</text:p>
          </table:table-cell>
          <table:table-cell table:formula="of:=SUM([.F201:.F205])/5" office:value-type="float" office:value="-1137" calcext:value-type="float">
            <text:p>-11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-542" calcext:value-type="float">
            <text:p>-542</text:p>
          </table:table-cell>
          <table:table-cell office:value-type="float" office:value="-299" calcext:value-type="float">
            <text:p>-299</text:p>
          </table:table-cell>
          <table:table-cell table:style-name="ce2" office:value-type="float" office:value="-326" calcext:value-type="float">
            <text:p>-326</text:p>
          </table:table-cell>
          <table:table-cell table:style-name="ce2" office:value-type="string" calcext:value-type="string">
            <text:p>-326.8</text:p>
          </table:table-cell>
          <table:table-cell table:formula="of:=SUM([.F202:.F206])/5" office:value-type="float" office:value="-1306.8" calcext:value-type="float">
            <text:p>-1306,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-672" calcext:value-type="float">
            <text:p>-672</text:p>
          </table:table-cell>
          <table:table-cell office:value-type="float" office:value="-474" calcext:value-type="float">
            <text:p>-474</text:p>
          </table:table-cell>
          <table:table-cell table:style-name="ce2" office:value-type="float" office:value="-376" calcext:value-type="float">
            <text:p>-376</text:p>
          </table:table-cell>
          <table:table-cell table:style-name="ce2" office:value-type="string" calcext:value-type="string">
            <text:p>-376.8</text:p>
          </table:table-cell>
          <table:table-cell table:formula="of:=SUM([.F203:.F207])/5" office:value-type="float" office:value="-1580.4" calcext:value-type="float">
            <text:p>-1580,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-446" calcext:value-type="float">
            <text:p>-446</text:p>
          </table:table-cell>
          <table:table-cell office:value-type="float" office:value="-1597" calcext:value-type="float">
            <text:p>-1597</text:p>
          </table:table-cell>
          <table:table-cell table:number-columns-repeated="2" table:style-name="ce2" office:value-type="string" calcext:value-type="string">
            <text:p>-643.0</text:p>
          </table:table-cell>
          <table:table-cell table:formula="of:=SUM([.F204:.F208])/5" office:value-type="float" office:value="-1706" calcext:value-type="float">
            <text:p>-17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-530" calcext:value-type="float">
            <text:p>-530</text:p>
          </table:table-cell>
          <table:table-cell office:value-type="float" office:value="-3048" calcext:value-type="float">
            <text:p>-3048</text:p>
          </table:table-cell>
          <table:table-cell table:number-columns-repeated="2" table:style-name="ce2" office:value-type="string" calcext:value-type="string">
            <text:p>-1137.0</text:p>
          </table:table-cell>
          <table:table-cell table:formula="of:=SUM([.F205:.F209])/5" office:value-type="float" office:value="-1596" calcext:value-type="float">
            <text:p>-15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-575" calcext:value-type="float">
            <text:p>-575</text:p>
          </table:table-cell>
          <table:table-cell office:value-type="float" office:value="-1116" calcext:value-type="float">
            <text:p>-1116</text:p>
          </table:table-cell>
          <table:table-cell table:number-columns-repeated="2" table:style-name="ce2" office:value-type="string" calcext:value-type="string">
            <text:p>-1306.8</text:p>
          </table:table-cell>
          <table:table-cell table:formula="of:=SUM([.F206:.F210])/5" office:value-type="float" office:value="-1181.2" calcext:value-type="float">
            <text:p>-1181,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-930" calcext:value-type="float">
            <text:p>-930</text:p>
          </table:table-cell>
          <table:table-cell office:value-type="float" office:value="-1667" calcext:value-type="float">
            <text:p>-1667</text:p>
          </table:table-cell>
          <table:table-cell table:number-columns-repeated="2" table:style-name="ce2" office:value-type="string" calcext:value-type="string">
            <text:p>-1580.4</text:p>
          </table:table-cell>
          <table:table-cell table:formula="of:=SUM([.F207:.F211])/5" office:value-type="float" office:value="-1072" calcext:value-type="float">
            <text:p>-10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-222" calcext:value-type="float">
            <text:p>-222</text:p>
          </table:table-cell>
          <table:table-cell office:value-type="float" office:value="-1102" calcext:value-type="float">
            <text:p>-1102</text:p>
          </table:table-cell>
          <table:table-cell table:number-columns-repeated="2" table:style-name="ce2" office:value-type="string" calcext:value-type="string">
            <text:p>-1706.0</text:p>
          </table:table-cell>
          <table:table-cell table:formula="of:=SUM([.F208:.F212])/5" office:value-type="float" office:value="-896.8" calcext:value-type="float">
            <text:p>-896,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233" calcext:value-type="float">
            <text:p>1233</text:p>
          </table:table-cell>
          <table:table-cell office:value-type="float" office:value="-1047" calcext:value-type="float">
            <text:p>-1047</text:p>
          </table:table-cell>
          <table:table-cell table:number-columns-repeated="2" table:style-name="ce2" office:value-type="string" calcext:value-type="string">
            <text:p>-1596.0</text:p>
          </table:table-cell>
          <table:table-cell table:formula="of:=SUM([.F209:.F213])/5" office:value-type="float" office:value="-867" calcext:value-type="float">
            <text:p>-8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float" office:value="-974" calcext:value-type="float">
            <text:p>-974</text:p>
          </table:table-cell>
          <table:table-cell table:number-columns-repeated="2" table:style-name="ce2" office:value-type="string" calcext:value-type="string">
            <text:p>-1181.2</text:p>
          </table:table-cell>
          <table:table-cell table:formula="of:=SUM([.F210:.F214])/5" office:value-type="float" office:value="-705" calcext:value-type="float">
            <text:p>-7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-570" calcext:value-type="float">
            <text:p>-570</text:p>
          </table:table-cell>
          <table:table-cell table:number-columns-repeated="2" table:style-name="ce2" office:value-type="string" calcext:value-type="string">
            <text:p>-1072.0</text:p>
          </table:table-cell>
          <table:table-cell table:formula="of:=SUM([.F211:.F215])/5" office:value-type="float" office:value="-677" calcext:value-type="float">
            <text:p>-6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-108" calcext:value-type="float">
            <text:p>-108</text:p>
          </table:table-cell>
          <table:table-cell office:value-type="float" office:value="-791" calcext:value-type="float">
            <text:p>-791</text:p>
          </table:table-cell>
          <table:table-cell table:number-columns-repeated="2" table:style-name="ce2" office:value-type="string" calcext:value-type="string">
            <text:p>-896.8</text:p>
          </table:table-cell>
          <table:table-cell table:formula="of:=SUM([.F212:.F216])/5" office:value-type="float" office:value="-636.8" calcext:value-type="float">
            <text:p>-636,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-953" calcext:value-type="float">
            <text:p>-953</text:p>
          </table:table-cell>
          <table:table-cell table:number-columns-repeated="2" table:style-name="ce2" office:value-type="string" calcext:value-type="string">
            <text:p>-867.0</text:p>
          </table:table-cell>
          <table:table-cell table:formula="of:=SUM([.F213:.F217])/5" office:value-type="float" office:value="-498.4" calcext:value-type="float">
            <text:p>-498,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547" calcext:value-type="float">
            <text:p>547</text:p>
          </table:table-cell>
          <table:table-cell office:value-type="float" office:value="-237" calcext:value-type="float">
            <text:p>-237</text:p>
          </table:table-cell>
          <table:table-cell table:number-columns-repeated="2" table:style-name="ce2" office:value-type="string" calcext:value-type="string">
            <text:p>-705.0</text:p>
          </table:table-cell>
          <table:table-cell table:formula="of:=SUM([.F214:.F218])/5" office:value-type="float" office:value="-437.4" calcext:value-type="float">
            <text:p>-437,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office:value-type="float" office:value="-834" calcext:value-type="float">
            <text:p>-834</text:p>
          </table:table-cell>
          <table:table-cell table:number-columns-repeated="2" table:style-name="ce2" office:value-type="string" calcext:value-type="string">
            <text:p>-677.0</text:p>
          </table:table-cell>
          <table:table-cell table:formula="of:=SUM([.F215:.F219])/5" office:value-type="float" office:value="-422.8" calcext:value-type="float">
            <text:p>-422,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658" calcext:value-type="float">
            <text:p>658</text:p>
          </table:table-cell>
          <table:table-cell office:value-type="float" office:value="-369" calcext:value-type="float">
            <text:p>-369</text:p>
          </table:table-cell>
          <table:table-cell table:number-columns-repeated="2" table:style-name="ce2" office:value-type="string" calcext:value-type="string">
            <text:p>-636.8</text:p>
          </table:table-cell>
          <table:table-cell table:formula="of:=SUM([.F216:.F220])/5" office:value-type="float" office:value="-323.4" calcext:value-type="float">
            <text:p>-323,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 office:value-type="float" office:value="-99" calcext:value-type="float">
            <text:p>-99</text:p>
          </table:table-cell>
          <table:table-cell table:number-columns-repeated="2" table:style-name="ce2" office:value-type="string" calcext:value-type="string">
            <text:p>-498.4</text:p>
          </table:table-cell>
          <table:table-cell table:formula="of:=SUM([.F217:.F221])/5" office:value-type="float" office:value="-279" calcext:value-type="float">
            <text:p>-2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float" office:value="-648" calcext:value-type="float">
            <text:p>-648</text:p>
          </table:table-cell>
          <table:table-cell table:number-columns-repeated="2" table:style-name="ce2" office:value-type="string" calcext:value-type="string">
            <text:p>-437.4</text:p>
          </table:table-cell>
          <table:table-cell table:formula="of:=SUM([.F218:.F222])/5" office:value-type="float" office:value="-292" calcext:value-type="float">
            <text:p>-2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581" calcext:value-type="float">
            <text:p>581</text:p>
          </table:table-cell>
          <table:table-cell office:value-type="float" office:value="-164" calcext:value-type="float">
            <text:p>-164</text:p>
          </table:table-cell>
          <table:table-cell table:number-columns-repeated="2" table:style-name="ce2" office:value-type="string" calcext:value-type="string">
            <text:p>-422.8</text:p>
          </table:table-cell>
          <table:table-cell table:formula="of:=SUM([.F219:.F223])/5" office:value-type="float" office:value="-223.8" calcext:value-type="float">
            <text:p>-223,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float" office:value="-337" calcext:value-type="float">
            <text:p>-337</text:p>
          </table:table-cell>
          <table:table-cell table:number-columns-repeated="2" table:style-name="ce2" office:value-type="string" calcext:value-type="string">
            <text:p>-323.4</text:p>
          </table:table-cell>
          <table:table-cell table:formula="of:=SUM([.F220:.F224])/5" office:value-type="float" office:value="-283.2" calcext:value-type="float">
            <text:p>-283,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float" office:value="-147" calcext:value-type="float">
            <text:p>-147</text:p>
          </table:table-cell>
          <table:table-cell table:number-columns-repeated="2" table:style-name="ce2" office:value-type="string" calcext:value-type="string">
            <text:p>-279.0</text:p>
          </table:table-cell>
          <table:table-cell table:formula="of:=SUM([.F221:.F225])/5"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602" calcext:value-type="float">
            <text:p>602</text:p>
          </table:table-cell>
          <table:table-cell office:value-type="float" office:value="-164" calcext:value-type="float">
            <text:p>-164</text:p>
          </table:table-cell>
          <table:table-cell table:number-columns-repeated="2" table:style-name="ce2" office:value-type="string" calcext:value-type="string">
            <text:p>-292.0</text:p>
          </table:table-cell>
          <table:table-cell table:formula="of:=SUM([.F222:.F226])/5" office:value-type="float" office:value="-360.6" calcext:value-type="float">
            <text:p>-360,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float" office:value="-307" calcext:value-type="float">
            <text:p>-307</text:p>
          </table:table-cell>
          <table:table-cell table:number-columns-repeated="2" table:style-name="ce2" office:value-type="string" calcext:value-type="string">
            <text:p>-223.8</text:p>
          </table:table-cell>
          <table:table-cell table:formula="of:=SUM([.F223:.F227])/5" office:value-type="float" office:value="-424.4" calcext:value-type="float">
            <text:p>-424,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office:value-type="float" office:value="-461" calcext:value-type="float">
            <text:p>-461</text:p>
          </table:table-cell>
          <table:table-cell table:number-columns-repeated="2" table:style-name="ce2" office:value-type="string" calcext:value-type="string">
            <text:p>-283.2</text:p>
          </table:table-cell>
          <table:table-cell table:formula="of:=SUM([.F224:.F228])/5" office:value-type="float" office:value="-454" calcext:value-type="float">
            <text:p>-4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 office:value-type="float" office:value="-271" calcext:value-type="float">
            <text:p>-271</text:p>
          </table:table-cell>
          <table:table-cell table:number-columns-repeated="2" table:style-name="ce2" office:value-type="string" calcext:value-type="string">
            <text:p>-270.0</text:p>
          </table:table-cell>
          <table:table-cell table:formula="of:=SUM([.F225:.F229])/5" office:value-type="float" office:value="-442.4" calcext:value-type="float">
            <text:p>-442,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-600" calcext:value-type="float">
            <text:p>-600</text:p>
          </table:table-cell>
          <table:table-cell table:number-columns-repeated="2" table:style-name="ce2" office:value-type="string" calcext:value-type="string">
            <text:p>-360.6</text:p>
          </table:table-cell>
          <table:table-cell table:formula="of:=SUM([.F226:.F230])/5" office:value-type="float" office:value="-460.2" calcext:value-type="float">
            <text:p>-460,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office:value-type="float" office:value="-483" calcext:value-type="float">
            <text:p>-483</text:p>
          </table:table-cell>
          <table:table-cell table:number-columns-repeated="2" table:style-name="ce2" office:value-type="string" calcext:value-type="string">
            <text:p>-424.4</text:p>
          </table:table-cell>
          <table:table-cell table:formula="of:=SUM([.F227:.F231])/5" office:value-type="float" office:value="-432.8" calcext:value-type="float">
            <text:p>-432,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float" office:value="-455" calcext:value-type="float">
            <text:p>-455</text:p>
          </table:table-cell>
          <table:table-cell table:number-columns-repeated="2" table:style-name="ce2" office:value-type="string" calcext:value-type="string">
            <text:p>-454.0</text:p>
          </table:table-cell>
          <table:table-cell table:formula="of:=SUM([.F228:.F232])/5" office:value-type="float" office:value="-446.8" calcext:value-type="float">
            <text:p>-446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555" calcext:value-type="float">
            <text:p>555</text:p>
          </table:table-cell>
          <table:table-cell office:value-type="float" office:value="-403" calcext:value-type="float">
            <text:p>-403</text:p>
          </table:table-cell>
          <table:table-cell table:number-columns-repeated="2" table:style-name="ce2" office:value-type="string" calcext:value-type="string">
            <text:p>-442.4</text:p>
          </table:table-cell>
          <table:table-cell table:formula="of:=SUM([.F229:.F233])/5" office:value-type="float" office:value="-379.4" calcext:value-type="float">
            <text:p>-379,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office:value-type="float" office:value="-360" calcext:value-type="float">
            <text:p>-360</text:p>
          </table:table-cell>
          <table:table-cell table:number-columns-repeated="2" table:style-name="ce2" office:value-type="string" calcext:value-type="string">
            <text:p>-460.2</text:p>
          </table:table-cell>
          <table:table-cell table:formula="of:=SUM([.F230:.F234])/5" office:value-type="float" office:value="-443.8" calcext:value-type="float">
            <text:p>-443,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float" office:value="-463" calcext:value-type="float">
            <text:p>-463</text:p>
          </table:table-cell>
          <table:table-cell table:number-columns-repeated="2" table:style-name="ce2" office:value-type="string" calcext:value-type="string">
            <text:p>-432.8</text:p>
          </table:table-cell>
          <table:table-cell table:formula="of:=SUM([.F231:.F235])/5" office:value-type="float" office:value="-449.6" calcext:value-type="float">
            <text:p>-449,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981" calcext:value-type="float">
            <text:p>981</text:p>
          </table:table-cell>
          <table:table-cell office:value-type="float" office:value="-553" calcext:value-type="float">
            <text:p>-553</text:p>
          </table:table-cell>
          <table:table-cell table:number-columns-repeated="2" table:style-name="ce2" office:value-type="string" calcext:value-type="string">
            <text:p>-446.8</text:p>
          </table:table-cell>
          <table:table-cell table:formula="of:=SUM([.F232:.F236])/5" office:value-type="float" office:value="-185.8" calcext:value-type="float">
            <text:p>-185,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-118" calcext:value-type="float">
            <text:p>-118</text:p>
          </table:table-cell>
          <table:table-cell table:number-columns-repeated="2" table:style-name="ce2" office:value-type="string" calcext:value-type="string">
            <text:p>-379.4</text:p>
          </table:table-cell>
          <table:table-cell table:formula="of:=SUM([.F233:.F237])/5"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-409" calcext:value-type="float">
            <text:p>-409</text:p>
          </table:table-cell>
          <table:table-cell office:value-type="float" office:value="-725" calcext:value-type="float">
            <text:p>-725</text:p>
          </table:table-cell>
          <table:table-cell table:number-columns-repeated="2" table:style-name="ce2" office:value-type="string" calcext:value-type="string">
            <text:p>-443.8</text:p>
          </table:table-cell>
          <table:table-cell table:formula="of:=SUM([.F234:.F238])/5" office:value-type="float" office:value="-140.2" calcext:value-type="float">
            <text:p>-140,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-285" calcext:value-type="float">
            <text:p>-285</text:p>
          </table:table-cell>
          <table:table-cell office:value-type="float" office:value="-389" calcext:value-type="float">
            <text:p>-389</text:p>
          </table:table-cell>
          <table:table-cell table:number-columns-repeated="2" table:style-name="ce2" office:value-type="string" calcext:value-type="string">
            <text:p>-449.6</text:p>
          </table:table-cell>
          <table:table-cell table:formula="of:=SUM([.F235:.F239])/5" office:value-type="float" office:value="36.4" calcext:value-type="float">
            <text:p>36,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-395" calcext:value-type="float">
            <text:p>-395</text:p>
          </table:table-cell>
          <table:table-cell office:value-type="float" office:value="856" calcext:value-type="float">
            <text:p>856</text:p>
          </table:table-cell>
          <table:table-cell table:number-columns-repeated="2" table:style-name="ce2" office:value-type="string" calcext:value-type="string">
            <text:p>-185.8</text:p>
          </table:table-cell>
          <table:table-cell table:formula="of:=SUM([.F236:.F240])/5" office:value-type="float" office:value="186.6" calcext:value-type="float">
            <text:p>186,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-54" calcext:value-type="float">
            <text:p>-54</text:p>
          </table:table-cell>
          <table:table-cell office:value-type="float" office:value="-204" calcext:value-type="float">
            <text:p>-204</text:p>
          </table:table-cell>
          <table:table-cell table:number-columns-repeated="2" table:style-name="ce2" office:value-type="string" calcext:value-type="string">
            <text:p>-116.0</text:p>
          </table:table-cell>
          <table:table-cell table:formula="of:=SUM([.F237:.F241])/5" office:value-type="float" office:value="332.8" calcext:value-type="float">
            <text:p>332,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-255" calcext:value-type="float">
            <text:p>-255</text:p>
          </table:table-cell>
          <table:table-cell office:value-type="float" office:value="-239" calcext:value-type="float">
            <text:p>-239</text:p>
          </table:table-cell>
          <table:table-cell table:number-columns-repeated="2" table:style-name="ce2" office:value-type="string" calcext:value-type="string">
            <text:p>-140.2</text:p>
          </table:table-cell>
          <table:table-cell table:formula="of:=SUM([.F238:.F242])/5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" office:value-type="string" calcext:value-type="string">
            <text:p>36.4</text:p>
          </table:table-cell>
          <table:table-cell table:formula="of:=SUM([.F239:.F243])/5" office:value-type="float" office:value="717.8" calcext:value-type="float">
            <text:p>717,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362" calcext:value-type="float">
            <text:p>362</text:p>
          </table:table-cell>
          <table:table-cell table:number-columns-repeated="2" table:style-name="ce2" office:value-type="string" calcext:value-type="string">
            <text:p>186.6</text:p>
          </table:table-cell>
          <table:table-cell table:formula="of:=SUM([.F240:.F244])/5" office:value-type="float" office:value="759.8" calcext:value-type="float">
            <text:p>759,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587" calcext:value-type="float">
            <text:p>1587</text:p>
          </table:table-cell>
          <table:table-cell table:number-columns-repeated="2" table:style-name="ce2" office:value-type="string" calcext:value-type="string">
            <text:p>332.8</text:p>
          </table:table-cell>
          <table:table-cell table:formula="of:=SUM([.F241:.F245])/5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777" calcext:value-type="float">
            <text:p>777</text:p>
          </table:table-cell>
          <table:table-cell table:number-columns-repeated="2" table:style-name="ce2" office:value-type="string" calcext:value-type="string">
            <text:p>529.0</text:p>
          </table:table-cell>
          <table:table-cell table:formula="of:=SUM([.F242:.F246])/5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705" calcext:value-type="float">
            <text:p>705</text:p>
          </table:table-cell>
          <table:table-cell table:number-columns-repeated="2" table:style-name="ce2" office:value-type="string" calcext:value-type="string">
            <text:p>717.8</text:p>
          </table:table-cell>
          <table:table-cell table:formula="of:=SUM([.F243:.F247])/5" office:value-type="float" office:value="-6.2" calcext:value-type="float">
            <text:p>-6,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68" calcext:value-type="float">
            <text:p>368</text:p>
          </table:table-cell>
          <table:table-cell table:number-columns-repeated="2" table:style-name="ce2" office:value-type="string" calcext:value-type="string">
            <text:p>759.8</text:p>
          </table:table-cell>
          <table:table-cell table:formula="of:=SUM([.F244:.F248])/5" office:value-type="float" office:value="-37.6" calcext:value-type="float">
            <text:p>-37,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" office:value-type="string" calcext:value-type="string">
            <text:p>725.0</text:p>
          </table:table-cell>
          <table:table-cell table:formula="of:=SUM([.F245:.F249])/5" office:value-type="float" office:value="-310.8" calcext:value-type="float">
            <text:p>-310,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-725" calcext:value-type="float">
            <text:p>-725</text:p>
          </table:table-cell>
          <table:table-cell office:value-type="float" office:value="-1053" calcext:value-type="float">
            <text:p>-1053</text:p>
          </table:table-cell>
          <table:table-cell table:number-columns-repeated="2" table:style-name="ce2" office:value-type="string" calcext:value-type="string">
            <text:p>197.0</text:p>
          </table:table-cell>
          <table:table-cell table:formula="of:=SUM([.F246:.F250])/5" office:value-type="float" office:value="-464.2" calcext:value-type="float">
            <text:p>-464,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857" calcext:value-type="float">
            <text:p>857</text:p>
          </table:table-cell>
          <table:table-cell office:value-type="float" office:value="-239" calcext:value-type="float">
            <text:p>-239</text:p>
          </table:table-cell>
          <table:table-cell table:number-columns-repeated="2" table:style-name="ce2" office:value-type="string" calcext:value-type="string">
            <text:p>-6.2</text:p>
          </table:table-cell>
          <table:table-cell table:formula="of:=SUM([.F247:.F251])/5" office:value-type="float" office:value="-261.8" calcext:value-type="float">
            <text:p>-261,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548" calcext:value-type="float">
            <text:p>548</text:p>
          </table:table-cell>
          <table:table-cell table:number-columns-repeated="2" table:style-name="ce2" office:value-type="string" calcext:value-type="string">
            <text:p>-37.6</text:p>
          </table:table-cell>
          <table:table-cell table:formula="of:=SUM([.F248:.F252])/5" office:value-type="float" office:value="-315" calcext:value-type="float">
            <text:p>-3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office:value-type="float" office:value="-998" calcext:value-type="float">
            <text:p>-998</text:p>
          </table:table-cell>
          <table:table-cell table:number-columns-repeated="2" table:style-name="ce2" office:value-type="string" calcext:value-type="string">
            <text:p>-310.8</text:p>
          </table:table-cell>
          <table:table-cell table:formula="of:=SUM([.F249:.F253])/5" office:value-type="float" office:value="-466.8" calcext:value-type="float">
            <text:p>-466,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office:value-type="float" office:value="-579" calcext:value-type="float">
            <text:p>-579</text:p>
          </table:table-cell>
          <table:table-cell table:number-columns-repeated="2" table:style-name="ce2" office:value-type="string" calcext:value-type="string">
            <text:p>-464.2</text:p>
          </table:table-cell>
          <table:table-cell table:formula="of:=SUM([.F250:.F254])/5" office:value-type="float" office:value="-358.8" calcext:value-type="float">
            <text:p>-358,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 office:value-type="float" office:value="-41" calcext:value-type="float">
            <text:p>-41</text:p>
          </table:table-cell>
          <table:table-cell table:number-columns-repeated="2" table:style-name="ce2" office:value-type="string" calcext:value-type="string">
            <text:p>-261.8</text:p>
          </table:table-cell>
          <table:table-cell table:formula="of:=SUM([.F251:.F255])/5" office:value-type="float" office:value="-290.4" calcext:value-type="float">
            <text:p>-290,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office:value-type="float" office:value="-505" calcext:value-type="float">
            <text:p>-505</text:p>
          </table:table-cell>
          <table:table-cell table:number-columns-repeated="2" table:style-name="ce2" office:value-type="string" calcext:value-type="string">
            <text:p>-315.0</text:p>
          </table:table-cell>
          <table:table-cell table:formula="of:=SUM([.F252:.F256])/5" office:value-type="float" office:value="-358.4" calcext:value-type="float">
            <text:p>-358,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809" calcext:value-type="float">
            <text:p>809</text:p>
          </table:table-cell>
          <table:table-cell office:value-type="float" office:value="-211" calcext:value-type="float">
            <text:p>-211</text:p>
          </table:table-cell>
          <table:table-cell table:number-columns-repeated="2" table:style-name="ce2" office:value-type="string" calcext:value-type="string">
            <text:p>-466.8</text:p>
          </table:table-cell>
          <table:table-cell table:formula="of:=SUM([.F253:.F257])/5" office:value-type="float" office:value="-312.2" calcext:value-type="float">
            <text:p>-312,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792" calcext:value-type="float">
            <text:p>792</text:p>
          </table:table-cell>
          <table:table-cell office:value-type="float" office:value="-458" calcext:value-type="float">
            <text:p>-458</text:p>
          </table:table-cell>
          <table:table-cell table:number-columns-repeated="2" table:style-name="ce2" office:value-type="string" calcext:value-type="string">
            <text:p>-358.8</text:p>
          </table:table-cell>
          <table:table-cell table:formula="of:=SUM([.F254:.F258])/5" office:value-type="float" office:value="-278.2" calcext:value-type="float">
            <text:p>-278,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 office:value-type="float" office:value="-237" calcext:value-type="float">
            <text:p>-237</text:p>
          </table:table-cell>
          <table:table-cell table:number-columns-repeated="2" table:style-name="ce2" office:value-type="string" calcext:value-type="string">
            <text:p>-290.4</text:p>
          </table:table-cell>
          <table:table-cell table:formula="of:=SUM([.F255:.F259])/5" office:value-type="float" office:value="-125.2" calcext:value-type="float">
            <text:p>-125,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office:value-type="float" office:value="-381" calcext:value-type="float">
            <text:p>-381</text:p>
          </table:table-cell>
          <table:table-cell table:number-columns-repeated="2" table:style-name="ce2" office:value-type="string" calcext:value-type="string">
            <text:p>-358.4</text:p>
          </table:table-cell>
          <table:table-cell table:formula="of:=SUM([.F256:.F260])/5" office:value-type="float" office:value="-513.2" calcext:value-type="float">
            <text:p>-513,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float" office:value="-274" calcext:value-type="float">
            <text:p>-274</text:p>
          </table:table-cell>
          <table:table-cell table:number-columns-repeated="2" table:style-name="ce2" office:value-type="string" calcext:value-type="string">
            <text:p>-312.2</text:p>
          </table:table-cell>
          <table:table-cell table:formula="of:=SUM([.F257:.F261])/5" office:value-type="float" office:value="-650.4" calcext:value-type="float">
            <text:p>-650,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float" office:value="-41" calcext:value-type="float">
            <text:p>-41</text:p>
          </table:table-cell>
          <table:table-cell table:number-columns-repeated="2" table:style-name="ce2" office:value-type="string" calcext:value-type="string">
            <text:p>-278.2</text:p>
          </table:table-cell>
          <table:table-cell table:formula="of:=SUM([.F258:.F262])/5" office:value-type="float" office:value="-770.6" calcext:value-type="float">
            <text:p>-770,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307" calcext:value-type="float">
            <text:p>307</text:p>
          </table:table-cell>
          <table:table-cell table:number-columns-repeated="2" table:style-name="ce2" office:value-type="string" calcext:value-type="string">
            <text:p>-125.2</text:p>
          </table:table-cell>
          <table:table-cell table:formula="of:=SUM([.F259:.F263])/5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office:value-type="float" office:value="-2177" calcext:value-type="float">
            <text:p>-2177</text:p>
          </table:table-cell>
          <table:table-cell table:number-columns-repeated="2" table:style-name="ce2" office:value-type="string" calcext:value-type="string">
            <text:p>-513.2</text:p>
          </table:table-cell>
          <table:table-cell table:formula="of:=SUM([.F260:.F264])/5" office:value-type="float" office:value="-1293.4" calcext:value-type="float">
            <text:p>-1293,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 office:value-type="float" office:value="-1067" calcext:value-type="float">
            <text:p>-1067</text:p>
          </table:table-cell>
          <table:table-cell table:number-columns-repeated="2" table:style-name="ce2" office:value-type="string" calcext:value-type="string">
            <text:p>-650.4</text:p>
          </table:table-cell>
          <table:table-cell table:formula="of:=SUM([.F261:.F265])/5" office:value-type="float" office:value="-1107.6" calcext:value-type="float">
            <text:p>-1107,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office:value-type="float" office:value="-875" calcext:value-type="float">
            <text:p>-875</text:p>
          </table:table-cell>
          <table:table-cell table:number-columns-repeated="2" table:style-name="ce2" office:value-type="string" calcext:value-type="string">
            <text:p>-770.6</text:p>
          </table:table-cell>
          <table:table-cell table:formula="of:=SUM([.F262:.F266])/5" office:value-type="float" office:value="-1142.6" calcext:value-type="float">
            <text:p>-1142,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office:value-type="float" office:value="-1308" calcext:value-type="float">
            <text:p>-1308</text:p>
          </table:table-cell>
          <table:table-cell table:number-columns-repeated="2" table:style-name="ce2" office:value-type="string" calcext:value-type="string">
            <text:p>-1024.0</text:p>
          </table:table-cell>
          <table:table-cell table:formula="of:=SUM([.F263:.F267])/5" office:value-type="float" office:value="-1254.8" calcext:value-type="float">
            <text:p>-1254,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float" office:value="-1040" calcext:value-type="float">
            <text:p>-1040</text:p>
          </table:table-cell>
          <table:table-cell table:number-columns-repeated="2" table:style-name="ce2" office:value-type="string" calcext:value-type="string">
            <text:p>-1293.4</text:p>
          </table:table-cell>
          <table:table-cell table:formula="of:=SUM([.F264:.F268])/5" office:value-type="float" office:value="-1436.4" calcext:value-type="float">
            <text:p>-1436,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-1248" calcext:value-type="float">
            <text:p>-1248</text:p>
          </table:table-cell>
          <table:table-cell table:number-columns-repeated="2" table:style-name="ce2" office:value-type="string" calcext:value-type="string">
            <text:p>-1107.6</text:p>
          </table:table-cell>
          <table:table-cell table:formula="of:=SUM([.F265:.F269])/5" office:value-type="float" office:value="-1649.2" calcext:value-type="float">
            <text:p>-1649,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-713" calcext:value-type="float">
            <text:p>-713</text:p>
          </table:table-cell>
          <table:table-cell office:value-type="float" office:value="-1242" calcext:value-type="float">
            <text:p>-1242</text:p>
          </table:table-cell>
          <table:table-cell table:number-columns-repeated="2" table:style-name="ce2" office:value-type="string" calcext:value-type="string">
            <text:p>-1142.6</text:p>
          </table:table-cell>
          <table:table-cell table:formula="of:=SUM([.F266:.F270])/5" office:value-type="float" office:value="-1489.8" calcext:value-type="float">
            <text:p>-1489,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-492" calcext:value-type="float">
            <text:p>-492</text:p>
          </table:table-cell>
          <table:table-cell office:value-type="float" office:value="-1436" calcext:value-type="float">
            <text:p>-1436</text:p>
          </table:table-cell>
          <table:table-cell table:number-columns-repeated="2" table:style-name="ce2" office:value-type="string" calcext:value-type="string">
            <text:p>-1254.8</text:p>
          </table:table-cell>
          <table:table-cell table:formula="of:=SUM([.F267:.F271])/5" office:value-type="float" office:value="-1073.4" calcext:value-type="float">
            <text:p>-1073,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-2423" calcext:value-type="float">
            <text:p>-2423</text:p>
          </table:table-cell>
          <table:table-cell office:value-type="float" office:value="-2216" calcext:value-type="float">
            <text:p>-2216</text:p>
          </table:table-cell>
          <table:table-cell table:number-columns-repeated="2" table:style-name="ce2" office:value-type="string" calcext:value-type="string">
            <text:p>-1436.4</text:p>
          </table:table-cell>
          <table:table-cell table:formula="of:=SUM([.F268:.F272])/5" office:value-type="float" office:value="-921.8" calcext:value-type="float">
            <text:p>-921,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-1204" calcext:value-type="float">
            <text:p>-1204</text:p>
          </table:table-cell>
          <table:table-cell office:value-type="float" office:value="-2104" calcext:value-type="float">
            <text:p>-2104</text:p>
          </table:table-cell>
          <table:table-cell table:number-columns-repeated="2" table:style-name="ce2" office:value-type="string" calcext:value-type="string">
            <text:p>-1649.2</text:p>
          </table:table-cell>
          <table:table-cell table:formula="of:=SUM([.F269:.F273])/5" office:value-type="float" office:value="-657.4" calcext:value-type="float">
            <text:p>-657,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-508" calcext:value-type="float">
            <text:p>-508</text:p>
          </table:table-cell>
          <table:table-cell office:value-type="float" office:value="-451" calcext:value-type="float">
            <text:p>-451</text:p>
          </table:table-cell>
          <table:table-cell table:number-columns-repeated="2" table:style-name="ce2" office:value-type="string" calcext:value-type="string">
            <text:p>-1489.8</text:p>
          </table:table-cell>
          <table:table-cell table:formula="of:=SUM([.F270:.F274])/5" office:value-type="float" office:value="-349.8" calcext:value-type="float">
            <text:p>-349,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-700" calcext:value-type="float">
            <text:p>-700</text:p>
          </table:table-cell>
          <table:table-cell office:value-type="float" office:value="840" calcext:value-type="float">
            <text:p>840</text:p>
          </table:table-cell>
          <table:table-cell table:number-columns-repeated="2" table:style-name="ce2" office:value-type="string" calcext:value-type="string">
            <text:p>-1073.4</text:p>
          </table:table-cell>
          <table:table-cell table:formula="of:=SUM([.F271:.F275])/5" office:value-type="float" office:value="-358.2" calcext:value-type="float">
            <text:p>-358,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-561" calcext:value-type="float">
            <text:p>-561</text:p>
          </table:table-cell>
          <table:table-cell office:value-type="float" office:value="-678" calcext:value-type="float">
            <text:p>-678</text:p>
          </table:table-cell>
          <table:table-cell table:number-columns-repeated="2" table:style-name="ce2" office:value-type="string" calcext:value-type="string">
            <text:p>-921.8</text:p>
          </table:table-cell>
          <table:table-cell table:formula="of:=SUM([.F272:.F276])/5" office:value-type="float" office:value="-621.6" calcext:value-type="float">
            <text:p>-621,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-505" calcext:value-type="float">
            <text:p>-505</text:p>
          </table:table-cell>
          <table:table-cell office:value-type="float" office:value="-894" calcext:value-type="float">
            <text:p>-894</text:p>
          </table:table-cell>
          <table:table-cell table:number-columns-repeated="2" table:style-name="ce2" office:value-type="string" calcext:value-type="string">
            <text:p>-657.4</text:p>
          </table:table-cell>
          <table:table-cell table:formula="of:=SUM([.F273:.F277])/5"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-218" calcext:value-type="float">
            <text:p>-218</text:p>
          </table:table-cell>
          <table:table-cell office:value-type="float" office:value="-566" calcext:value-type="float">
            <text:p>-566</text:p>
          </table:table-cell>
          <table:table-cell table:number-columns-repeated="2" table:style-name="ce2" office:value-type="string" calcext:value-type="string">
            <text:p>-349.8</text:p>
          </table:table-cell>
          <table:table-cell table:formula="of:=SUM([.F274:.F278])/5" office:value-type="float" office:value="-459.8" calcext:value-type="float">
            <text:p>-459,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-58" calcext:value-type="float">
            <text:p>-58</text:p>
          </table:table-cell>
          <table:table-cell office:value-type="float" office:value="-493" calcext:value-type="float">
            <text:p>-493</text:p>
          </table:table-cell>
          <table:table-cell table:number-columns-repeated="2" table:style-name="ce2" office:value-type="string" calcext:value-type="string">
            <text:p>-358.2</text:p>
          </table:table-cell>
          <table:table-cell table:formula="of:=SUM([.F275:.F279])/5" office:value-type="float" office:value="-407.6" calcext:value-type="float">
            <text:p>-407,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-477" calcext:value-type="float">
            <text:p>-477</text:p>
          </table:table-cell>
          <table:table-cell table:number-columns-repeated="2" table:style-name="ce2" office:value-type="string" calcext:value-type="string">
            <text:p>-621.6</text:p>
          </table:table-cell>
          <table:table-cell table:formula="of:=SUM([.F276:.F280])/5" office:value-type="float" office:value="-377.2" calcext:value-type="float">
            <text:p>-377,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205" calcext:value-type="float">
            <text:p>-205</text:p>
          </table:table-cell>
          <table:table-cell table:number-columns-repeated="2" table:style-name="ce2" office:value-type="string" calcext:value-type="string">
            <text:p>-527.0</text:p>
          </table:table-cell>
          <table:table-cell table:formula="of:=SUM([.F277:.F281])/5" office:value-type="float" office:value="-383" calcext:value-type="float">
            <text:p>-3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-55" calcext:value-type="float">
            <text:p>-55</text:p>
          </table:table-cell>
          <table:table-cell office:value-type="float" office:value="-558" calcext:value-type="float">
            <text:p>-558</text:p>
          </table:table-cell>
          <table:table-cell table:number-columns-repeated="2" table:style-name="ce2" office:value-type="string" calcext:value-type="string">
            <text:p>-459.8</text:p>
          </table:table-cell>
          <table:table-cell table:formula="of:=SUM([.F278:.F282])/5" office:value-type="float" office:value="-384.2" calcext:value-type="float">
            <text:p>-384,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305" calcext:value-type="float">
            <text:p>-305</text:p>
          </table:table-cell>
          <table:table-cell table:number-columns-repeated="2" table:style-name="ce2" office:value-type="string" calcext:value-type="string">
            <text:p>-407.6</text:p>
          </table:table-cell>
          <table:table-cell table:formula="of:=SUM([.F279:.F283])/5" office:value-type="float" office:value="-321.4" calcext:value-type="float">
            <text:p>-321,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-408" calcext:value-type="float">
            <text:p>-408</text:p>
          </table:table-cell>
          <table:table-cell office:value-type="float" office:value="-341" calcext:value-type="float">
            <text:p>-341</text:p>
          </table:table-cell>
          <table:table-cell table:number-columns-repeated="2" table:style-name="ce2" office:value-type="string" calcext:value-type="string">
            <text:p>-377.2</text:p>
          </table:table-cell>
          <table:table-cell table:formula="of:=SUM([.F280:.F284])/5" office:value-type="float" office:value="-336.6" calcext:value-type="float">
            <text:p>-336,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892" calcext:value-type="float">
            <text:p>892</text:p>
          </table:table-cell>
          <table:table-cell office:value-type="float" office:value="-506" calcext:value-type="float">
            <text:p>-506</text:p>
          </table:table-cell>
          <table:table-cell table:number-columns-repeated="2" table:style-name="ce2" office:value-type="string" calcext:value-type="string">
            <text:p>-383.0</text:p>
          </table:table-cell>
          <table:table-cell table:formula="of:=SUM([.F281:.F285])/5" office:value-type="float" office:value="-310.8" calcext:value-type="float">
            <text:p>-310,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-66" calcext:value-type="float">
            <text:p>-66</text:p>
          </table:table-cell>
          <table:table-cell office:value-type="float" office:value="-211" calcext:value-type="float">
            <text:p>-211</text:p>
          </table:table-cell>
          <table:table-cell table:number-columns-repeated="2" table:style-name="ce2" office:value-type="string" calcext:value-type="string">
            <text:p>-384.2</text:p>
          </table:table-cell>
          <table:table-cell table:formula="of:=SUM([.F282:.F286])/5" office:value-type="float" office:value="-227.6" calcext:value-type="float">
            <text:p>-227,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657" calcext:value-type="float">
            <text:p>657</text:p>
          </table:table-cell>
          <table:table-cell office:value-type="float" office:value="-244" calcext:value-type="float">
            <text:p>-244</text:p>
          </table:table-cell>
          <table:table-cell table:number-columns-repeated="2" table:style-name="ce2" office:value-type="string" calcext:value-type="string">
            <text:p>-321.4</text:p>
          </table:table-cell>
          <table:table-cell table:formula="of:=SUM([.F283:.F287])/5" office:value-type="float" office:value="-251.8" calcext:value-type="float">
            <text:p>-251,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1239" calcext:value-type="float">
            <text:p>1239</text:p>
          </table:table-cell>
          <table:table-cell office:value-type="float" office:value="-381" calcext:value-type="float">
            <text:p>-381</text:p>
          </table:table-cell>
          <table:table-cell table:number-columns-repeated="2" table:style-name="ce2" office:value-type="string" calcext:value-type="string">
            <text:p>-336.6</text:p>
          </table:table-cell>
          <table:table-cell table:formula="of:=SUM([.F284:.F288])/5" office:value-type="float" office:value="-238.8" calcext:value-type="float">
            <text:p>-238,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885" calcext:value-type="float">
            <text:p>885</text:p>
          </table:table-cell>
          <table:table-cell office:value-type="float" office:value="-212" calcext:value-type="float">
            <text:p>-212</text:p>
          </table:table-cell>
          <table:table-cell table:number-columns-repeated="2" table:style-name="ce2" office:value-type="string" calcext:value-type="string">
            <text:p>-310.8</text:p>
          </table:table-cell>
          <table:table-cell table:formula="of:=SUM([.F285:.F289])/5" office:value-type="float" office:value="-124.2" calcext:value-type="float">
            <text:p>-124,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 office:value-type="float" office:value="-90" calcext:value-type="float">
            <text:p>-90</text:p>
          </table:table-cell>
          <table:table-cell table:number-columns-repeated="2" table:style-name="ce2" office:value-type="string" calcext:value-type="string">
            <text:p>-227.6</text:p>
          </table:table-cell>
          <table:table-cell table:formula="of:=SUM([.F286:.F290])/5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901" calcext:value-type="float">
            <text:p>901</text:p>
          </table:table-cell>
          <table:table-cell office:value-type="float" office:value="-332" calcext:value-type="float">
            <text:p>-332</text:p>
          </table:table-cell>
          <table:table-cell table:number-columns-repeated="2" table:style-name="ce2" office:value-type="string" calcext:value-type="string">
            <text:p>-251.8</text:p>
          </table:table-cell>
          <table:table-cell table:formula="of:=SUM([.F287:.F291])/5" office:value-type="float" office:value="-49.6" calcext:value-type="float">
            <text:p>-49,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office:value-type="float" office:value="-179" calcext:value-type="float">
            <text:p>-179</text:p>
          </table:table-cell>
          <table:table-cell table:number-columns-repeated="2" table:style-name="ce2" office:value-type="string" calcext:value-type="string">
            <text:p>-238.8</text:p>
          </table:table-cell>
          <table:table-cell table:formula="of:=SUM([.F288:.F292])/5" office:value-type="float" office:value="-170.8" calcext:value-type="float">
            <text:p>-170,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984" calcext:value-type="float">
            <text:p>98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" office:value-type="string" calcext:value-type="string">
            <text:p>-124.2</text:p>
          </table:table-cell>
          <table:table-cell table:formula="of:=SUM([.F289:.F293])/5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1221" calcext:value-type="float">
            <text:p>1221</text:p>
          </table:table-cell>
          <table:table-cell office:value-type="float" office:value="1049" calcext:value-type="float">
            <text:p>1049</text:p>
          </table:table-cell>
          <table:table-cell table:number-columns-repeated="2" table:style-name="ce2" office:value-type="string" calcext:value-type="string">
            <text:p>2017.6</text:p>
          </table:table-cell>
          <table:table-cell table:formula="of:=SUM([.F290:.F294])/5"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office:value-type="float" office:value="-978" calcext:value-type="float">
            <text:p>-978</text:p>
          </table:table-cell>
          <table:table-cell table:number-columns-repeated="2" table:style-name="ce2" office:value-type="string" calcext:value-type="string">
            <text:p>1840.0</text:p>
          </table:table-cell>
          <table:table-cell table:formula="of:=SUM([.F291:.F295])/5" office:value-type="float" office:value="-362.2" calcext:value-type="float">
            <text:p>-362,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766" calcext:value-type="float">
            <text:p>766</text:p>
          </table:table-cell>
          <table:table-cell office:value-type="float" office:value="-938" calcext:value-type="float">
            <text:p>-938</text:p>
          </table:table-cell>
          <table:table-cell table:number-columns-repeated="2" table:style-name="ce2" office:value-type="string" calcext:value-type="string">
            <text:p>29.8</text:p>
          </table:table-cell>
          <table:table-cell table:formula="of:=SUM([.F292:.F296])/5" office:value-type="float" office:value="-329.4" calcext:value-type="float">
            <text:p>-329,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office:value-type="float" office:value="2455" calcext:value-type="float">
            <text:p>2455</text:p>
          </table:table-cell>
          <table:table-cell table:number-columns-repeated="2" table:style-name="ce2" office:value-type="string" calcext:value-type="string">
            <text:p>556.6</text:p>
          </table:table-cell>
          <table:table-cell table:formula="of:=SUM([.F293:.F297])/5" office:value-type="float" office:value="-302.6" calcext:value-type="float">
            <text:p>-302,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office:value-type="float" office:value="-1551" calcext:value-type="float">
            <text:p>-1551</text:p>
          </table:table-cell>
          <table:table-cell table:number-columns-repeated="2" table:style-name="ce2" office:value-type="string" calcext:value-type="string">
            <text:p>208.0</text:p>
          </table:table-cell>
          <table:table-cell table:formula="of:=SUM([.F294:.F298])/5" office:value-type="float" office:value="-967" calcext:value-type="float">
            <text:p>-96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-96" calcext:value-type="float">
            <text:p>-96</text:p>
          </table:table-cell>
          <table:table-cell office:value-type="float" office:value="-799" calcext:value-type="float">
            <text:p>-799</text:p>
          </table:table-cell>
          <table:table-cell table:number-columns-repeated="2" table:style-name="ce2" office:value-type="string" calcext:value-type="string">
            <text:p>-2051.2</text:p>
          </table:table-cell>
          <table:table-cell table:formula="of:=SUM([.F295:.F299])/5" office:value-type="float" office:value="-836" calcext:value-type="float">
            <text:p>-8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-814" calcext:value-type="float">
            <text:p>-814</text:p>
          </table:table-cell>
          <table:table-cell table:number-columns-repeated="2" table:style-name="ce2" office:value-type="string" calcext:value-type="string">
            <text:p>-2018.4</text:p>
          </table:table-cell>
          <table:table-cell table:formula="of:=SUM([.F296:.F300])/5" office:value-type="float" office:value="-870.4" calcext:value-type="float">
            <text:p>-870,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-481" calcext:value-type="float">
            <text:p>-481</text:p>
          </table:table-cell>
          <table:table-cell office:value-type="float" office:value="-804" calcext:value-type="float">
            <text:p>-804</text:p>
          </table:table-cell>
          <table:table-cell table:number-columns-repeated="2" table:style-name="ce2" office:value-type="string" calcext:value-type="string">
            <text:p>-302.6</text:p>
          </table:table-cell>
          <table:table-cell table:formula="of:=SUM([.F297:.F301])/5" office:value-type="float" office:value="-907.4" calcext:value-type="float">
            <text:p>-907,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867" calcext:value-type="float">
            <text:p>-867</text:p>
          </table:table-cell>
          <table:table-cell table:number-columns-repeated="2" table:style-name="ce2" office:value-type="string" calcext:value-type="string">
            <text:p>-967.0</text:p>
          </table:table-cell>
          <table:table-cell table:formula="of:=SUM([.F298:.F302])/5" office:value-type="float" office:value="-746.6" calcext:value-type="float">
            <text:p>-746,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-896" calcext:value-type="float">
            <text:p>-896</text:p>
          </table:table-cell>
          <table:table-cell table:number-columns-repeated="2" table:style-name="ce2" office:value-type="string" calcext:value-type="string">
            <text:p>-836.0</text:p>
          </table:table-cell>
          <table:table-cell table:formula="of:=SUM([.F299:.F303])/5" office:value-type="float" office:value="-573.2" calcext:value-type="float">
            <text:p>-573,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-971" calcext:value-type="float">
            <text:p>-971</text:p>
          </table:table-cell>
          <table:table-cell table:number-columns-repeated="2" table:style-name="ce2" office:value-type="string" calcext:value-type="string">
            <text:p>-870.4</text:p>
          </table:table-cell>
          <table:table-cell table:formula="of:=SUM([.F300:.F304])/5" office:value-type="float" office:value="-394" calcext:value-type="float">
            <text:p>-3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-999" calcext:value-type="float">
            <text:p>-999</text:p>
          </table:table-cell>
          <table:table-cell table:number-columns-repeated="2" table:style-name="ce2" office:value-type="string" calcext:value-type="string">
            <text:p>-907.4</text:p>
          </table:table-cell>
          <table:table-cell table:formula="of:=SUM([.F301:.F305])/5" office:value-type="float" office:value="-199.8" calcext:value-type="float">
            <text:p>-199,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-962" calcext:value-type="float">
            <text:p>-962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-1002" calcext:value-type="float">
            <text:p>-1002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-943" calcext:value-type="float">
            <text:p>-94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-222" calcext:value-type="float">
            <text:p>-222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-85" calcext:value-type="float">
            <text:p>-85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-122" calcext:value-type="float">
            <text:p>-12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-129" calcext:value-type="float">
            <text:p>-1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-200" calcext:value-type="float">
            <text:p>-20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-411" calcext:value-type="float">
            <text:p>-411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  <table:table-cell office:value-type="float" office:value="-4044" calcext:value-type="float">
            <text:p>-4044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-3262" calcext:value-type="float">
            <text:p>-3262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-8886" calcext:value-type="float">
            <text:p>-8886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-2451" calcext:value-type="float">
            <text:p>-2451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-191" calcext:value-type="float">
            <text:p>-191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-296" calcext:value-type="float">
            <text:p>-296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  <table:table-cell office:value-type="float" office:value="-346" calcext:value-type="float">
            <text:p>-346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-367" calcext:value-type="float">
            <text:p>-3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451" calcext:value-type="float">
            <text:p>-451</text:p>
          </table:table-cell>
          <table:table-cell table:number-columns-repeated="4"/>
        </table:table-row>
        <table:table-row table:style-name="ro1" table:number-rows-repeated="104810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6:13:45.761387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5-10-05T14:08:59.836553443</meta:creation-date>
    <dc:date>2015-10-06T16:23:00.120744512</dc:date>
    <dc:creator>pierre </dc:creator>
    <meta:editing-duration>PT38M41S</meta:editing-duration>
    <meta:editing-cycles>6</meta:editing-cycles>
    <meta:generator>LibreOffice/4.3.3.2$Linux_X86_64 LibreOffice_project/430m0$Build-2</meta:generator>
    <meta:document-statistic meta:table-count="1" meta:cell-count="24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4" style:family="chart" style:data-style-name="N0">
      <style:chart-properties chart:display-label="true" chart:logarithmic="false" chart:minimum="-2000" chart:maximum="20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66ff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dddddd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814cm" svg:height="21.489cm" xlink:href=".." xlink:type="simple" chart:class="chart:bar" chart:style-name="ch1">
        <chart:plot-area chart:style-name="ch2" table:cell-range-address="Feuille1.A2:Feuille1.A301 Feuille1.F1:Feuille1.I301" chart:data-source-has-labels="both" svg:x="0.517cm" svg:y="0.66cm" svg:width="34.31cm" svg:height="20.492cm">
          <chartooo:coordinate-region svg:x="1.615cm" svg:y="0.859cm" svg:width="33.212cm" svg:height="20.094cm"/>
          <chart:axis chart:dimension="x" chart:name="primary-x" chart:style-name="ch3" chartooo:axis-type="auto">
            <chartooo:date-scale/>
            <chart:categories table:cell-range-address="Feuille1.A2:Feuille1.A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F2:Feuille1.F301" chart:label-cell-address="Feuille1.F1:Feuille1.F1" chart:class="chart:bar">
            <chart:data-point chart:repeated="300"/>
          </chart:series>
          <chart:series chart:style-name="ch7" chart:values-cell-range-address="Feuille1.G2:Feuille1.G301" chart:label-cell-address="Feuille1.G1:Feuille1.G1" chart:class="chart:bar">
            <chart:data-point chart:repeated="300"/>
          </chart:series>
          <chart:series chart:style-name="ch8" chart:values-cell-range-address="Feuille1.H2:Feuille1.H301" chart:label-cell-address="Feuille1.H1:Feuille1.H1" chart:class="chart:bar">
            <chart:data-point chart:repeated="300"/>
          </chart:series>
          <chart:series chart:style-name="ch9" chart:values-cell-range-address="Feuille1.I2:Feuille1.I301" chart:label-cell-address="Feuille1.I1:Feuille1.I1" chart:class="chart:ba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5</text:p>
                <draw:g>
                  <svg:desc>Feuille1.F1:Feuille1.F1</svg:desc>
                </draw:g>
              </table:table-cell>
              <table:table-cell office:value-type="string">
                <text:p>val6</text:p>
                <draw:g>
                  <svg:desc>Feuille1.G1:Feuille1.G1</svg:desc>
                </draw:g>
              </table:table-cell>
              <table:table-cell office:value-type="string">
                <text:p>val6</text:p>
                <draw:g>
                  <svg:desc>Feuille1.H1:Feuille1.H1</svg:desc>
                </draw:g>
              </table:table-cell>
              <table:table-cell office:value-type="string">
                <text:p/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301</svg:desc>
                </draw:g>
              </table:table-cell>
              <table:table-cell office:value-type="float" office:value="-583">
                <text:p>-583</text:p>
                <draw:g>
                  <svg:desc>Feuille1.F2:Feuille1.F301</svg:desc>
                </draw:g>
              </table:table-cell>
              <table:table-cell office:value-type="float" office:value="-294">
                <text:p>-294</text:p>
                <draw:g>
                  <svg:desc>Feuille1.G2:Feuille1.G301</svg:desc>
                </draw:g>
              </table:table-cell>
              <table:table-cell office:value-type="float" office:value="-3">
                <text:p>-3</text:p>
                <draw:g>
                  <svg:desc>Feuille1.H2:Feuille1.H301</svg:desc>
                </draw:g>
              </table:table-cell>
              <table:table-cell office:value-type="float" office:value="-602.4">
                <text:p>-602.4</text:p>
                <draw:g>
                  <svg:desc>Feuille1.I2:Feuille1.I3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703">
                <text:p>-703</text:p>
              </table:table-cell>
              <table:table-cell office:value-type="float" office:value="-430">
                <text:p>-430</text:p>
              </table:table-cell>
              <table:table-cell office:value-type="float" office:value="-5">
                <text:p>-5</text:p>
              </table:table-cell>
              <table:table-cell office:value-type="float" office:value="-573.8">
                <text:p>-573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-432">
                <text:p>-432</text:p>
              </table:table-cell>
              <table:table-cell office:value-type="float" office:value="-5">
                <text:p>-5</text:p>
              </table:table-cell>
              <table:table-cell office:value-type="float" office:value="-549.8">
                <text:p>-549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583">
                <text:p>-583</text:p>
              </table:table-cell>
              <table:table-cell office:value-type="float" office:value="-462">
                <text:p>-462</text:p>
              </table:table-cell>
              <table:table-cell office:value-type="float" office:value="-5">
                <text:p>-5</text:p>
              </table:table-cell>
              <table:table-cell office:value-type="float" office:value="-581.4">
                <text:p>-581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03">
                <text:p>-703</text:p>
              </table:table-cell>
              <table:table-cell office:value-type="float" office:value="-602">
                <text:p>-602</text:p>
              </table:table-cell>
              <table:table-cell office:value-type="float" office:value="-7">
                <text:p>-7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40">
                <text:p>-440</text:p>
              </table:table-cell>
              <table:table-cell office:value-type="float" office:value="-573">
                <text:p>-573</text:p>
              </table:table-cell>
              <table:table-cell office:value-type="float" office:value="-6">
                <text:p>-6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583">
                <text:p>-583</text:p>
              </table:table-cell>
              <table:table-cell office:value-type="float" office:value="-549">
                <text:p>-549</text:p>
              </table:table-cell>
              <table:table-cell office:value-type="float" office:value="-6">
                <text:p>-6</text:p>
              </table:table-cell>
              <table:table-cell office:value-type="float" office:value="-420.2">
                <text:p>-420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598">
                <text:p>-598</text:p>
              </table:table-cell>
              <table:table-cell office:value-type="float" office:value="-581">
                <text:p>-581</text:p>
              </table:table-cell>
              <table:table-cell office:value-type="float" office:value="-6">
                <text:p>-6</text:p>
              </table:table-cell>
              <table:table-cell office:value-type="float" office:value="-385.2">
                <text:p>-385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201">
                <text:p>-201</text:p>
              </table:table-cell>
              <table:table-cell office:value-type="float" office:value="-505">
                <text:p>-505</text:p>
              </table:table-cell>
              <table:table-cell office:value-type="float" office:value="-6">
                <text:p>-6</text:p>
              </table:table-cell>
              <table:table-cell office:value-type="float" office:value="-346.8">
                <text:p>-346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208">
                <text:p>-208</text:p>
              </table:table-cell>
              <table:table-cell office:value-type="float" office:value="-406">
                <text:p>-406</text:p>
              </table:table-cell>
              <table:table-cell office:value-type="float" office:value="-5">
                <text:p>-5</text:p>
              </table:table-cell>
              <table:table-cell office:value-type="float" office:value="-426.2">
                <text:p>-426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511">
                <text:p>-511</text:p>
              </table:table-cell>
              <table:table-cell office:value-type="float" office:value="-420">
                <text:p>-420</text:p>
              </table:table-cell>
              <table:table-cell office:value-type="float" office:value="NaN">
                <text:p>NaN</text:p>
              </table:table-cell>
              <table:table-cell office:value-type="float" office:value="-441.2">
                <text:p>-441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408">
                <text:p>-408</text:p>
              </table:table-cell>
              <table:table-cell office:value-type="float" office:value="-385">
                <text:p>-385</text:p>
              </table:table-cell>
              <table:table-cell office:value-type="float" office:value="NaN">
                <text:p>NaN</text:p>
              </table:table-cell>
              <table:table-cell office:value-type="float" office:value="-411.4">
                <text:p>-411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406">
                <text:p>-406</text:p>
              </table:table-cell>
              <table:table-cell office:value-type="float" office:value="-346">
                <text:p>-346</text:p>
              </table:table-cell>
              <table:table-cell office:value-type="float" office:value="NaN">
                <text:p>NaN</text:p>
              </table:table-cell>
              <table:table-cell office:value-type="float" office:value="-388.6">
                <text:p>-388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598">
                <text:p>-598</text:p>
              </table:table-cell>
              <table:table-cell office:value-type="float" office:value="-426">
                <text:p>-426</text:p>
              </table:table-cell>
              <table:table-cell office:value-type="float" office:value="NaN">
                <text:p>NaN</text:p>
              </table:table-cell>
              <table:table-cell office:value-type="float" office:value="-331.6">
                <text:p>-331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283">
                <text:p>-283</text:p>
              </table:table-cell>
              <table:table-cell office:value-type="float" office:value="-441">
                <text:p>-441</text:p>
              </table:table-cell>
              <table:table-cell office:value-type="float" office:value="NaN">
                <text:p>NaN</text:p>
              </table:table-cell>
              <table:table-cell office:value-type="float" office:value="-265.4">
                <text:p>-265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362">
                <text:p>-362</text:p>
              </table:table-cell>
              <table:table-cell office:value-type="float" office:value="-411">
                <text:p>-411</text:p>
              </table:table-cell>
              <table:table-cell office:value-type="float" office:value="NaN">
                <text:p>NaN</text:p>
              </table:table-cell>
              <table:table-cell office:value-type="float" office:value="-207.6">
                <text:p>-207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94">
                <text:p>-294</text:p>
              </table:table-cell>
              <table:table-cell office:value-type="float" office:value="-388">
                <text:p>-388</text:p>
              </table:table-cell>
              <table:table-cell office:value-type="float" office:value="NaN">
                <text:p>NaN</text:p>
              </table:table-cell>
              <table:table-cell office:value-type="float" office:value="-195.4">
                <text:p>-195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121">
                <text:p>-121</text:p>
              </table:table-cell>
              <table:table-cell office:value-type="float" office:value="-331">
                <text:p>-331</text:p>
              </table:table-cell>
              <table:table-cell office:value-type="float" office:value="NaN">
                <text:p>NaN</text:p>
              </table:table-cell>
              <table:table-cell office:value-type="float" office:value="-187.8">
                <text:p>-187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267">
                <text:p>-267</text:p>
              </table:table-cell>
              <table:table-cell office:value-type="float" office:value="-265">
                <text:p>-265</text:p>
              </table:table-cell>
              <table:table-cell office:value-type="float" office:value="NaN">
                <text:p>NaN</text:p>
              </table:table-cell>
              <table:table-cell office:value-type="float" office:value="-187.8">
                <text:p>-187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-207">
                <text:p>-207</text:p>
              </table:table-cell>
              <table:table-cell office:value-type="float" office:value="NaN">
                <text:p>NaN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01">
                <text:p>-301</text:p>
              </table:table-cell>
              <table:table-cell office:value-type="float" office:value="-195">
                <text:p>-195</text:p>
              </table:table-cell>
              <table:table-cell office:value-type="float" office:value="NaN">
                <text:p>NaN</text:p>
              </table:table-cell>
              <table:table-cell office:value-type="float" office:value="-261.2">
                <text:p>-261.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256">
                <text:p>-256</text:p>
              </table:table-cell>
              <table:table-cell office:value-type="float" office:value="-187">
                <text:p>-187</text:p>
              </table:table-cell>
              <table:table-cell office:value-type="float" office:value="NaN">
                <text:p>NaN</text:p>
              </table:table-cell>
              <table:table-cell office:value-type="float" office:value="-324.8">
                <text:p>-324.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121">
                <text:p>-121</text:p>
              </table:table-cell>
              <table:table-cell office:value-type="float" office:value="-187">
                <text:p>-187</text:p>
              </table:table-cell>
              <table:table-cell office:value-type="float" office:value="NaN">
                <text:p>NaN</text:p>
              </table:table-cell>
              <table:table-cell office:value-type="float" office:value="-301.8">
                <text:p>-301.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408">
                <text:p>-408</text:p>
              </table:table-cell>
              <table:table-cell office:value-type="float" office:value="-216">
                <text:p>-216</text:p>
              </table:table-cell>
              <table:table-cell office:value-type="float" office:value="NaN">
                <text:p>NaN</text:p>
              </table:table-cell>
              <table:table-cell office:value-type="float" office:value="-278.8">
                <text:p>-278.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220">
                <text:p>-220</text:p>
              </table:table-cell>
              <table:table-cell office:value-type="float" office:value="-261">
                <text:p>-261</text:p>
              </table:table-cell>
              <table:table-cell office:value-type="float" office:value="NaN">
                <text:p>NaN</text:p>
              </table:table-cell>
              <table:table-cell office:value-type="float" office:value="-318.6">
                <text:p>-318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619">
                <text:p>-619</text:p>
              </table:table-cell>
              <table:table-cell office:value-type="float" office:value="-324">
                <text:p>-324</text:p>
              </table:table-cell>
              <table:table-cell office:value-type="float" office:value="NaN">
                <text:p>NaN</text:p>
              </table:table-cell>
              <table:table-cell office:value-type="float" office:value="-337">
                <text:p>-33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141">
                <text:p>-141</text:p>
              </table:table-cell>
              <table:table-cell office:value-type="float" office:value="-301">
                <text:p>-301</text:p>
              </table:table-cell>
              <table:table-cell office:value-type="float" office:value="NaN">
                <text:p>NaN</text:p>
              </table:table-cell>
              <table:table-cell office:value-type="float" office:value="-288.8">
                <text:p>-288.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6">
                <text:p>-6</text:p>
              </table:table-cell>
              <table:table-cell office:value-type="float" office:value="-278">
                <text:p>-278</text:p>
              </table:table-cell>
              <table:table-cell office:value-type="float" office:value="NaN">
                <text:p>NaN</text:p>
              </table:table-cell>
              <table:table-cell office:value-type="float" office:value="-332.4">
                <text:p>-332.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607">
                <text:p>-607</text:p>
              </table:table-cell>
              <table:table-cell office:value-type="float" office:value="-318">
                <text:p>-318</text:p>
              </table:table-cell>
              <table:table-cell office:value-type="float" office:value="NaN">
                <text:p>NaN</text:p>
              </table:table-cell>
              <table:table-cell office:value-type="float" office:value="-391.6">
                <text:p>-391.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312">
                <text:p>-312</text:p>
              </table:table-cell>
              <table:table-cell office:value-type="float" office:value="-337">
                <text:p>-337</text:p>
              </table:table-cell>
              <table:table-cell office:value-type="float" office:value="NaN">
                <text:p>NaN</text:p>
              </table:table-cell>
              <table:table-cell office:value-type="float" office:value="-308.4">
                <text:p>-308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378">
                <text:p>-378</text:p>
              </table:table-cell>
              <table:table-cell office:value-type="float" office:value="-288">
                <text:p>-288</text:p>
              </table:table-cell>
              <table:table-cell office:value-type="float" office:value="NaN">
                <text:p>NaN</text:p>
              </table:table-cell>
              <table:table-cell office:value-type="float" office:value="-341.4">
                <text:p>-341.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359">
                <text:p>-359</text:p>
              </table:table-cell>
              <table:table-cell office:value-type="float" office:value="-332">
                <text:p>-332</text:p>
              </table:table-cell>
              <table:table-cell office:value-type="float" office:value="NaN">
                <text:p>NaN</text:p>
              </table:table-cell>
              <table:table-cell office:value-type="float" office:value="-369.2">
                <text:p>-369.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302">
                <text:p>-302</text:p>
              </table:table-cell>
              <table:table-cell office:value-type="float" office:value="-391">
                <text:p>-391</text:p>
              </table:table-cell>
              <table:table-cell office:value-type="float" office:value="NaN">
                <text:p>NaN</text:p>
              </table:table-cell>
              <table:table-cell office:value-type="float" office:value="-401.8">
                <text:p>-401.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191">
                <text:p>-191</text:p>
              </table:table-cell>
              <table:table-cell office:value-type="float" office:value="-308">
                <text:p>-308</text:p>
              </table:table-cell>
              <table:table-cell office:value-type="float" office:value="NaN">
                <text:p>NaN</text:p>
              </table:table-cell>
              <table:table-cell office:value-type="float" office:value="-411.8">
                <text:p>-411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477">
                <text:p>-477</text:p>
              </table:table-cell>
              <table:table-cell office:value-type="float" office:value="-341">
                <text:p>-341</text:p>
              </table:table-cell>
              <table:table-cell office:value-type="float" office:value="NaN">
                <text:p>NaN</text:p>
              </table:table-cell>
              <table:table-cell office:value-type="float" office:value="-450.6">
                <text:p>-450.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517">
                <text:p>-517</text:p>
              </table:table-cell>
              <table:table-cell office:value-type="float" office:value="-369">
                <text:p>-369</text:p>
              </table:table-cell>
              <table:table-cell office:value-type="float" office:value="NaN">
                <text:p>NaN</text:p>
              </table:table-cell>
              <table:table-cell office:value-type="float" office:value="-419.2">
                <text:p>-419.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522">
                <text:p>-522</text:p>
              </table:table-cell>
              <table:table-cell office:value-type="float" office:value="-401">
                <text:p>-401</text:p>
              </table:table-cell>
              <table:table-cell office:value-type="float" office:value="NaN">
                <text:p>NaN</text:p>
              </table:table-cell>
              <table:table-cell office:value-type="float" office:value="-466.6">
                <text:p>-466.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352">
                <text:p>-352</text:p>
              </table:table-cell>
              <table:table-cell office:value-type="float" office:value="-411">
                <text:p>-411</text:p>
              </table:table-cell>
              <table:table-cell office:value-type="float" office:value="NaN">
                <text:p>NaN</text:p>
              </table:table-cell>
              <table:table-cell office:value-type="float" office:value="-488.4">
                <text:p>-488.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385">
                <text:p>-385</text:p>
              </table:table-cell>
              <table:table-cell office:value-type="float" office:value="-450">
                <text:p>-450</text:p>
              </table:table-cell>
              <table:table-cell office:value-type="float" office:value="NaN">
                <text:p>NaN</text:p>
              </table:table-cell>
              <table:table-cell office:value-type="float" office:value="-519.2">
                <text:p>-519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320">
                <text:p>-320</text:p>
              </table:table-cell>
              <table:table-cell office:value-type="float" office:value="-419">
                <text:p>-419</text:p>
              </table:table-cell>
              <table:table-cell office:value-type="float" office:value="NaN">
                <text:p>NaN</text:p>
              </table:table-cell>
              <table:table-cell office:value-type="float" office:value="-569.2">
                <text:p>-56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754">
                <text:p>-754</text:p>
              </table:table-cell>
              <table:table-cell office:value-type="float" office:value="-466">
                <text:p>-466</text:p>
              </table:table-cell>
              <table:table-cell office:value-type="float" office:value="NaN">
                <text:p>NaN</text:p>
              </table:table-cell>
              <table:table-cell office:value-type="float" office:value="-572.2">
                <text:p>-572.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631">
                <text:p>-631</text:p>
              </table:table-cell>
              <table:table-cell office:value-type="float" office:value="-488">
                <text:p>-488</text:p>
              </table:table-cell>
              <table:table-cell office:value-type="float" office:value="NaN">
                <text:p>NaN</text:p>
              </table:table-cell>
              <table:table-cell office:value-type="float" office:value="-483.2">
                <text:p>-483.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506">
                <text:p>-506</text:p>
              </table:table-cell>
              <table:table-cell office:value-type="float" office:value="-519">
                <text:p>-519</text:p>
              </table:table-cell>
              <table:table-cell office:value-type="float" office:value="NaN">
                <text:p>NaN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635">
                <text:p>-635</text:p>
              </table:table-cell>
              <table:table-cell office:value-type="float" office:value="-569">
                <text:p>-569</text:p>
              </table:table-cell>
              <table:table-cell office:value-type="float" office:value="NaN">
                <text:p>NaN</text:p>
              </table:table-cell>
              <table:table-cell office:value-type="float" office:value="-357.4">
                <text:p>-357.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335">
                <text:p>-335</text:p>
              </table:table-cell>
              <table:table-cell office:value-type="float" office:value="-572">
                <text:p>-572</text:p>
              </table:table-cell>
              <table:table-cell office:value-type="float" office:value="NaN">
                <text:p>NaN</text:p>
              </table:table-cell>
              <table:table-cell office:value-type="float" office:value="-267.6">
                <text:p>-267.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309">
                <text:p>-309</text:p>
              </table:table-cell>
              <table:table-cell office:value-type="float" office:value="-483">
                <text:p>-483</text:p>
              </table:table-cell>
              <table:table-cell office:value-type="float" office:value="NaN">
                <text:p>NaN</text:p>
              </table:table-cell>
              <table:table-cell office:value-type="float" office:value="-271.2">
                <text:p>-271.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310">
                <text:p>-310</text:p>
              </table:table-cell>
              <table:table-cell office:value-type="float" office:value="-419">
                <text:p>-419</text:p>
              </table:table-cell>
              <table:table-cell office:value-type="float" office:value="NaN">
                <text:p>NaN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198">
                <text:p>-198</text:p>
              </table:table-cell>
              <table:table-cell office:value-type="float" office:value="-357">
                <text:p>-357</text:p>
              </table:table-cell>
              <table:table-cell office:value-type="float" office:value="NaN">
                <text:p>NaN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186">
                <text:p>-186</text:p>
              </table:table-cell>
              <table:table-cell office:value-type="float" office:value="-267">
                <text:p>-267</text:p>
              </table:table-cell>
              <table:table-cell office:value-type="float" office:value="NaN">
                <text:p>NaN</text:p>
              </table:table-cell>
              <table:table-cell office:value-type="float" office:value="-390.2">
                <text:p>-390.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353">
                <text:p>-353</text:p>
              </table:table-cell>
              <table:table-cell office:value-type="float" office:value="-271">
                <text:p>-271</text:p>
              </table:table-cell>
              <table:table-cell office:value-type="float" office:value="NaN">
                <text:p>NaN</text:p>
              </table:table-cell>
              <table:table-cell office:value-type="float" office:value="-415.6">
                <text:p>-415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23">
                <text:p>-423</text:p>
              </table:table-cell>
              <table:table-cell office:value-type="float" office:value="-294">
                <text:p>-294</text:p>
              </table:table-cell>
              <table:table-cell office:value-type="float" office:value="NaN">
                <text:p>NaN</text:p>
              </table:table-cell>
              <table:table-cell office:value-type="float" office:value="-405.2">
                <text:p>-405.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505">
                <text:p>-505</text:p>
              </table:table-cell>
              <table:table-cell office:value-type="float" office:value="-333">
                <text:p>-333</text:p>
              </table:table-cell>
              <table:table-cell office:value-type="float" office:value="NaN">
                <text:p>NaN</text:p>
              </table:table-cell>
              <table:table-cell office:value-type="float" office:value="-434.6">
                <text:p>-434.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-484">
                <text:p>-484</text:p>
              </table:table-cell>
              <table:table-cell office:value-type="float" office:value="-390">
                <text:p>-390</text:p>
              </table:table-cell>
              <table:table-cell office:value-type="float" office:value="NaN">
                <text:p>NaN</text:p>
              </table:table-cell>
              <table:table-cell office:value-type="float" office:value="-451.4">
                <text:p>-451.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313">
                <text:p>-313</text:p>
              </table:table-cell>
              <table:table-cell office:value-type="float" office:value="-415">
                <text:p>-415</text:p>
              </table:table-cell>
              <table:table-cell office:value-type="float" office:value="NaN">
                <text:p>NaN</text:p>
              </table:table-cell>
              <table:table-cell office:value-type="float" office:value="-407.4">
                <text:p>-407.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301">
                <text:p>-301</text:p>
              </table:table-cell>
              <table:table-cell office:value-type="float" office:value="-405">
                <text:p>-405</text:p>
              </table:table-cell>
              <table:table-cell office:value-type="float" office:value="NaN">
                <text:p>NaN</text:p>
              </table:table-cell>
              <table:table-cell office:value-type="float" office:value="-407.8">
                <text:p>-407.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570">
                <text:p>-570</text:p>
              </table:table-cell>
              <table:table-cell office:value-type="float" office:value="-434">
                <text:p>-434</text:p>
              </table:table-cell>
              <table:table-cell office:value-type="float" office:value="NaN">
                <text:p>NaN</text:p>
              </table:table-cell>
              <table:table-cell office:value-type="float" office:value="-411.2">
                <text:p>-411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589">
                <text:p>-589</text:p>
              </table:table-cell>
              <table:table-cell office:value-type="float" office:value="-451">
                <text:p>-451</text:p>
              </table:table-cell>
              <table:table-cell office:value-type="float" office:value="NaN">
                <text:p>NaN</text:p>
              </table:table-cell>
              <table:table-cell office:value-type="float" office:value="-339.8">
                <text:p>-339.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264">
                <text:p>-264</text:p>
              </table:table-cell>
              <table:table-cell office:value-type="float" office:value="-407">
                <text:p>-407</text:p>
              </table:table-cell>
              <table:table-cell office:value-type="float" office:value="NaN">
                <text:p>NaN</text:p>
              </table:table-cell>
              <table:table-cell office:value-type="float" office:value="-313.2">
                <text:p>-313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315">
                <text:p>-315</text:p>
              </table:table-cell>
              <table:table-cell office:value-type="float" office:value="-407">
                <text:p>-407</text:p>
              </table:table-cell>
              <table:table-cell office:value-type="float" office:value="NaN">
                <text:p>NaN</text:p>
              </table:table-cell>
              <table:table-cell office:value-type="float" office:value="-328.4">
                <text:p>-328.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318">
                <text:p>-318</text:p>
              </table:table-cell>
              <table:table-cell office:value-type="float" office:value="-411">
                <text:p>-411</text:p>
              </table:table-cell>
              <table:table-cell office:value-type="float" office:value="NaN">
                <text:p>NaN</text:p>
              </table:table-cell>
              <table:table-cell office:value-type="float" office:value="-322.2">
                <text:p>-322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213">
                <text:p>-213</text:p>
              </table:table-cell>
              <table:table-cell office:value-type="float" office:value="-339">
                <text:p>-339</text:p>
              </table:table-cell>
              <table:table-cell office:value-type="float" office:value="NaN">
                <text:p>NaN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456">
                <text:p>-456</text:p>
              </table:table-cell>
              <table:table-cell office:value-type="float" office:value="-313">
                <text:p>-313</text:p>
              </table:table-cell>
              <table:table-cell office:value-type="float" office:value="NaN">
                <text:p>NaN</text:p>
              </table:table-cell>
              <table:table-cell office:value-type="float" office:value="-193.4">
                <text:p>-193.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340">
                <text:p>-340</text:p>
              </table:table-cell>
              <table:table-cell office:value-type="float" office:value="-328">
                <text:p>-328</text:p>
              </table:table-cell>
              <table:table-cell office:value-type="float" office:value="NaN">
                <text:p>NaN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284">
                <text:p>-284</text:p>
              </table:table-cell>
              <table:table-cell office:value-type="float" office:value="-322">
                <text:p>-322</text:p>
              </table:table-cell>
              <table:table-cell office:value-type="float" office:value="NaN">
                <text:p>NaN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172">
                <text:p>-172</text:p>
              </table:table-cell>
              <table:table-cell office:value-type="float" office:value="-293">
                <text:p>-293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85">
                <text:p>285</text:p>
              </table:table-cell>
              <table:table-cell office:value-type="float" office:value="-193">
                <text:p>-193</text:p>
              </table:table-cell>
              <table:table-cell office:value-type="float" office:value="NaN">
                <text:p>NaN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374">
                <text:p>-374</text:p>
              </table:table-cell>
              <table:table-cell office:value-type="float" office:value="-177">
                <text:p>-177</text:p>
              </table:table-cell>
              <table:table-cell office:value-type="float" office:value="NaN">
                <text:p>NaN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728">
                <text:p>728</text:p>
              </table:table-cell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-96">
                <text:p>-96</text:p>
              </table:table-cell>
              <table:table-cell office:value-type="float" office:value="NaN">
                <text:p>NaN</text:p>
              </table:table-cell>
              <table:table-cell office:value-type="float" office:value="-130.8">
                <text:p>-130.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-166">
                <text:p>-166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-272.8">
                <text:p>-272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1">
                <text:p>121</text:p>
              </table:table-cell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-309">
                <text:p>-309</text:p>
              </table:table-cell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-557.6">
                <text:p>-557.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313">
                <text:p>-313</text:p>
              </table:table-cell>
              <table:table-cell office:value-type="float" office:value="-130">
                <text:p>-130</text:p>
              </table:table-cell>
              <table:table-cell office:value-type="float" office:value="NaN">
                <text:p>NaN</text:p>
              </table:table-cell>
              <table:table-cell office:value-type="float" office:value="-622.6">
                <text:p>-622.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-697">
                <text:p>-697</text:p>
              </table:table-cell>
              <table:table-cell office:value-type="float" office:value="-272">
                <text:p>-272</text:p>
              </table:table-cell>
              <table:table-cell office:value-type="float" office:value="NaN">
                <text:p>NaN</text:p>
              </table:table-cell>
              <table:table-cell office:value-type="float" office:value="-628.6">
                <text:p>-628.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-607">
                <text:p>-607</text:p>
              </table:table-cell>
              <table:table-cell office:value-type="float" office:value="-361">
                <text:p>-361</text:p>
              </table:table-cell>
              <table:table-cell office:value-type="float" office:value="NaN">
                <text:p>NaN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-862">
                <text:p>-862</text:p>
              </table:table-cell>
              <table:table-cell office:value-type="float" office:value="-557">
                <text:p>-557</text:p>
              </table:table-cell>
              <table:table-cell office:value-type="float" office:value="NaN">
                <text:p>NaN</text:p>
              </table:table-cell>
              <table:table-cell office:value-type="float" office:value="-632.8">
                <text:p>-632.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634">
                <text:p>-634</text:p>
              </table:table-cell>
              <table:table-cell office:value-type="float" office:value="-622">
                <text:p>-622</text:p>
              </table:table-cell>
              <table:table-cell office:value-type="float" office:value="NaN">
                <text:p>NaN</text:p>
              </table:table-cell>
              <table:table-cell office:value-type="float" office:value="-551.8">
                <text:p>-551.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-343">
                <text:p>-343</text:p>
              </table:table-cell>
              <table:table-cell office:value-type="float" office:value="-628">
                <text:p>-628</text:p>
              </table:table-cell>
              <table:table-cell office:value-type="float" office:value="NaN">
                <text:p>NaN</text:p>
              </table:table-cell>
              <table:table-cell office:value-type="float" office:value="-591.4">
                <text:p>-591.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599">
                <text:p>-599</text:p>
              </table:table-cell>
              <table:table-cell office:value-type="float" office:value="-609">
                <text:p>-609</text:p>
              </table:table-cell>
              <table:table-cell office:value-type="float" office:value="NaN">
                <text:p>NaN</text:p>
              </table:table-cell>
              <table:table-cell office:value-type="float" office:value="-659.8">
                <text:p>-659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-726">
                <text:p>-726</text:p>
              </table:table-cell>
              <table:table-cell office:value-type="float" office:value="-632">
                <text:p>-632</text:p>
              </table:table-cell>
              <table:table-cell office:value-type="float" office:value="NaN">
                <text:p>NaN</text:p>
              </table:table-cell>
              <table:table-cell office:value-type="float" office:value="-727.6">
                <text:p>-727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57">
                <text:p>-457</text:p>
              </table:table-cell>
              <table:table-cell office:value-type="float" office:value="-551">
                <text:p>-551</text:p>
              </table:table-cell>
              <table:table-cell office:value-type="float" office:value="NaN">
                <text:p>NaN</text:p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-832">
                <text:p>-832</text:p>
              </table:table-cell>
              <table:table-cell office:value-type="float" office:value="-591">
                <text:p>-591</text:p>
              </table:table-cell>
              <table:table-cell office:value-type="float" office:value="NaN">
                <text:p>NaN</text:p>
              </table:table-cell>
              <table:table-cell office:value-type="float" office:value="-746.2">
                <text:p>-746.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685">
                <text:p>-685</text:p>
              </table:table-cell>
              <table:table-cell office:value-type="float" office:value="-659">
                <text:p>-659</text:p>
              </table:table-cell>
              <table:table-cell office:value-type="float" office:value="NaN">
                <text:p>NaN</text:p>
              </table:table-cell>
              <table:table-cell office:value-type="float" office:value="-729.6">
                <text:p>-729.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-938">
                <text:p>-938</text:p>
              </table:table-cell>
              <table:table-cell office:value-type="float" office:value="-727">
                <text:p>-727</text:p>
              </table:table-cell>
              <table:table-cell office:value-type="float" office:value="NaN">
                <text:p>NaN</text:p>
              </table:table-cell>
              <table:table-cell office:value-type="float" office:value="-962.8">
                <text:p>-962.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-663">
                <text:p>-663</text:p>
              </table:table-cell>
              <table:table-cell office:value-type="float" office:value="-715">
                <text:p>-715</text:p>
              </table:table-cell>
              <table:table-cell office:value-type="float" office:value="NaN">
                <text:p>NaN</text:p>
              </table:table-cell>
              <table:table-cell office:value-type="float" office:value="-1117.4">
                <text:p>-1117.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-613">
                <text:p>-613</text:p>
              </table:table-cell>
              <table:table-cell office:value-type="float" office:value="-746">
                <text:p>-746</text:p>
              </table:table-cell>
              <table:table-cell office:value-type="float" office:value="NaN">
                <text:p>NaN</text:p>
              </table:table-cell>
              <table:table-cell office:value-type="float" office:value="-1210.6">
                <text:p>-1210.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-749">
                <text:p>-749</text:p>
              </table:table-cell>
              <table:table-cell office:value-type="float" office:value="-729">
                <text:p>-729</text:p>
              </table:table-cell>
              <table:table-cell office:value-type="float" office:value="NaN">
                <text:p>NaN</text:p>
              </table:table-cell>
              <table:table-cell office:value-type="float" office:value="-1067.2">
                <text:p>-1067.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-1851">
                <text:p>-1851</text:p>
              </table:table-cell>
              <table:table-cell office:value-type="float" office:value="-962">
                <text:p>-962</text:p>
              </table:table-cell>
              <table:table-cell office:value-type="float" office:value="NaN">
                <text:p>NaN</text:p>
              </table:table-cell>
              <table:table-cell office:value-type="float" office:value="-703.6">
                <text:p>-703.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1711">
                <text:p>-1711</text:p>
              </table:table-cell>
              <table:table-cell office:value-type="float" office:value="-1117">
                <text:p>-1117</text:p>
              </table:table-cell>
              <table:table-cell office:value-type="float" office:value="NaN">
                <text:p>NaN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1129">
                <text:p>-1129</text:p>
              </table:table-cell>
              <table:table-cell office:value-type="float" office:value="-1210">
                <text:p>-1210</text:p>
              </table:table-cell>
              <table:table-cell office:value-type="float" office:value="NaN">
                <text:p>NaN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1067">
                <text:p>-1067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069">
                <text:p>1069</text:p>
              </table:table-cell>
              <table:table-cell office:value-type="float" office:value="-703">
                <text:p>-703</text:p>
              </table:table-cell>
              <table:table-cell office:value-type="float" office:value="NaN">
                <text:p>NaN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-318">
                <text:p>-318</text:p>
              </table:table-cell>
              <table:table-cell office:value-type="float" office:value="NaN">
                <text:p>NaN</text:p>
              </table:table-cell>
              <table:table-cell office:value-type="float" office:value="378.6">
                <text:p>378.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18">
                <text:p>618</text:p>
              </table:table-cell>
              <table:table-cell office:value-type="float" office:value="-147">
                <text:p>-147</text:p>
              </table:table-cell>
              <table:table-cell office:value-type="float" office:value="NaN">
                <text:p>NaN</text:p>
              </table:table-cell>
              <table:table-cell office:value-type="float" office:value="473.2">
                <text:p>473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2">
                <text:p>242</text:p>
              </table:table-cell>
              <table:table-cell office:value-type="float" office:value="-422">
                <text:p>-422</text:p>
              </table:table-cell>
              <table:table-cell office:value-type="float" office:value="NaN">
                <text:p>NaN</text:p>
              </table:table-cell>
              <table:table-cell office:value-type="float" office:value="449.8">
                <text:p>449.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18">
                <text:p>518</text:p>
              </table:table-cell>
              <table:table-cell office:value-type="float" office:value="-504">
                <text:p>-504</text:p>
              </table:table-cell>
              <table:table-cell office:value-type="float" office:value="NaN">
                <text:p>NaN</text:p>
              </table:table-cell>
              <table:table-cell office:value-type="float" office:value="467.4">
                <text:p>467.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-378">
                <text:p>-378</text:p>
              </table:table-cell>
              <table:table-cell office:value-type="float" office:value="NaN">
                <text:p>NaN</text:p>
              </table:table-cell>
              <table:table-cell office:value-type="float" office:value="380.6">
                <text:p>380.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50">
                <text:p>550</text:p>
              </table:table-cell>
              <table:table-cell office:value-type="float" office:value="-473">
                <text:p>-473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01">
                <text:p>501</text:p>
              </table:table-cell>
              <table:table-cell office:value-type="float" office:value="-449">
                <text:p>-449</text:p>
              </table:table-cell>
              <table:table-cell office:value-type="float" office:value="NaN">
                <text:p>NaN</text:p>
              </table:table-cell>
              <table:table-cell office:value-type="float" office:value="435.8">
                <text:p>435.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30">
                <text:p>330</text:p>
              </table:table-cell>
              <table:table-cell office:value-type="float" office:value="-467">
                <text:p>-467</text:p>
              </table:table-cell>
              <table:table-cell office:value-type="float" office:value="NaN">
                <text:p>NaN</text:p>
              </table:table-cell>
              <table:table-cell office:value-type="float" office:value="536.6">
                <text:p>536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-380">
                <text:p>-380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-393">
                <text:p>-393</text:p>
              </table:table-cell>
              <table:table-cell office:value-type="float" office:value="NaN">
                <text:p>NaN</text:p>
              </table:table-cell>
              <table:table-cell office:value-type="float" office:value="489.8">
                <text:p>489.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764">
                <text:p>764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433.6">
                <text:p>433.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05">
                <text:p>1005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296.4">
                <text:p>296.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-523">
                <text:p>-523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03">
                <text:p>703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78">
                <text:p>78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51">
                <text:p>251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1">
                <text:p>131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-181.4">
                <text:p>-181.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-294">
                <text:p>-294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636.8">
                <text:p>-636.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280">
                <text:p>-280</text:p>
              </table:table-cell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-625.6">
                <text:p>-625.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416">
                <text:p>-416</text:p>
              </table:table-cell>
              <table:table-cell office:value-type="float" office:value="-181">
                <text:p>-181</text:p>
              </table:table-cell>
              <table:table-cell office:value-type="float" office:value="NaN">
                <text:p>NaN</text:p>
              </table:table-cell>
              <table:table-cell office:value-type="float" office:value="-678.6">
                <text:p>-678.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-652">
                <text:p>-652</text:p>
              </table:table-cell>
              <table:table-cell office:value-type="float" office:value="-338">
                <text:p>-338</text:p>
              </table:table-cell>
              <table:table-cell office:value-type="float" office:value="NaN">
                <text:p>NaN</text:p>
              </table:table-cell>
              <table:table-cell office:value-type="float" office:value="-511.6">
                <text:p>-511.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-1542">
                <text:p>-1542</text:p>
              </table:table-cell>
              <table:table-cell office:value-type="float" office:value="-636">
                <text:p>-636</text:p>
              </table:table-cell>
              <table:table-cell office:value-type="float" office:value="NaN">
                <text:p>NaN</text:p>
              </table:table-cell>
              <table:table-cell office:value-type="float" office:value="-429.6">
                <text:p>-429.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-238">
                <text:p>-238</text:p>
              </table:table-cell>
              <table:table-cell office:value-type="float" office:value="-625">
                <text:p>-625</text:p>
              </table:table-cell>
              <table:table-cell office:value-type="float" office:value="NaN">
                <text:p>NaN</text:p>
              </table:table-cell>
              <table:table-cell office:value-type="float" office:value="-158.6">
                <text:p>-158.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545">
                <text:p>-545</text:p>
              </table:table-cell>
              <table:table-cell office:value-type="float" office:value="-678">
                <text:p>-678</text:p>
              </table:table-cell>
              <table:table-cell office:value-type="float" office:value="NaN">
                <text:p>NaN</text:p>
              </table:table-cell>
              <table:table-cell office:value-type="float" office:value="-129.4">
                <text:p>-129.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19">
                <text:p>419</text:p>
              </table:table-cell>
              <table:table-cell office:value-type="float" office:value="-511">
                <text:p>-511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242">
                <text:p>-242</text:p>
              </table:table-cell>
              <table:table-cell office:value-type="float" office:value="-429">
                <text:p>-429</text:p>
              </table:table-cell>
              <table:table-cell office:value-type="float" office:value="NaN">
                <text:p>NaN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187">
                <text:p>-187</text:p>
              </table:table-cell>
              <table:table-cell office:value-type="float" office:value="-158">
                <text:p>-158</text:p>
              </table:table-cell>
              <table:table-cell office:value-type="float" office:value="NaN">
                <text:p>NaN</text:p>
              </table:table-cell>
              <table:table-cell office:value-type="float" office:value="-51.6">
                <text:p>-51.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-92">
                <text:p>-92</text:p>
              </table:table-cell>
              <table:table-cell office:value-type="float" office:value="-129">
                <text:p>-129</text:p>
              </table:table-cell>
              <table:table-cell office:value-type="float" office:value="NaN">
                <text:p>NaN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74">
                <text:p>17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23">
                <text:p>-23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130">
                <text:p>-130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08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48">
                <text:p>248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40">
                <text:p>440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1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-24.8">
                <text:p>-24.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57">
                <text:p>157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-52.6">
                <text:p>-52.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-114">
                <text:p>-1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-83.6">
                <text:p>-83.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-92.6">
                <text:p>-92.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255">
                <text:p>-255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88">
                <text:p>-88</text:p>
              </table:table-cell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-125.8">
                <text:p>-125.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-134.6">
                <text:p>-134.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159">
                <text:p>-159</text:p>
              </table:table-cell>
              <table:table-cell office:value-type="float" office:value="-92">
                <text:p>-92</text:p>
              </table:table-cell>
              <table:table-cell office:value-type="float" office:value="NaN">
                <text:p>NaN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-145">
                <text:p>-145</text:p>
              </table:table-cell>
              <table:table-cell office:value-type="float" office:value="-129">
                <text:p>-129</text:p>
              </table:table-cell>
              <table:table-cell office:value-type="float" office:value="NaN">
                <text:p>NaN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239">
                <text:p>-239</text:p>
              </table:table-cell>
              <table:table-cell office:value-type="float" office:value="-125">
                <text:p>-125</text:p>
              </table:table-cell>
              <table:table-cell office:value-type="float" office:value="NaN">
                <text:p>NaN</text:p>
              </table:table-cell>
              <table:table-cell office:value-type="float" office:value="-144.4">
                <text:p>-144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132">
                <text:p>-132</text:p>
              </table:table-cell>
              <table:table-cell office:value-type="float" office:value="-134">
                <text:p>-134</text:p>
              </table:table-cell>
              <table:table-cell office:value-type="float" office:value="NaN">
                <text:p>NaN</text:p>
              </table:table-cell>
              <table:table-cell office:value-type="float" office:value="-113.4">
                <text:p>-113.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-255">
                <text:p>-255</text:p>
              </table:table-cell>
              <table:table-cell office:value-type="float" office:value="-186">
                <text:p>-186</text:p>
              </table:table-cell>
              <table:table-cell office:value-type="float" office:value="NaN">
                <text:p>NaN</text:p>
              </table:table-cell>
              <table:table-cell office:value-type="float" office:value="-244.2">
                <text:p>-244.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-54">
                <text:p>-54</text:p>
              </table:table-cell>
              <table:table-cell office:value-type="float" office:value="-165">
                <text:p>-165</text:p>
              </table:table-cell>
              <table:table-cell office:value-type="float" office:value="NaN">
                <text:p>NaN</text:p>
              </table:table-cell>
              <table:table-cell office:value-type="float" office:value="-466.4">
                <text:p>-466.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-42">
                <text:p>-42</text:p>
              </table:table-cell>
              <table:table-cell office:value-type="float" office:value="-144">
                <text:p>-144</text:p>
              </table:table-cell>
              <table:table-cell office:value-type="float" office:value="NaN">
                <text:p>NaN</text:p>
              </table:table-cell>
              <table:table-cell office:value-type="float" office:value="-567.2">
                <text:p>-567.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-84">
                <text:p>-84</text:p>
              </table:table-cell>
              <table:table-cell office:value-type="float" office:value="-113">
                <text:p>-113</text:p>
              </table:table-cell>
              <table:table-cell office:value-type="float" office:value="NaN">
                <text:p>NaN</text:p>
              </table:table-cell>
              <table:table-cell office:value-type="float" office:value="-487.6">
                <text:p>-487.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786">
                <text:p>-786</text:p>
              </table:table-cell>
              <table:table-cell office:value-type="float" office:value="-244">
                <text:p>-244</text:p>
              </table:table-cell>
              <table:table-cell office:value-type="float" office:value="NaN">
                <text:p>NaN</text:p>
              </table:table-cell>
              <table:table-cell office:value-type="float" office:value="-466.4">
                <text:p>-466.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-1366">
                <text:p>-1366</text:p>
              </table:table-cell>
              <table:table-cell office:value-type="float" office:value="-466">
                <text:p>-466</text:p>
              </table:table-cell>
              <table:table-cell office:value-type="float" office:value="NaN">
                <text:p>NaN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-558">
                <text:p>-558</text:p>
              </table:table-cell>
              <table:table-cell office:value-type="float" office:value="-567">
                <text:p>-567</text:p>
              </table:table-cell>
              <table:table-cell office:value-type="float" office:value="NaN">
                <text:p>NaN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56">
                <text:p>356</text:p>
              </table:table-cell>
              <table:table-cell office:value-type="float" office:value="-487">
                <text:p>-487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-466">
                <text:p>-466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71">
                <text:p>471</text:p>
              </table:table-cell>
              <table:table-cell office:value-type="float" office:value="-215">
                <text:p>-215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-118">
                <text:p>-11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120">
                <text:p>-12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377.6">
                <text:p>-377.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423">
                <text:p>-423</text:p>
              </table:table-cell>
              <table:table-cell office:value-type="float" office:value="-138">
                <text:p>-138</text:p>
              </table:table-cell>
              <table:table-cell office:value-type="float" office:value="NaN">
                <text:p>NaN</text:p>
              </table:table-cell>
              <table:table-cell office:value-type="float" office:value="-411.4">
                <text:p>-411.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-548">
                <text:p>-548</text:p>
              </table:table-cell>
              <table:table-cell office:value-type="float" office:value="-224">
                <text:p>-224</text:p>
              </table:table-cell>
              <table:table-cell office:value-type="float" office:value="NaN">
                <text:p>NaN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261">
                <text:p>-261</text:p>
              </table:table-cell>
              <table:table-cell office:value-type="float" office:value="-278">
                <text:p>-278</text:p>
              </table:table-cell>
              <table:table-cell office:value-type="float" office:value="NaN">
                <text:p>NaN</text:p>
              </table:table-cell>
              <table:table-cell office:value-type="float" office:value="-422.2">
                <text:p>-422.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618">
                <text:p>-618</text:p>
              </table:table-cell>
              <table:table-cell office:value-type="float" office:value="-377">
                <text:p>-377</text:p>
              </table:table-cell>
              <table:table-cell office:value-type="float" office:value="NaN">
                <text:p>NaN</text:p>
              </table:table-cell>
              <table:table-cell office:value-type="float" office:value="-435.8">
                <text:p>-435.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207">
                <text:p>-207</text:p>
              </table:table-cell>
              <table:table-cell office:value-type="float" office:value="-411">
                <text:p>-411</text:p>
              </table:table-cell>
              <table:table-cell office:value-type="float" office:value="NaN">
                <text:p>NaN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441">
                <text:p>-441</text:p>
              </table:table-cell>
              <table:table-cell office:value-type="float" office:value="-415">
                <text:p>-415</text:p>
              </table:table-cell>
              <table:table-cell office:value-type="float" office:value="NaN">
                <text:p>NaN</text:p>
              </table:table-cell>
              <table:table-cell office:value-type="float" office:value="-415.4">
                <text:p>-415.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584">
                <text:p>-584</text:p>
              </table:table-cell>
              <table:table-cell office:value-type="float" office:value="-422">
                <text:p>-422</text:p>
              </table:table-cell>
              <table:table-cell office:value-type="float" office:value="NaN">
                <text:p>NaN</text:p>
              </table:table-cell>
              <table:table-cell office:value-type="float" office:value="-536.8">
                <text:p>-536.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329">
                <text:p>-329</text:p>
              </table:table-cell>
              <table:table-cell office:value-type="float" office:value="-435">
                <text:p>-435</text:p>
              </table:table-cell>
              <table:table-cell office:value-type="float" office:value="NaN">
                <text:p>NaN</text:p>
              </table:table-cell>
              <table:table-cell office:value-type="float" office:value="-1122">
                <text:p>-112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249">
                <text:p>-249</text:p>
              </table:table-cell>
              <table:table-cell office:value-type="float" office:value="-362">
                <text:p>-362</text:p>
              </table:table-cell>
              <table:table-cell office:value-type="float" office:value="NaN">
                <text:p>NaN</text:p>
              </table:table-cell>
              <table:table-cell office:value-type="float" office:value="-1171.6">
                <text:p>-1171.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474">
                <text:p>-474</text:p>
              </table:table-cell>
              <table:table-cell office:value-type="float" office:value="-415">
                <text:p>-415</text:p>
              </table:table-cell>
              <table:table-cell office:value-type="float" office:value="NaN">
                <text:p>NaN</text:p>
              </table:table-cell>
              <table:table-cell office:value-type="float" office:value="-1350.6">
                <text:p>-1350.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1048">
                <text:p>-1048</text:p>
              </table:table-cell>
              <table:table-cell office:value-type="float" office:value="-536">
                <text:p>-536</text:p>
              </table:table-cell>
              <table:table-cell office:value-type="float" office:value="NaN">
                <text:p>NaN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3510">
                <text:p>-3510</text:p>
              </table:table-cell>
              <table:table-cell office:value-type="float" office:value="-1122">
                <text:p>-1122</text:p>
              </table:table-cell>
              <table:table-cell office:value-type="float" office:value="NaN">
                <text:p>NaN</text:p>
              </table:table-cell>
              <table:table-cell office:value-type="float" office:value="-1562.4">
                <text:p>-1562.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-577">
                <text:p>-577</text:p>
              </table:table-cell>
              <table:table-cell office:value-type="float" office:value="-1171">
                <text:p>-1171</text:p>
              </table:table-cell>
              <table:table-cell office:value-type="float" office:value="NaN">
                <text:p>NaN</text:p>
              </table:table-cell>
              <table:table-cell office:value-type="float" office:value="-999.8">
                <text:p>-999.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1144">
                <text:p>-1144</text:p>
              </table:table-cell>
              <table:table-cell office:value-type="float" office:value="-1350">
                <text:p>-1350</text:p>
              </table:table-cell>
              <table:table-cell office:value-type="float" office:value="NaN">
                <text:p>NaN</text:p>
              </table:table-cell>
              <table:table-cell office:value-type="float" office:value="-1159.8">
                <text:p>-1159.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1551">
                <text:p>-1551</text:p>
              </table:table-cell>
              <table:table-cell office:value-type="float" office:value="-1566">
                <text:p>-1566</text:p>
              </table:table-cell>
              <table:table-cell office:value-type="float" office:value="NaN">
                <text:p>NaN</text:p>
              </table:table-cell>
              <table:table-cell office:value-type="float" office:value="-1089.2">
                <text:p>-1089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030">
                <text:p>-1030</text:p>
              </table:table-cell>
              <table:table-cell office:value-type="float" office:value="-1562">
                <text:p>-1562</text:p>
              </table:table-cell>
              <table:table-cell office:value-type="float" office:value="NaN">
                <text:p>NaN</text:p>
              </table:table-cell>
              <table:table-cell office:value-type="float" office:value="-948.8">
                <text:p>-948.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697">
                <text:p>-697</text:p>
              </table:table-cell>
              <table:table-cell office:value-type="float" office:value="-999">
                <text:p>-999</text:p>
              </table:table-cell>
              <table:table-cell office:value-type="float" office:value="NaN">
                <text:p>NaN</text:p>
              </table:table-cell>
              <table:table-cell office:value-type="float" office:value="-959.8">
                <text:p>-959.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1377">
                <text:p>-1377</text:p>
              </table:table-cell>
              <table:table-cell office:value-type="float" office:value="-1159">
                <text:p>-1159</text:p>
              </table:table-cell>
              <table:table-cell office:value-type="float" office:value="NaN">
                <text:p>NaN</text:p>
              </table:table-cell>
              <table:table-cell office:value-type="float" office:value="-1026.2">
                <text:p>-1026.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791">
                <text:p>-791</text:p>
              </table:table-cell>
              <table:table-cell office:value-type="float" office:value="-1089">
                <text:p>-1089</text:p>
              </table:table-cell>
              <table:table-cell office:value-type="float" office:value="NaN">
                <text:p>NaN</text:p>
              </table:table-cell>
              <table:table-cell office:value-type="float" office:value="-880.6">
                <text:p>-880.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849">
                <text:p>-849</text:p>
              </table:table-cell>
              <table:table-cell office:value-type="float" office:value="-948">
                <text:p>-948</text:p>
              </table:table-cell>
              <table:table-cell office:value-type="float" office:value="NaN">
                <text:p>NaN</text:p>
              </table:table-cell>
              <table:table-cell office:value-type="float" office:value="-859">
                <text:p>-859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1085">
                <text:p>-1085</text:p>
              </table:table-cell>
              <table:table-cell office:value-type="float" office:value="-959">
                <text:p>-959</text:p>
              </table:table-cell>
              <table:table-cell office:value-type="float" office:value="NaN">
                <text:p>NaN</text:p>
              </table:table-cell>
              <table:table-cell office:value-type="float" office:value="-902.4">
                <text:p>-902.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1029">
                <text:p>-1029</text:p>
              </table:table-cell>
              <table:table-cell office:value-type="float" office:value="-1026">
                <text:p>-1026</text:p>
              </table:table-cell>
              <table:table-cell office:value-type="float" office:value="NaN">
                <text:p>NaN</text:p>
              </table:table-cell>
              <table:table-cell office:value-type="float" office:value="-824.8">
                <text:p>-824.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649">
                <text:p>-649</text:p>
              </table:table-cell>
              <table:table-cell office:value-type="float" office:value="-880">
                <text:p>-880</text:p>
              </table:table-cell>
              <table:table-cell office:value-type="float" office:value="NaN">
                <text:p>NaN</text:p>
              </table:table-cell>
              <table:table-cell office:value-type="float" office:value="-787.8">
                <text:p>-787.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683">
                <text:p>-683</text:p>
              </table:table-cell>
              <table:table-cell office:value-type="float" office:value="-859">
                <text:p>-859</text:p>
              </table:table-cell>
              <table:table-cell office:value-type="float" office:value="NaN">
                <text:p>NaN</text:p>
              </table:table-cell>
              <table:table-cell office:value-type="float" office:value="-813.4">
                <text:p>-813.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1066">
                <text:p>-1066</text:p>
              </table:table-cell>
              <table:table-cell office:value-type="float" office:value="-902">
                <text:p>-902</text:p>
              </table:table-cell>
              <table:table-cell office:value-type="float" office:value="NaN">
                <text:p>NaN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97">
                <text:p>-697</text:p>
              </table:table-cell>
              <table:table-cell office:value-type="float" office:value="-824">
                <text:p>-824</text:p>
              </table:table-cell>
              <table:table-cell office:value-type="float" office:value="NaN">
                <text:p>NaN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844">
                <text:p>-844</text:p>
              </table:table-cell>
              <table:table-cell office:value-type="float" office:value="-787">
                <text:p>-787</text:p>
              </table:table-cell>
              <table:table-cell office:value-type="float" office:value="NaN">
                <text:p>NaN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-777">
                <text:p>-777</text:p>
              </table:table-cell>
              <table:table-cell office:value-type="float" office:value="-813">
                <text:p>-813</text:p>
              </table:table-cell>
              <table:table-cell office:value-type="float" office:value="NaN">
                <text:p>NaN</text:p>
              </table:table-cell>
              <table:table-cell office:value-type="float" office:value="-272.6">
                <text:p>-272.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-366">
                <text:p>-366</text:p>
              </table:table-cell>
              <table:table-cell office:value-type="float" office:value="-750">
                <text:p>-750</text:p>
              </table:table-cell>
              <table:table-cell office:value-type="float" office:value="NaN">
                <text:p>NaN</text:p>
              </table:table-cell>
              <table:table-cell office:value-type="float" office:value="-312.8">
                <text:p>-312.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-216">
                <text:p>-216</text:p>
              </table:table-cell>
              <table:table-cell office:value-type="float" office:value="-580">
                <text:p>-580</text:p>
              </table:table-cell>
              <table:table-cell office:value-type="float" office:value="NaN">
                <text:p>NaN</text:p>
              </table:table-cell>
              <table:table-cell office:value-type="float" office:value="-100.8">
                <text:p>-100.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863">
                <text:p>863</text:p>
              </table:table-cell>
              <table:table-cell office:value-type="float" office:value="-268">
                <text:p>-268</text:p>
              </table:table-cell>
              <table:table-cell office:value-type="float" office:value="NaN">
                <text:p>NaN</text:p>
              </table:table-cell>
              <table:table-cell office:value-type="float" office:value="-66.8">
                <text:p>-66.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-867">
                <text:p>-867</text:p>
              </table:table-cell>
              <table:table-cell office:value-type="float" office:value="-272">
                <text:p>-272</text:p>
              </table:table-cell>
              <table:table-cell office:value-type="float" office:value="NaN">
                <text:p>NaN</text:p>
              </table:table-cell>
              <table:table-cell office:value-type="float" office:value="-164.2">
                <text:p>-164.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-978">
                <text:p>-978</text:p>
              </table:table-cell>
              <table:table-cell office:value-type="float" office:value="-312">
                <text:p>-312</text:p>
              </table:table-cell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94">
                <text:p>694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-46">
                <text:p>-46</text:p>
              </table:table-cell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76">
                <text:p>376</text:p>
              </table:table-cell>
              <table:table-cell office:value-type="float" office:value="-164">
                <text:p>-164</text:p>
              </table:table-cell>
              <table:table-cell office:value-type="float" office:value="NaN">
                <text:p>NaN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-96">
                <text:p>-96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-86.2">
                <text:p>-86.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02">
                <text:p>202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-111.8">
                <text:p>-111.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-155">
                <text:p>-15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205.4">
                <text:p>-205.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-48">
                <text:p>-48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334">
                <text:p>-334</text:p>
              </table:table-cell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-333.8">
                <text:p>-333.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224">
                <text:p>-224</text:p>
              </table:table-cell>
              <table:table-cell office:value-type="float" office:value="-111">
                <text:p>-111</text:p>
              </table:table-cell>
              <table:table-cell office:value-type="float" office:value="NaN">
                <text:p>NaN</text:p>
              </table:table-cell>
              <table:table-cell office:value-type="float" office:value="-326.8">
                <text:p>-326.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266">
                <text:p>-266</text:p>
              </table:table-cell>
              <table:table-cell office:value-type="float" office:value="-205">
                <text:p>-205</text:p>
              </table:table-cell>
              <table:table-cell office:value-type="float" office:value="NaN">
                <text:p>NaN</text:p>
              </table:table-cell>
              <table:table-cell office:value-type="float" office:value="-376.8">
                <text:p>-376.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578">
                <text:p>-578</text:p>
              </table:table-cell>
              <table:table-cell office:value-type="float" office:value="-290">
                <text:p>-290</text:p>
              </table:table-cell>
              <table:table-cell office:value-type="float" office:value="NaN">
                <text:p>NaN</text:p>
              </table:table-cell>
              <table:table-cell office:value-type="float" office:value="-643">
                <text:p>-64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267">
                <text:p>-267</text:p>
              </table:table-cell>
              <table:table-cell office:value-type="float" office:value="-333">
                <text:p>-333</text:p>
              </table:table-cell>
              <table:table-cell office:value-type="float" office:value="NaN">
                <text:p>NaN</text:p>
              </table:table-cell>
              <table:table-cell office:value-type="float" office:value="-1137">
                <text:p>-11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299">
                <text:p>-299</text:p>
              </table:table-cell>
              <table:table-cell office:value-type="float" office:value="-326">
                <text:p>-326</text:p>
              </table:table-cell>
              <table:table-cell office:value-type="float" office:value="NaN">
                <text:p>NaN</text:p>
              </table:table-cell>
              <table:table-cell office:value-type="float" office:value="-1306.8">
                <text:p>-1306.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474">
                <text:p>-474</text:p>
              </table:table-cell>
              <table:table-cell office:value-type="float" office:value="-376">
                <text:p>-376</text:p>
              </table:table-cell>
              <table:table-cell office:value-type="float" office:value="NaN">
                <text:p>NaN</text:p>
              </table:table-cell>
              <table:table-cell office:value-type="float" office:value="-1580.4">
                <text:p>-1580.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1597">
                <text:p>-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3048">
                <text:p>-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1116">
                <text:p>-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81.2">
                <text:p>-1181.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1667">
                <text:p>-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-1102">
                <text:p>-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96.8">
                <text:p>-896.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-1047">
                <text:p>-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67">
                <text:p>-86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-974">
                <text:p>-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5">
                <text:p>-70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-570">
                <text:p>-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77">
                <text:p>-6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791">
                <text:p>-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36.8">
                <text:p>-636.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953">
                <text:p>-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98.4">
                <text:p>-498.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237">
                <text:p>-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37.4">
                <text:p>-437.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834">
                <text:p>-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22.8">
                <text:p>-422.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69">
                <text:p>-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3.4">
                <text:p>-323.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648">
                <text:p>-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164">
                <text:p>-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3.8">
                <text:p>-223.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-337">
                <text:p>-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83.2">
                <text:p>-283.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-147">
                <text:p>-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164">
                <text:p>-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0.6">
                <text:p>-360.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307">
                <text:p>-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24.4">
                <text:p>-424.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461">
                <text:p>-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271">
                <text:p>-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2.4">
                <text:p>-442.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60.2">
                <text:p>-460.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483">
                <text:p>-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32.8">
                <text:p>-432.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455">
                <text:p>-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6.8">
                <text:p>-446.8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403">
                <text:p>-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9.4">
                <text:p>-379.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360">
                <text:p>-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3.8">
                <text:p>-443.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463">
                <text:p>-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9.6">
                <text:p>-449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553">
                <text:p>-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5.8">
                <text:p>-185.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118">
                <text:p>-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725">
                <text:p>-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0.2">
                <text:p>-140.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389">
                <text:p>-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204">
                <text:p>-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8">
                <text:p>332.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239">
                <text:p>-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.8">
                <text:p>717.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.8">
                <text:p>759.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0.8">
                <text:p>-310.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-1053">
                <text:p>-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64.2">
                <text:p>-464.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239">
                <text:p>-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1.8">
                <text:p>-261.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-998">
                <text:p>-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66.8">
                <text:p>-466.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-579">
                <text:p>-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8.8">
                <text:p>-358.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0.4">
                <text:p>-290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505">
                <text:p>-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8.4">
                <text:p>-358.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-211">
                <text:p>-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2.2">
                <text:p>-312.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458">
                <text:p>-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78.2">
                <text:p>-278.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237">
                <text:p>-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5.2">
                <text:p>-125.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381">
                <text:p>-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13.2">
                <text:p>-513.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274">
                <text:p>-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0.4">
                <text:p>-650.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70.6">
                <text:p>-770.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2177">
                <text:p>-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93.4">
                <text:p>-1293.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1067">
                <text:p>-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07.6">
                <text:p>-1107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875">
                <text:p>-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42.6">
                <text:p>-1142.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1308">
                <text:p>-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54.8">
                <text:p>-1254.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1040">
                <text:p>-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36.4">
                <text:p>-1436.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-1248">
                <text:p>-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49.2">
                <text:p>-1649.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1242">
                <text:p>-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89.8">
                <text:p>-1489.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1436">
                <text:p>-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73.4">
                <text:p>-1073.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216">
                <text:p>-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21.8">
                <text:p>-921.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-2104">
                <text:p>-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7.4">
                <text:p>-657.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-451">
                <text:p>-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9.8">
                <text:p>-349.8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678">
                <text:p>-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21.6">
                <text:p>-621.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-894">
                <text:p>-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-566">
                <text:p>-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59.8">
                <text:p>-459.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493">
                <text:p>-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07.6">
                <text:p>-407.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477">
                <text:p>-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7.2">
                <text:p>-377.2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205">
                <text:p>-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3">
                <text:p>-38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558">
                <text:p>-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4.2">
                <text:p>-384.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305">
                <text:p>-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1.4">
                <text:p>-321.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341">
                <text:p>-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6.6">
                <text:p>-336.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506">
                <text:p>-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0.8">
                <text:p>-310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211">
                <text:p>-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7.6">
                <text:p>-227.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244">
                <text:p>-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1.8">
                <text:p>-251.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381">
                <text:p>-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8.8">
                <text:p>-238.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212">
                <text:p>-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4.2">
                <text:p>-124.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332">
                <text:p>-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9.6">
                <text:p>-49.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179">
                <text:p>-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8">
                <text:p>-170.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978">
                <text:p>-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2.2">
                <text:p>-362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938">
                <text:p>-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9.4">
                <text:p>-329.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2.6">
                <text:p>-302.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1551">
                <text:p>-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799">
                <text:p>-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36">
                <text:p>-83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814">
                <text:p>-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70.4">
                <text:p>-870.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804">
                <text:p>-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07.4">
                <text:p>-907.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-867">
                <text:p>-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46.6">
                <text:p>-746.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-896">
                <text:p>-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73.2">
                <text:p>-573.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971">
                <text:p>-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999">
                <text:p>-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9.8">
                <text:p>-19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